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9285in"/>
    </style:style>
    <style:style style:name="Table1.B" style:family="table-column">
      <style:table-column-properties style:column-width="0.9292in"/>
    </style:style>
    <style:style style:name="Table1.G" style:family="table-column">
      <style:table-column-properties style:column-width="0.926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285in"/>
    </style:style>
    <style:style style:name="Table2.B" style:family="table-column">
      <style:table-column-properties style:column-width="0.9292in"/>
    </style:style>
    <style:style style:name="Table2.G" style:family="table-column">
      <style:table-column-properties style:column-width="0.926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0.9285in"/>
    </style:style>
    <style:style style:name="Table3.B" style:family="table-column">
      <style:table-column-properties style:column-width="0.9292in"/>
    </style:style>
    <style:style style:name="Table3.G" style:family="table-column">
      <style:table-column-properties style:column-width="0.926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1.2597in"/>
    </style:style>
    <style:style style:name="Table4.B" style:family="table-column">
      <style:table-column-properties style:column-width="0.5729in"/>
    </style:style>
    <style:style style:name="Table4.D" style:family="table-column">
      <style:table-column-properties style:column-width="0.8188in"/>
    </style:style>
    <style:style style:name="Table4.F" style:family="table-column">
      <style:table-column-properties style:column-width="0.8194in"/>
    </style:style>
    <style:style style:name="Table4.H" style:family="table-column">
      <style:table-column-properties style:column-width="0.818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1.125in"/>
    </style:style>
    <style:style style:name="Table5.B" style:family="table-column">
      <style:table-column-properties style:column-width="0.75in"/>
    </style:style>
    <style:style style:name="Table5.C" style:family="table-column">
      <style:table-column-properties style:column-width="0.6563in"/>
    </style:style>
    <style:style style:name="Table5.D" style:family="table-column">
      <style:table-column-properties style:column-width="0.7708in"/>
    </style:style>
    <style:style style:name="Table5.E" style:family="table-column">
      <style:table-column-properties style:column-width="0.8854in"/>
    </style:style>
    <style:style style:name="Table5.G" style:family="table-column">
      <style:table-column-properties style:column-width="0.8021in"/>
    </style:style>
    <style:style style:name="Table5.H" style:family="table-column">
      <style:table-column-properties style:column-width="0.738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1.291in"/>
    </style:style>
    <style:style style:name="Table6.B" style:family="table-column">
      <style:table-column-properties style:column-width="0.6458in"/>
    </style:style>
    <style:style style:name="Table6.C" style:family="table-column">
      <style:table-column-properties style:column-width="0.75in"/>
    </style:style>
    <style:style style:name="Table6.D" style:family="table-column">
      <style:table-column-properties style:column-width="0.6451in"/>
    </style:style>
    <style:style style:name="Table6.E" style:family="table-column">
      <style:table-column-properties style:column-width="0.8229in"/>
    </style:style>
    <style:style style:name="Table6.F" style:family="table-column">
      <style:table-column-properties style:column-width="0.8854in"/>
    </style:style>
    <style:style style:name="Table6.G" style:family="table-column">
      <style:table-column-properties style:column-width="0.636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0.541in"/>
    </style:style>
    <style:style style:name="Table7.B" style:family="table-column">
      <style:table-column-properties style:column-width="2.709in"/>
    </style:style>
    <style:style style:name="Table7.C" style:family="table-column">
      <style:table-column-properties style:column-width="0.5625in"/>
    </style:style>
    <style:style style:name="Table7.D" style:family="table-column">
      <style:table-column-properties style:column-width="2.686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0.4368in"/>
    </style:style>
    <style:style style:name="Table8.B" style:family="table-column">
      <style:table-column-properties style:column-width="2.8132in"/>
    </style:style>
    <style:style style:name="Table8.C" style:family="table-column">
      <style:table-column-properties style:column-width="0.3958in"/>
    </style:style>
    <style:style style:name="Table8.D" style:family="table-column">
      <style:table-column-properties style:column-width="2.853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font-style="italic" style:font-style-asian="italic"/>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list-style-name="WWNum1">
      <style:paragraph-properties fo:margin-left="0.5in" fo:margin-right="0in" fo:text-indent="-0.25in" style:auto-text-indent="false" fo:break-before="auto" fo:break-after="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Heading_20_1">
      <style:paragraph-properties fo:break-before="auto" fo:break-after="auto"/>
    </style:style>
    <style:style style:name="P7" style:family="paragraph" style:parent-style-name="Heading_20_1" style:master-page-name="Standard">
      <style:paragraph-properties style:page-number="1" fo:break-before="auto" fo:break-after="auto"/>
    </style:style>
    <style:style style:name="P8" style:family="paragraph" style:parent-style-name="Heading_20_2">
      <style:paragraph-properties fo:break-before="auto" fo:break-after="auto"/>
    </style:style>
    <style:style style:name="P9" style:family="paragraph" style:parent-style-name="Heading_20_3">
      <style:paragraph-properties fo:break-before="auto" fo:break-after="auto"/>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payikhl7xsfl"/>Terms</text:p>
      <text:p text:style-name="P1">Anyone may publish free or commercial material based upon and/or declaring compatibility with “Troika!” without express written permission from the publisher, the Melsonian Arts Council, as long as they adhere to the following terms:</text:p>
      <text:p text:style-name="P1"/>
      <text:p text:style-name="P1">If your product declares compatibility with Troika! you must state the following in your legal text and on any websites from which a commercial product is sold: “[product name] is an independent production by [publisher name] and is not affiliated with the Melsonian Arts Council.”</text:p>
      <text:p text:style-name="P1"/>
      <text:p text:style-name="P1">The Melsonian Arts Council takes no responsibility for any legal claims against your product. </text:p>
      <text:p text:style-name="P1"/>
      <text:p text:style-name="P1">The mechanics and concepts of “Troika!” may be reused freely. </text:p>
      <text:p text:style-name="P1"/>
      <text:p text:style-name="P1">The text of “Troika!” may not be used verbatim.</text:p>
      <text:p text:style-name="P1"/>
      <text:p text:style-name="P1">All artists maintain copyright of their work. <text:s/></text:p>
      <text:p text:style-name="P6"><text:bookmark text:name="_7cwe2ihfsdp8"/>Character Creation</text:p>
      <text:p text:style-name="P1">Overview:</text:p>
      <text:p text:style-name="P1"/>
      <text:list xml:id="list1500354707" text:style-name="WWNum1">
        <text:list-item>
          <text:p text:style-name="P4">Roll 1d3+3 to determine Skill.</text:p>
        </text:list-item>
        <text:list-item>
          <text:p text:style-name="P4">Roll 2d6+12 to determine Stamina.</text:p>
        </text:list-item>
        <text:list-item>
          <text:p text:style-name="P4">Roll 1d6+6 to determine Luck.</text:p>
        </text:list-item>
        <text:list-item>
          <text:p text:style-name="P4">Record Baseline Possessions that every new character starts with:</text:p>
        </text:list-item>
        <text:list-item>
          <text:p text:style-name="P4">2d6 Silver Pence, a Knife, a Lantern &amp; Flask of Oil, a Rucksack, 6 Provisions.</text:p>
        </text:list-item>
        <text:list-item>
          <text:p text:style-name="P4">Roll d66 on the Background Table and record Possessions and Skills.</text:p>
        </text:list-item>
      </text:list>
      <text:p text:style-name="P1"/>
      <text:p text:style-name="P8"><text:bookmark text:name="_sh8064ji6xcv"/>Backgrounds</text:p>
      <text:p text:style-name="P1">Backgrounds are everything your character was before you got hold of them. They provide you with Skills, Possessions, and other Special benefits where noted. Slide into the role and make it your own. </text:p>
      <text:p text:style-name="P1"/>
      <text:p text:style-name="P1">Roll randomly to determine your starting Background. Notice that they only touch the edge of specificity: it is up to you to tailor them to the worlds you play in. Rework them or remove them entirely and replace them with your own unique vision of the spheres. Boldly lay claim to the games you play, create content recklessly, and always write in pen.</text:p>
      <text:p text:style-name="P1"><text:soft-page-break/></text:p>
      <text:p text:style-name="P9"><text:bookmark text:name="_4eqtwtj1zcje"/>Creating Your Own Backgrounds</text:p>
      <text:p text:style-name="P1">When creating your own Backgrounds, as a general rule, stick to 10 or so total points distributed in a range of 1 to 3 with 3 being someone who has already mastered their trade. Do not dismiss the importance of a description — they are the players’ window into the world — but don’t feel intimidated by them. Keep them simple and pack as much information into them as you are able; when they are short and evocative the player will fill in the gaps. The Backgrounds need not be balanced or equal to one another but should instead be fun and flavourful. After making a new Background take a moment to consider the reaction of someone receiving it instead of some other entry in your particular and ever changing list. Balance the enjoyment rather than the numbers.</text:p>
      <text:p text:style-name="P1"/>
      <text:p text:style-name="P1"/>
      <text:p text:style-name="P1"><text:span text:style-name="T2">11 Ardent Giant of Corda</text:span></text:p>
      <text:p text:style-name="P1">Every giant has a different story about Corda, well told and interrupted with tears and laughter, of how they lost it and mean to find it soon enough but oh, what of today? We should drink and cheer, we’ll search once again in the morning!</text:p>
      <text:p text:style-name="P1"/>
      <text:p text:style-name="P1"><text:span text:style-name="T3">Possessions</text:span></text:p>
      <text:p text:style-name="P1">An Artefact of Lost Corda, being either an enormous Blue Star Map which can tell you where any portal leads (with a successful Astrology test) or a pocket barometer for forecasting the weather (5 in 6 accuracy) or a Ruby Lorgnette granting +2 Second Sight.</text:p>
      <text:p text:style-name="P1"/>
      <text:p text:style-name="P1"><text:span text:style-name="T3">Advanced Skills</text:span></text:p>
      <text:p text:style-name="P1">4 Strength</text:p>
      <text:p text:style-name="P1">3 Astrology</text:p>
      <text:p text:style-name="P1">2 Run</text:p>
      <text:p text:style-name="P1">2 Climb</text:p>
      <text:p text:style-name="P1"/>
      <text:p text:style-name="P1"><text:span text:style-name="T2">12 Befouler of Ponds</text:span></text:p>
      <text:p text:style-name="P1">You’re a wise man, a high priest, a pond-pisser, a typical but committed adherent of P!P!Ssshrp. The bloated Toad God has no church other than the periphery of ponds where the foulness catches in the reeds and no congregation other than the gnats and dragonflies. You minister to them all the same.</text:p>
      <text:p text:style-name="P1"/>
      <text:p text:style-name="P1"><text:span text:style-name="T3">Possessions</text:span></text:p>
      <text:p text:style-name="P1">Sackcloth Robes, caked in stinking mud and undergrowth. +1 to Sneak rolls in marshy terrain while wearing them, -1 everywhere else ‘cos it stinks!</text:p>
      <text:p text:style-name="P1">A Large, Worn Wooden Ladle (Damage as Mace).</text:p>
      <text:p text:style-name="P1"/>
      <text:p text:style-name="P1"><text:span text:style-name="T3">Advanced Skills</text:span></text:p>
      <text:p text:style-name="P1">3 Spell – Drown</text:p>
      <text:p text:style-name="P1">3 Swim</text:p>
      <text:p text:style-name="P1"><text:soft-page-break/>2 Spell – Tongue Twister</text:p>
      <text:p text:style-name="P1">2 Spell – Undo</text:p>
      <text:p text:style-name="P1">1 Spell – Web</text:p>
      <text:p text:style-name="P1">1 Sneak</text:p>
      <text:p text:style-name="P1">1 Second Sight</text:p>
      <text:p text:style-name="P1"/>
      <text:p text:style-name="P1"><text:span text:style-name="T3">Special</text:span></text:p>
      <text:p text:style-name="P1">You never contract disease as a result of drinking stagnant liquids.</text:p>
      <text:p text:style-name="P1"/>
      <text:p text:style-name="P1"><text:span text:style-name="T2">13 Burglar</text:span></text:p>
      <text:p text:style-name="P1">As a second-story man you often have cause to wander. Enemies come naturally from both sides of the law and it pays to keep ahead of trouble. </text:p>
      <text:p text:style-name="P1"/>
      <text:p text:style-name="P1"><text:span text:style-name="T3">Possessions</text:span></text:p>
      <text:p text:style-name="P1">Crossbow and 18 Bolts.</text:p>
      <text:p text:style-name="P1">Roll of Lock Picks.</text:p>
      <text:p text:style-name="P1">Grappling Hook.</text:p>
      <text:p text:style-name="P1"/>
      <text:p text:style-name="P1"><text:span text:style-name="T3">Advanced Skills</text:span></text:p>
      <text:p text:style-name="P1">2 Sneak</text:p>
      <text:p text:style-name="P1">2 Locks</text:p>
      <text:p text:style-name="P1">1 Awareness</text:p>
      <text:p text:style-name="P1">1 Climb</text:p>
      <text:p text:style-name="P1">1 Trapping</text:p>
      <text:p text:style-name="P1">1 Knife Fighting</text:p>
      <text:p text:style-name="P1">1 Crossbow Fighting</text:p>
      <text:p text:style-name="P1"/>
      <text:p text:style-name="P1"><text:span text:style-name="T3">Special</text:span></text:p>
      <text:p text:style-name="P1"><text:soft-page-break/>You may Test your Luck to find and get in with the local criminal underbelly if one exists. </text:p>
      <text:p text:style-name="P1"/>
      <text:p text:style-name="P1"><text:span text:style-name="T2">14 Cacogen</text:span></text:p>
      <text:p text:style-name="P1">You are Those-Filthy-Born, spawned in the hump-backed sky lit only by great black anti-suns and false light. Your mother was sailing on the golden barges or caught in some more abstract fate when she passed you, far from the protective malaise of the million spheres. You were receptive to the power and the glory at a generative time and it shows in your teratoid form.</text:p>
      <text:p text:style-name="P1"/>
      <text:p text:style-name="P1"><text:span text:style-name="T3">Possessions</text:span></text:p>
      <text:p text:style-name="P1">Fusil.</text:p>
      <text:p text:style-name="P1">2d6 Plasmic Cores.</text:p>
      <text:p text:style-name="P1">Sword.</text:p>
      <text:p text:style-name="P1">Velare.</text:p>
      <text:p text:style-name="P1"/>
      <text:p text:style-name="P1"><text:span text:style-name="T3">Advanced Skills</text:span></text:p>
      <text:p text:style-name="P1">2 Fusil Fighting</text:p>
      <text:p text:style-name="P1">2 Astrology</text:p>
      <text:p text:style-name="P1">2 Second Sight</text:p>
      <text:p text:style-name="P1">2 Spell – Random</text:p>
      <text:p text:style-name="P1">2 Spell – Random</text:p>
      <text:p text:style-name="P1">2 Golden Barge Pilot</text:p>
      <text:p text:style-name="P1">1 Spell – Random</text:p>
      <text:p text:style-name="P1">1 Sword Fighting</text:p>
      <text:p text:style-name="P1"/>
      <text:p text:style-name="P1"><text:span text:style-name="T2">15 Chaos Champion</text:span></text:p>
      <text:p text:style-name="P1">You no longer don the spiked brass armour but you still have the ear of your Chaos patron. They’re happy for you to experiment with not plunging your world into disorder and, ultimately, darkness, but the door is always open.</text:p>
      <text:p text:style-name="P1"/>
      <text:p text:style-name="P1"><text:span text:style-name="T3">Possessions</text:span></text:p>
      <text:p text:style-name="P1">Ritual Scars.</text:p>
      <text:p text:style-name="P1">A Huge Maul.</text:p>
      <text:p text:style-name="P1"><text:soft-page-break/>Assortment of Ragged Armour (counts as Modest Armour).</text:p>
      <text:p text:style-name="P1">Dream Journal, almost full.</text:p>
      <text:p text:style-name="P1"/>
      <text:p text:style-name="P1"><text:span text:style-name="T3">Advanced Skills</text:span></text:p>
      <text:p text:style-name="P1">6 Language – Kurgan</text:p>
      <text:p text:style-name="P1">3 Maul Fighting</text:p>
      <text:p text:style-name="P1">3 Secret Signs – Chaos Patron</text:p>
      <text:p text:style-name="P1">1 Spell – Random</text:p>
      <text:p text:style-name="P1">1 Second Sight</text:p>
      <text:p text:style-name="P1"/>
      <text:p text:style-name="P1"><text:span text:style-name="T3">Special</text:span></text:p>
      <text:p text:style-name="P1">Name your patron. You may call upon your patron for aid once per day. To do so roll three 6s on 3d6. The GM interprets their intervention.</text:p>
      <text:p text:style-name="P1"/>
      <text:p text:style-name="P1"><text:span text:style-name="T2">16 Claviger</text:span></text:p>
      <text:p text:style-name="P1">The Key Masters wander the universe fathoming the workings of all entryways. Though they’re</text:p>
      <text:p text:style-name="P1">quite fascinated with simple chests and doors they are most excited by metaphysical and metaphorical barriers. You might find small conclaves of Clavigers camped around the feet of Demon Gates, debating appropriate methods of attack, or building obscure machines of entry.</text:p>
      <text:p text:style-name="P1"/>
      <text:p text:style-name="P1"><text:span text:style-name="T3">Possessions</text:span></text:p>
      <text:p text:style-name="P1">Festooned with Keys (counts as Modest Armour).</text:p>
      <text:p text:style-name="P1">A Distinguished Sledgehammer (Damage as Maul).</text:p>
      <text:p text:style-name="P1">Lock Picking Tools.</text:p>
      <text:p text:style-name="P1"/>
      <text:p text:style-name="P1"><text:span text:style-name="T3">Advanced Skills</text:span></text:p>
      <text:p text:style-name="P1">4 Locks</text:p>
      <text:p text:style-name="P1">3 Strength</text:p>
      <text:p text:style-name="P1">3 Trapping</text:p>
      <text:p text:style-name="P1">2 Spell – Open</text:p>
      <text:p text:style-name="P1"><text:soft-page-break/>1 Spell – See Through</text:p>
      <text:p text:style-name="P1">1 Maul Fighting</text:p>
      <text:p text:style-name="P1">1 Spell – Lock</text:p>
      <text:p text:style-name="P1"/>
      <text:p text:style-name="P1"><text:span text:style-name="T2">21 Demon Stalker</text:span></text:p>
      <text:p text:style-name="P1">You stake your reputation upon your ability to hunt and kill demonic creatures and those who break bread with them. Goat men in the wilds or the Angel cults of the slums, all need</text:p>
      <text:p text:style-name="P1">to be driven back off the edge of the map and onto the shores of chaos.</text:p>
      <text:p text:style-name="P1"/>
      <text:p text:style-name="P1"><text:span text:style-name="T3">Possessions</text:span></text:p>
      <text:p text:style-name="P1">A Silver Sword.</text:p>
      <text:p text:style-name="P1">16 Silver Arrows and Bow.</text:p>
      <text:p text:style-name="P1">Pouch of Salt.</text:p>
      <text:p text:style-name="P1">Vial of Demon Blood.</text:p>
      <text:p text:style-name="P1"/>
      <text:p text:style-name="P1"><text:span text:style-name="T3">Advanced Skills</text:span></text:p>
      <text:p text:style-name="P1">5 Language – Abyssal</text:p>
      <text:p text:style-name="P1">3 Spell – Blood Shroud</text:p>
      <text:p text:style-name="P1">2 Second Sight</text:p>
      <text:p text:style-name="P1">2 Sword Fighting</text:p>
      <text:p text:style-name="P1">2 Bow Fighting</text:p>
      <text:p text:style-name="P1">1 Tracking</text:p>
      <text:p text:style-name="P1">1 Sneak</text:p>
      <text:p text:style-name="P1"/>
      <text:p text:style-name="P1"><text:span text:style-name="T2">22 Dwarf</text:span></text:p>
      <text:p text:style-name="P1">You are a short, hairy, belligerent, alcohol dependent creature. Dwarfs are a sculpted people, ungendered, and thus there are no Dwarf children or Dwarf families to prevent you from fully committing to the important Dwarfy endeavours of creating fine art in unusual places. You intend to find the most unusual places in all the million spheres.</text:p>
      <text:p text:style-name="P1"/>
      <text:p text:style-name="P1"><text:span text:style-name="T3">Possessions</text:span></text:p>
      <text:p text:style-name="P1"><text:soft-page-break/>Masonry Hammer.</text:p>
      <text:p text:style-name="P1">Roll of Artist’s Supplies.</text:p>
      <text:p text:style-name="P1"/>
      <text:p text:style-name="P1"><text:span text:style-name="T3">Advanced Skills</text:span></text:p>
      <text:p text:style-name="P1">3 Awareness</text:p>
      <text:p text:style-name="P1">2 Sculpting</text:p>
      <text:p text:style-name="P1">2 Painting</text:p>
      <text:p text:style-name="P1">2 Metalworking</text:p>
      <text:p text:style-name="P1">2 Construction</text:p>
      <text:p text:style-name="P1">2 Strength</text:p>
      <text:p text:style-name="P1">2 Fist Fighting</text:p>
      <text:p text:style-name="P1">2 Wrestling</text:p>
      <text:p text:style-name="P1">1 Hammer Fighting</text:p>
      <text:p text:style-name="P1"/>
      <text:p text:style-name="P1"><text:span text:style-name="T3">Special</text:span></text:p>
      <text:p text:style-name="P1">Dwarfs may eat gems and rare metals as food replacements. You, in fact, vastly prefer the taste of rare minerals to mundane food.</text:p>
      <text:p text:style-name="P1"/>
      <text:p text:style-name="P1"><text:span text:style-name="T2">23 Epopt</text:span></text:p>
      <text:p text:style-name="P1">You are a roaming seer, selling your visions at courts and fetes. You are instantly recognisable by your yellow coif and habit as being open for business. Road weary and worldwise, your unpopular visions cause you to constantly move on.</text:p>
      <text:p text:style-name="P1"/>
      <text:p text:style-name="P1"><text:span text:style-name="T3">Possessions</text:span></text:p>
      <text:p text:style-name="P1">Yellow Epopt Outfit, padded for protection against unhappy clients (counts as Modest Armour).</text:p>
      <text:p text:style-name="P1">Epopt Staff, being a walking staff with seeing crystal on one end (Damage as Staff).</text:p>
      <text:p text:style-name="P1">Collapsible Tent, large enough for your stall.</text:p>
      <text:p text:style-name="P1"/>
      <text:p text:style-name="P1"><text:span text:style-name="T3">Advanced Skills</text:span></text:p>
      <text:p text:style-name="P1">2 Awareness</text:p>
      <text:p text:style-name="P1"><text:soft-page-break/>2 Evaluate</text:p>
      <text:p text:style-name="P1">1 Second Sight</text:p>
      <text:p text:style-name="P1">1 Etiquette</text:p>
      <text:p text:style-name="P1">1 Fist Fighting</text:p>
      <text:p text:style-name="P1">1 Run</text:p>
      <text:p text:style-name="P1"/>
      <text:p text:style-name="P1"><text:span text:style-name="T3">Special</text:span></text:p>
      <text:p text:style-name="P1">Epopts may Test their Luck to get a yes or no answer to a question about mundane matters. The GM should make this Test in private, not informing the Epopt if their visions are accurate.</text:p>
      <text:p text:style-name="P1"/>
      <text:p text:style-name="P1"><text:span text:style-name="T2">24 Exographer</text:span></text:p>
      <text:p text:style-name="P1">Where you come from it’s become quite normal to traverse the Spheres. Idle academics like yourself have even begun to study these more remote reaches of the divine effluvia. Though these rural indwellers may never appreciate your important work, you continually, thanklessly measure their latent phlogiston. For posterity. </text:p>
      <text:p text:style-name="P1"/>
      <text:p text:style-name="P1"><text:span text:style-name="T3">Possessions</text:span></text:p>
      <text:p text:style-name="P1">Hermetically Sealed Rubber Suit (counts as Heavy Armour)</text:p>
      <text:p text:style-name="P1">Exographical Surveyors Box</text:p>
      <text:p text:style-name="P1">Spring-Loaded Measuring Tape</text:p>
      <text:p text:style-name="P1">Pistolet</text:p>
      <text:p text:style-name="P1">1d6 Plasmic Cores</text:p>
      <text:p text:style-name="P1"/>
      <text:p text:style-name="P1"><text:span text:style-name="T3">Advanced Skills</text:span></text:p>
      <text:p text:style-name="P1">4 Exography</text:p>
      <text:p text:style-name="P1">3 Golden Barge Pilot</text:p>
      <text:p text:style-name="P1">2 Astrology</text:p>
      <text:p text:style-name="P1">2 Pistolet Fighting</text:p>
      <text:p text:style-name="P1"/>
      <text:p text:style-name="P1"><text:span text:style-name="T2">25 The Fellowship of Knidos</text:span></text:p>
      <text:p text:style-name="P1">Mathmologists honour the clean and unambiguous truths of mathematics and coordinate them with their observations of the multiverse. All things can be measured and predicted with the application of the correct mathmological ratios, those methods applied to penetrate the ethereal</text:p>
      <text:p text:style-name="P1"><text:soft-page-break/>surface and glimpse the fundamental numbers below.</text:p>
      <text:p text:style-name="P1"/>
      <text:p text:style-name="P1"><text:span text:style-name="T3">Possessions</text:span></text:p>
      <text:p text:style-name="P1">Large Astrolabe (Damage as Mace).</text:p>
      <text:p text:style-name="P1">Abacus.</text:p>
      <text:p text:style-name="P1">Lots of Scrolls and Writing Equipment.</text:p>
      <text:p text:style-name="P1"/>
      <text:p text:style-name="P1"><text:span text:style-name="T3">Advanced Skills</text:span></text:p>
      <text:p text:style-name="P1">3 Mathmology</text:p>
      <text:p text:style-name="P1">2 Astrology</text:p>
      <text:p text:style-name="P1">2 Spell – Find</text:p>
      <text:p text:style-name="P1"/>
      <text:p text:style-name="P1"><text:span text:style-name="T2">26 Fellow of the Peerage of Porters &amp; Basin Fillers</text:span></text:p>
      <text:p text:style-name="P1">Luggers are a servile group by nature, most often found in the service of others, weighed down by loads that would buckle a donkey. You take pride in this, so much so that the everyday assignments of the guild cannot sate your desire to serve, causing you to venture out in search of a real challenge for such a talented varlet.</text:p>
      <text:p text:style-name="P1"/>
      <text:p text:style-name="P1"><text:span text:style-name="T3">Possessions</text:span></text:p>
      <text:p text:style-name="P1">A Wooden Yoke.</text:p>
      <text:p text:style-name="P1">Brown Overcoat and Soft Doffing Cap of the Guild.</text:p>
      <text:p text:style-name="P1">A Bale Hook (Damage as Knife and +1 on rolls to lift heavy objects).</text:p>
      <text:p text:style-name="P1">Length of Rope.</text:p>
      <text:p text:style-name="P1"/>
      <text:p text:style-name="P1"><text:span text:style-name="T3">Advanced Skills</text:span></text:p>
      <text:p text:style-name="P1">4 Strength</text:p>
      <text:p text:style-name="P1">2 Fist Fighting</text:p>
      <text:p text:style-name="P1">2 Run</text:p>
      <text:p text:style-name="P1">1 Hook Fighting</text:p>
      <text:p text:style-name="P1">1 Sneak</text:p>
      <text:p text:style-name="P1"><text:soft-page-break/>1 Awareness</text:p>
      <text:p text:style-name="P1"/>
      <text:p text:style-name="P1"><text:span text:style-name="T2">31 Gremlin Catcher</text:span></text:p>
      <text:p text:style-name="P1">No matter what country, sphere, or abstract dimension you may find yourself in, be assured that gremlins will be there digging their warrens and bothering nice people willing to pay you a shiny penny to bash their little heads in.</text:p>
      <text:p text:style-name="P1"/>
      <text:p text:style-name="P1"><text:span text:style-name="T3">Possessions</text:span></text:p>
      <text:p text:style-name="P1">Small but Vicious Dog.</text:p>
      <text:p text:style-name="P1">Flat Cap.</text:p>
      <text:p text:style-name="P1">A Club.</text:p>
      <text:p text:style-name="P1">A Sack.</text:p>
      <text:p text:style-name="P1">1d6 Empty Gremlin Jars.</text:p>
      <text:p text:style-name="P1">A Jar with a Pissed–off Gremlin Inside.</text:p>
      <text:p text:style-name="P1"/>
      <text:p text:style-name="P1"><text:span text:style-name="T3">Advanced Skills</text:span></text:p>
      <text:p text:style-name="P1">4 Tunnel Fighting</text:p>
      <text:p text:style-name="P1">4 Trapping</text:p>
      <text:p text:style-name="P1">2 Sneak</text:p>
      <text:p text:style-name="P1">2 Awareness</text:p>
      <text:p text:style-name="P1">2 Club Fighting</text:p>
      <text:p text:style-name="P1">2 Tracking</text:p>
      <text:p text:style-name="P1">1 Swim</text:p>
      <text:p text:style-name="P1"/>
      <text:p text:style-name="P1"><text:span text:style-name="T2">32 Journeyman of the Guild of Sharp Corners</text:span></text:p>
      <text:p text:style-name="P1">You are an assassin in training, graduated from fighting dummies and branding practise clients, freshly imbued with a license to ply your trade. You haven’t fully developed the idiosyncratic methods required of a master but you are on the path.</text:p>
      <text:p text:style-name="P1"/>
      <text:p text:style-name="P1"><text:span text:style-name="T3">Possessions</text:span></text:p>
      <text:p text:style-name="P1">Black Clothes of the Apprentice.</text:p>
      <text:p text:style-name="P1"><text:soft-page-break/>Garrotte.</text:p>
      <text:p text:style-name="P1">Curved Sword.</text:p>
      <text:p text:style-name="P1">3 Vials of Poison.</text:p>
      <text:p text:style-name="P1">Crossbow and 6 Bolts.</text:p>
      <text:p text:style-name="P1"/>
      <text:p text:style-name="P1"><text:span text:style-name="T3">Advanced Skills</text:span></text:p>
      <text:p text:style-name="P1">1 Poison</text:p>
      <text:p text:style-name="P1">1 Sneak</text:p>
      <text:p text:style-name="P1">1 Locks</text:p>
      <text:p text:style-name="P1">1 Knife Fighting</text:p>
      <text:p text:style-name="P1">1 Climb</text:p>
      <text:p text:style-name="P1">1 Awareness</text:p>
      <text:p text:style-name="P1">1 Crossbow Fighting</text:p>
      <text:p text:style-name="P1">1 Swim</text:p>
      <text:p text:style-name="P1">1 Disguise</text:p>
      <text:p text:style-name="P1"/>
      <text:p text:style-name="P1"><text:span text:style-name="T2">33 Lansquenet</text:span></text:p>
      <text:p text:style-name="P1">You were a mercenary retained in the exclusive service of the Phoenix Throne, handsomely paid and sent to distant spheres on golden ships to spread the ineffable glory of your lords at the tip of your flaming sword. </text:p>
      <text:p text:style-name="P1"/>
      <text:p text:style-name="P1"><text:span text:style-name="T3">Possessions</text:span></text:p>
      <text:p text:style-name="P1">Exquisite Pistolet.</text:p>
      <text:p text:style-name="P1">Bandolier containing 18 Plasmic Cores.</text:p>
      <text:p text:style-name="P1">Greatsword.</text:p>
      <text:p text:style-name="P1">Brightly Coloured Clothing with lots of tassels and bells (impossible to sneak). Though frivolous looking it is in fact built with the Autarch’s divine alchemy and considered Modest Armour while weighing the same as normal clothing (takes no slots in your inventory).</text:p>
      <text:p text:style-name="P1"/>
      <text:p text:style-name="P1"><text:span text:style-name="T3">Advanced Skills</text:span></text:p>
      <text:p text:style-name="P1">2 Greatsword Fighting</text:p>
      <text:p text:style-name="P1"><text:soft-page-break/>2 Pistolet Fighting</text:p>
      <text:p text:style-name="P1">1 Run</text:p>
      <text:p text:style-name="P1">1 Fist Fighting</text:p>
      <text:p text:style-name="P1">1 Astrology</text:p>
      <text:p text:style-name="P1"/>
      <text:p text:style-name="P1"><text:span text:style-name="T2">34 Lonesome Monarch</text:span></text:p>
      <text:p text:style-name="P1">You were the ruler of all you surveyed, a great conqueror, a lawbringer! Unfortunately your horse sped off into the pixie forest, or the court magician ensured you disappeared, or you led a sortie into the stars to put your stamp on them as well. Either way you are now a lost and lonely</text:p>
      <text:p text:style-name="P1">sovereign without a kingdom — no one has heard of you or your people. Most don’t believe you and laugh, or worse, they do believe you and shrug at the vagaries of fate.</text:p>
      <text:p text:style-name="P1"/>
      <text:p text:style-name="P1"><text:span text:style-name="T3">Possessions</text:span></text:p>
      <text:p text:style-name="P1">Nice Weapon of your choice.</text:p>
      <text:p text:style-name="P1">Crown.</text:p>
      <text:p text:style-name="P1">Tired Horse.</text:p>
      <text:p text:style-name="P1"/>
      <text:p text:style-name="P1"><text:span text:style-name="T3">Advanced Skills</text:span></text:p>
      <text:p text:style-name="P1">3 Etiquette</text:p>
      <text:p text:style-name="P1">3 Fighting in your Nice Weapon</text:p>
      <text:p text:style-name="P1">3 Ride</text:p>
      <text:p text:style-name="P1">1 Tracking</text:p>
      <text:p text:style-name="P1"/>
      <text:p text:style-name="P1"><text:span text:style-name="T2">35 Member of Miss Kinsey’s Dining Club</text:span></text:p>
      <text:p text:style-name="P1">The Eaters know that there are only two worlds: the Without and the Within. They intend to insert as much of the prior into the latter as they can while experiencing the finest delights</text:p>
      <text:p text:style-name="P1">available. All culinary experience is open to them as nothing is forbidden at Miss Kinsey’s. Try the other, other, other white meat.</text:p>
      <text:p text:style-name="P1"/>
      <text:p text:style-name="P1"><text:span text:style-name="T3">Possessions</text:span></text:p>
      <text:p text:style-name="P1">Sharp metal dentures (Damage as Sword) or forked metal dentures (Damage as Knife. On a Mighty Blow you may cleanly strip all the flesh from one small appendage) or blunt metal dentures (Damage as Knife. May be used to eat hard objects).</text:p>
      <text:p text:style-name="P1">Embroidered napkin.</text:p>
      <text:p text:style-name="P1"><text:soft-page-break/></text:p>
      <text:p text:style-name="P1"><text:span text:style-name="T3">Advanced Skills</text:span></text:p>
      <text:p text:style-name="P1">3 Etiquette</text:p>
      <text:p text:style-name="P1">1 Strength</text:p>
      <text:p text:style-name="P1">1 Tracking</text:p>
      <text:p text:style-name="P1">1 Trapping</text:p>
      <text:p text:style-name="P1">1 Gastrology</text:p>
      <text:p text:style-name="P1"/>
      <text:p text:style-name="P1"><text:span text:style-name="T3">Special</text:span></text:p>
      <text:p text:style-name="P1">Eaters are immune to mundane ingested poisons. They may also identify any object if eaten, gaining knowledge of its material, its origin (if plausibly familiar), and its magical properties on a successful Test of Gastrology though the object must be thoroughly masticated, not merely swallowed and passed. This does not grant special immunity to any effects the object may possess.</text:p>
      <text:p text:style-name="P1"/>
      <text:p text:style-name="P1"><text:span text:style-name="T2">36 Monkeymonger</text:span></text:p>
      <text:p text:style-name="P1">Life on The Wall is hard. One is never more than a few yards from an endless fall yet those precarious villages still need to eat. This is where you come in with your Edible Monkeys (the</text:p>
      <text:p text:style-name="P1">distinction is purely for appeal since all monkeys are of course edible). You used to spend days on end dangling your feet off the edge of the world, watching over your chittering livestock while they scampered hither and thither, but there was no future in monkey meat. You wanted much</text:p>
      <text:p text:style-name="P1">more and so stepped off. Or you fell off. Either way you and some unlucky monkeys are here now and that’s all that matters.</text:p>
      <text:p text:style-name="P1"/>
      <text:p text:style-name="P1"><text:span text:style-name="T3">Possessions</text:span></text:p>
      <text:p text:style-name="P1">Monkey Club.</text:p>
      <text:p text:style-name="P1">Butcher’s Knife.</text:p>
      <text:p text:style-name="P1">1d6 Small Monkeys that do not heed commands but are too scared and hungry to travel far from you.</text:p>
      <text:p text:style-name="P1">A Pocket Full of Monkey Treats.</text:p>
      <text:p text:style-name="P1"/>
      <text:p text:style-name="P1"><text:span text:style-name="T3">Advanced Skills</text:span></text:p>
      <text:p text:style-name="P1">4 Climb</text:p>
      <text:p text:style-name="P1">2 Trapping</text:p>
      <text:p text:style-name="P1">1 Club Fighting</text:p>
      <text:p text:style-name="P1">1 Knife Fighting</text:p>
      <text:p text:style-name="P1"><text:soft-page-break/></text:p>
      <text:p text:style-name="P1"><text:span text:style-name="T3">Special</text:span></text:p>
      <text:p text:style-name="P1">The GM may choose to roll on this table anytime the Mien of monkeys must be determined.</text:p>
      <text:p text:style-name="P1"/>
      <text:p text:style-name="P1"><text:span text:style-name="T3">Mien</text:span></text:p>
      <text:p text:style-name="P1">1 Playful</text:p>
      <text:p text:style-name="P1">2 Stalking</text:p>
      <text:p text:style-name="P1">3 Hungry</text:p>
      <text:p text:style-name="P1">4 Tired</text:p>
      <text:p text:style-name="P1">5 Austere</text:p>
      <text:p text:style-name="P1">6 Aggressive</text:p>
      <text:p text:style-name="P1"/>
      <text:p text:style-name="P1"><text:span text:style-name="T2">41 Necromancer</text:span></text:p>
      <text:p text:style-name="P1">The least popular of magical practitioners, Necromancers are shunned by the major centres of</text:p>
      <text:p text:style-name="P1">learning, left to their own devices on the edges of society, passing on knowledge in the time honoured master–student dynamic. This loneliness encourages students to make their own friends.</text:p>
      <text:p text:style-name="P1"/>
      <text:p text:style-name="P1"><text:span text:style-name="T3">Possessions</text:span></text:p>
      <text:p text:style-name="P1">Dusty Robes.</text:p>
      <text:p text:style-name="P1">The Skull of your Master or Zombie Servant or Ghost with whom you have developed a codependent relationship.</text:p>
      <text:p text:style-name="P1"/>
      <text:p text:style-name="P1"><text:span text:style-name="T3">Advanced Skills</text:span></text:p>
      <text:p text:style-name="P1">2 Healing</text:p>
      <text:p text:style-name="P1">2 Mortuary Science</text:p>
      <text:p text:style-name="P1">2 Relationship Counseling</text:p>
      <text:p text:style-name="P1">1 Spell – Posthumous Vitality</text:p>
      <text:p text:style-name="P1">1 Spell – Skeletal Counsel</text:p>
      <text:p text:style-name="P1">1 Spell – Torpor</text:p>
      <text:p text:style-name="P1"><text:soft-page-break/>1 Sneak</text:p>
      <text:p text:style-name="P1"/>
      <text:p text:style-name="P1"><text:span text:style-name="T2">42 Parchment Witch</text:span></text:p>
      <text:p text:style-name="P1">Known for their smooth skin, midnight gatherings, and preternatural fear of rain and open flames; the Parchment Witches are long-dead sorcerers who cannot give up the vanity of life. They cover themselves in perfect paper skin, a patiently painted and immaculately folded imitation of life intended to hide ancient bone and gristle.</text:p>
      <text:p text:style-name="P1"/>
      <text:p text:style-name="P1"><text:span text:style-name="T3">Possessions</text:span></text:p>
      <text:p text:style-name="P1">d6 Rolls of Parchment.</text:p>
      <text:p text:style-name="P1">Vials of Pigments and Powders.</text:p>
      <text:p text:style-name="P1">Collection of Brushes.</text:p>
      <text:p text:style-name="P1">Sword Cane.</text:p>
      <text:p text:style-name="P1"/>
      <text:p text:style-name="P1"><text:span text:style-name="T3">Advanced Skills</text:span></text:p>
      <text:p text:style-name="P1">2 Spell – Protection From Rain</text:p>
      <text:p text:style-name="P1">2 Spell – Callous Strike</text:p>
      <text:p text:style-name="P1">2 Spell – Quench</text:p>
      <text:p text:style-name="P1">2 Spell – True Seeing</text:p>
      <text:p text:style-name="P1">2 Disguise</text:p>
      <text:p text:style-name="P1">2 Second Sight</text:p>
      <text:p text:style-name="P1">1 Healing</text:p>
      <text:p text:style-name="P1">1 Spell – Undo</text:p>
      <text:p text:style-name="P1">1 Spell – Random</text:p>
      <text:p text:style-name="P1"/>
      <text:p text:style-name="P1"><text:span text:style-name="T3">Special</text:span></text:p>
      <text:p text:style-name="P1">You are undead and so do not need to breathe or circulate blood. You take double Damage from Silver Weapons and regain Stamina half as effectively from all sources. You must Test your Luck if outside in the rain, are made wet, are close to open flames, or suffer generally grievous wounds. A failure will see your skin ruined. If your skin is compromised you are very obviously a walking corpse.</text:p>
      <text:p text:style-name="P1"/>
      <text:p text:style-name="P1"><text:span text:style-name="T2">43 Derivative Dwarf</text:span></text:p>
      <text:p text:style-name="P1">Dwarfs are known for being the finest artisans of the million spheres. Give a Dwarf a rock and they will make gold, give a Dwarf a boulder and they will make a Dwarf. You were supposed to</text:p>
      <text:p text:style-name="P1"><text:soft-page-break/>be the finest expression of Dwarfy craftsmanship, a true masterpiece, a brand new step in aesthetic design, a jump not seen since the old masters. </text:p>
      <text:p text:style-name="P1"/>
      <text:p text:style-name="P1"><text:span text:style-name="T3">Possessions</text:span></text:p>
      <text:p text:style-name="P1">Woodsman’s Axe.</text:p>
      <text:p text:style-name="P1">Empty Firkin.</text:p>
      <text:p text:style-name="P1"/>
      <text:p text:style-name="P1"><text:span text:style-name="T3">Advanced Skills</text:span></text:p>
      <text:p text:style-name="P1">3 Fist Fighting</text:p>
      <text:p text:style-name="P1">3 Awareness</text:p>
      <text:p text:style-name="P1">2 Strength</text:p>
      <text:p text:style-name="P1">2 Wrestling</text:p>
      <text:p text:style-name="P1">2 Axe Fighting</text:p>
      <text:p text:style-name="P1"/>
      <text:p text:style-name="P1"><text:span text:style-name="T3">Special</text:span></text:p>
      <text:p text:style-name="P1">As 22 Dwarf but additionally:</text:p>
      <text:p text:style-name="P1">To non-Dwarfy eyes you look like any other Dwarf. Only Dwarfs can see the derivative or uninspired parts of your creation. Other Dwarfs will completely ignore you since you remind them of their fading novelty. You have +4 Sneak versus Dwarfs.</text:p>
      <text:p text:style-name="P1"/>
      <text:p text:style-name="P1"><text:span text:style-name="T2">44 Questing Knight</text:span></text:p>
      <text:p text:style-name="P1">You are on a quest for the grail, or the sword, or the throne, or for god, or a lost love, or some other significant object. Your sort are common enough, wandering the worlds, acting out</text:p>
      <text:p text:style-name="P1">your romantic melodrama, accusing good folk of being demons or faeries. Questing Knights are generally considered to be harmless.</text:p>
      <text:p text:style-name="P1"/>
      <text:p text:style-name="P1"><text:span text:style-name="T3">Possessions</text:span></text:p>
      <text:p text:style-name="P1">Heavy Armour.</text:p>
      <text:p text:style-name="P1">Horse.</text:p>
      <text:p text:style-name="P1">Lance (Damage as Spear).</text:p>
      <text:p text:style-name="P1">Sword.</text:p>
      <text:p text:style-name="P1">Shield.</text:p>
      <text:p text:style-name="P1"><text:soft-page-break/>A Quixotic Undertaking.</text:p>
      <text:p text:style-name="P1"/>
      <text:p text:style-name="P1"><text:span text:style-name="T3">Advanced Skills</text:span></text:p>
      <text:p text:style-name="P1">3 Jousting</text:p>
      <text:p text:style-name="P1">2 Sword Fighting</text:p>
      <text:p text:style-name="P1">2 Spear Fighting</text:p>
      <text:p text:style-name="P1">1 Shield Fighting</text:p>
      <text:p text:style-name="P1">1 Awareness</text:p>
      <text:p text:style-name="P1"/>
      <text:p text:style-name="P1"><text:span text:style-name="T2">45 Red Priest</text:span></text:p>
      <text:p text:style-name="P1">You are an evangelist of the Red Redemption, wandering confessor, cauterizer of the festering wound of sin: the constant accumulation and recreational consumption of Mass. How can your spirit fly free while shackled and flabby?</text:p>
      <text:p text:style-name="P1"/>
      <text:p text:style-name="P1"><text:span text:style-name="T3">Possessions</text:span></text:p>
      <text:p text:style-name="P1">Red Robes.</text:p>
      <text:p text:style-name="P1">Traditional Faceless Metal Helmet of</text:p>
      <text:p text:style-name="P1">your order (Modest Armour).</text:p>
      <text:p text:style-name="P1">Symbolic (but fully sized and fully functional) Single Headed Greataxe, to help batter down the door to sin (Damage as Greatsword).</text:p>
      <text:p text:style-name="P1"/>
      <text:p text:style-name="P1"><text:span text:style-name="T3">Advanced Skills</text:span></text:p>
      <text:p text:style-name="P1">2 Spell – Ember</text:p>
      <text:p text:style-name="P1">2 Spell – Fire Bolt</text:p>
      <text:p text:style-name="P1">2 Spell – Flash</text:p>
      <text:p text:style-name="P1">2 Great Axe Fighting</text:p>
      <text:p text:style-name="P1">1 Second Sight</text:p>
      <text:p text:style-name="P1">1 Spell – Exorcism</text:p>
      <text:p text:style-name="P1"/>
      <text:p text:style-name="P1"><text:span text:style-name="T2">46 Rhino-Man</text:span></text:p>
      <text:p text:style-name="P1"><text:soft-page-break/>The original Rhino-Men were created by an insane sorcerer several centuries ago but rebelled and killed him. They are fairly rare creatures, serving as formidable and loyal guards to those</text:p>
      <text:p text:style-name="P1">who can afford their services.</text:p>
      <text:p text:style-name="P1"/>
      <text:p text:style-name="P1"><text:span text:style-name="T3">Possessions</text:span></text:p>
      <text:p text:style-name="P1">Horn (Damage as Knife).</text:p>
      <text:p text:style-name="P1">Thick Skin (Rhino Men always count</text:p>
      <text:p text:style-name="P1">as being Modestly Armoured).</text:p>
      <text:p text:style-name="P1">Undersized Spear.</text:p>
      <text:p text:style-name="P1">Tiny, Useless Helmet.</text:p>
      <text:p text:style-name="P1">Knuckle Dice.</text:p>
      <text:p text:style-name="P1">Half Full Firkin of Rhino-beer (20 Provisions worth).</text:p>
      <text:p text:style-name="P1"/>
      <text:p text:style-name="P1"><text:span text:style-name="T3">Advanced Skills</text:span></text:p>
      <text:p text:style-name="P1">3 Spear Fighting</text:p>
      <text:p text:style-name="P1">2 Run</text:p>
      <text:p text:style-name="P1">2 Strength</text:p>
      <text:p text:style-name="P1">1 Gambling</text:p>
      <text:p text:style-name="P1"/>
      <text:p text:style-name="P1"><text:span text:style-name="T2">51 Sceptical Lamassu</text:span></text:p>
      <text:p text:style-name="P1">With the body of a bull, the head of a man, the forelegs of a cat, and the wings of a swan you are the sweetest of the children of the gods. You, however, were not content to rest on your cloud and instead descended from the heavens or crawled up from the abyss and set about finding your own path among the stars.</text:p>
      <text:p text:style-name="P1"/>
      <text:p text:style-name="P1"><text:span text:style-name="T3">Possessions</text:span></text:p>
      <text:p text:style-name="P1">Incidental Sacred Jewellery worth 10d6 Silver pence if traded.</text:p>
      <text:p text:style-name="P1">Pillbox Hat.</text:p>
      <text:p text:style-name="P1">Claws (Damage as Sword).</text:p>
      <text:p text:style-name="P1">Hooves (Damage as Club).</text:p>
      <text:p text:style-name="P1">Wings — able to fly as fast as a running man over clear ground.</text:p>
      <text:p text:style-name="P1"><text:soft-page-break/></text:p>
      <text:p text:style-name="P1"><text:span text:style-name="T3">Advanced Skills</text:span></text:p>
      <text:p text:style-name="P1">3 Fly</text:p>
      <text:p text:style-name="P1">3 Spell – Random</text:p>
      <text:p text:style-name="P1">3 Spell – Random</text:p>
      <text:p text:style-name="P1">3 Spell – Random</text:p>
      <text:p text:style-name="P1">2 Claw Fighting</text:p>
      <text:p text:style-name="P1">1 Hoof Fighting</text:p>
      <text:p text:style-name="P1"/>
      <text:p text:style-name="P1"><text:span text:style-name="T2">52 Sorcerer of the Academy of Doors</text:span></text:p>
      <text:p text:style-name="P1">You are a student at Troika’s most prestigious wizarding academy (pride of the city, experts in pan-dimensional mobility) you were finally able to penetrate the (2d6)th door. You are no master but few outside your peers can claim to know more about the vagaries of skyward travel than you.</text:p>
      <text:p text:style-name="P1"/>
      <text:p text:style-name="P1"><text:span text:style-name="T3">Possessions</text:span></text:p>
      <text:p text:style-name="P1">Small Functional Door worn on your forehead through which you</text:p>
      <text:p text:style-name="P1">channel your magic. </text:p>
      <text:p text:style-name="P1">Flashy Robes.</text:p>
      <text:p text:style-name="P1"/>
      <text:p text:style-name="P1"><text:span text:style-name="T3">Advanced Skills</text:span></text:p>
      <text:p text:style-name="P1">3 Astrology</text:p>
      <text:p text:style-name="P1">2 Second Sight</text:p>
      <text:p text:style-name="P1">2 Spell – Astral Reach</text:p>
      <text:p text:style-name="P1">1 Spell – Teleport</text:p>
      <text:p text:style-name="P1">1 Spell – Web</text:p>
      <text:p text:style-name="P1">1 Spell – Random</text:p>
      <text:p text:style-name="P1">1 Spell – Random</text:p>
      <text:p text:style-name="P1">1 Spell – Random</text:p>
      <text:p text:style-name="P1"/>
      <text:p text:style-name="P1"><text:soft-page-break/><text:span text:style-name="T2">53 Sorcerer of the College of Friends</text:span></text:p>
      <text:p text:style-name="P1">As an integral part of your tutelage in the sub-dimensional academy of the Cordial Wizard God you spent your childhood learning about the fate of pixies, the colour of magic, ritual grammar, and endless other theoretical topics. Now you’re out in the world, discovering that your</text:p>
      <text:p text:style-name="P1">education hardly accounted for any of the things that you’ve seen. </text:p>
      <text:p text:style-name="P1"/>
      <text:p text:style-name="P1"><text:span text:style-name="T3">Possessions</text:span></text:p>
      <text:p text:style-name="P1">Pointed Wizard Hat you received at graduation.</text:p>
      <text:p text:style-name="P1">Pocket Full of Wizard Biscuits (2d6, each counts as a Provision).</text:p>
      <text:p text:style-name="P1">Wand used to help focus new apprentices, now kept for sentimental reasons. </text:p>
      <text:p text:style-name="P1"/>
      <text:p text:style-name="P1"><text:span text:style-name="T3">Advanced Skills</text:span></text:p>
      <text:p text:style-name="P1">4 Secret Signs – Witching Words</text:p>
      <text:p text:style-name="P1">2 Run</text:p>
      <text:p text:style-name="P1">1 Climb</text:p>
      <text:p text:style-name="P1">1 Sleight of Hand</text:p>
      <text:p text:style-name="P1">1 Swim</text:p>
      <text:p text:style-name="P1">1 Sneak</text:p>
      <text:p text:style-name="P1">1 Second Sight</text:p>
      <text:p text:style-name="P1">1 Spell – Jolt</text:p>
      <text:p text:style-name="P1">1 Spell – Amity</text:p>
      <text:p text:style-name="P1">1 Spell – Mirror Selves</text:p>
      <text:p text:style-name="P1">1 Spell – Protection from Rain</text:p>
      <text:p text:style-name="P1">1 Spell – Helping Hands</text:p>
      <text:p text:style-name="P1">1 Spell – Purple Lens</text:p>
      <text:p text:style-name="P1">1 Spell – Random</text:p>
      <text:p text:style-name="P1"/>
      <text:p text:style-name="P1"><text:span text:style-name="T2">54 Fellow of The Sublime Society of Beef Steaks</text:span></text:p>
      <text:p text:style-name="P1">Brawlers believe the application of might and a good beef steak is the universal truth. Words have no power and can no more define the universe than they can build a house, lift a cup, or sear a steak. Might can! Really, they have thought a lot about this. </text:p>
      <text:p text:style-name="P1"><text:soft-page-break/></text:p>
      <text:p text:style-name="P1"><text:span text:style-name="T3">Possessions</text:span></text:p>
      <text:p text:style-name="P1">Weapon of your choice.</text:p>
      <text:p text:style-name="P1">Small Gridiron.</text:p>
      <text:p text:style-name="P1">2kg of Premium Meat Cuts.</text:p>
      <text:p text:style-name="P1">Waistcoat.</text:p>
      <text:p text:style-name="P1">Bottle of Strong but Fancy Wine.</text:p>
      <text:p text:style-name="P1"/>
      <text:p text:style-name="P1"><text:span text:style-name="T3">Advanced Skills</text:span></text:p>
      <text:p text:style-name="P1">2 in a Fighting Skill of your choice</text:p>
      <text:p text:style-name="P1">2 Wrestling</text:p>
      <text:p text:style-name="P1">2 Swim</text:p>
      <text:p text:style-name="P1">2 Climb</text:p>
      <text:p text:style-name="P1">2 Run</text:p>
      <text:p text:style-name="P1">2 Fist Fighting</text:p>
      <text:p text:style-name="P1">1 Grilling</text:p>
      <text:p text:style-name="P1"/>
      <text:p text:style-name="P1"><text:span text:style-name="T2">55 Temple Knight of Telak the Swordbringer</text:span></text:p>
      <text:p text:style-name="P1">You were once (and possibly still are) a fanatical monk set to maintain constant, vigilant martial readiness in preparation for the end times, when all doorways crumble inwards. You are</text:p>
      <text:p text:style-name="P1">always prepared and never unready. </text:p>
      <text:p text:style-name="P1"/>
      <text:p text:style-name="P1"><text:span text:style-name="T3">Possessions</text:span></text:p>
      <text:p text:style-name="P1">The Blessing of Telak.</text:p>
      <text:p text:style-name="P1">6 Swords of your choice.</text:p>
      <text:p text:style-name="P1"/>
      <text:p text:style-name="P1"><text:span text:style-name="T3">Advanced Skills</text:span></text:p>
      <text:p text:style-name="P1">3 Awareness</text:p>
      <text:p text:style-name="P1"><text:soft-page-break/>2 Blacksmithing</text:p>
      <text:p text:style-name="P1">1 Sword Fighting</text:p>
      <text:p text:style-name="P1">1 Greatsword Fighting</text:p>
      <text:p text:style-name="P1"/>
      <text:p text:style-name="P1"><text:span text:style-name="T3">Special</text:span></text:p>
      <text:p text:style-name="P1">The blessing of Telak awards you Armour equal to half (rounded down) the number of Swords you carry. If you carried 6 Swords your Armour would be 3 while if you carried 9 it would be 4. You must be overtly armed at all times or else Telak will take this blessing away until you forge and donate to the unarmed a brand new Sword.</text:p>
      <text:p text:style-name="P1"/>
      <text:p text:style-name="P1"><text:span text:style-name="T2">56 Thaumaturge</text:span></text:p>
      <text:p text:style-name="P1">Wandering miracle workers, the depths of whose clothes are filled with pouches of unguents, holy icons and herbs. No matter the metaphysical need, you are always prepared. </text:p>
      <text:p text:style-name="P1"/>
      <text:p text:style-name="P1"><text:span text:style-name="T3">Possessions</text:span></text:p>
      <text:p text:style-name="P1">Thaumaturgic Fez.</text:p>
      <text:p text:style-name="P1">Staff, bedecked with charms and bells. May reroll one die on the Oops! Table if using this staff, however, may never sneak up on anyone because of the ringing and clattering it makes.</text:p>
      <text:p text:style-name="P1">Curled Shoes.</text:p>
      <text:p text:style-name="P1">Voluminous Robes.</text:p>
      <text:p text:style-name="P1"/>
      <text:p text:style-name="P1"><text:span text:style-name="T3">Advanced Skills</text:span></text:p>
      <text:p text:style-name="P1">3 Spell – Undo</text:p>
      <text:p text:style-name="P1">2 Spell – Assume Shape</text:p>
      <text:p text:style-name="P1">2 Spell – Thunder</text:p>
      <text:p text:style-name="P1">2 Spell – Random</text:p>
      <text:p text:style-name="P1">1 Spell – Brittle Twigs</text:p>
      <text:p text:style-name="P1">1 Spell – Random</text:p>
      <text:p text:style-name="P1">1 Second Sight</text:p>
      <text:p text:style-name="P1">1 Astrology</text:p>
      <text:p text:style-name="P1"/>
      <text:p text:style-name="P1"><text:span text:style-name="T3">Special</text:span></text:p>
      <text:p text:style-name="P1"><text:soft-page-break/>You may Test your Luck to just so happen to have exactly the (common) mystic tchotchke, bauble, or gewgaw the situation requires.</text:p>
      <text:p text:style-name="P1"/>
      <text:p text:style-name="P1"><text:span text:style-name="T2">61 Thinking Engine</text:span></text:p>
      <text:p text:style-name="P1">Your eyes are dull ruby spheres, your skin is hard and smooth like ivory but brown and whorled like wood. You are clearly broken, you have no memory of your creation or purpose, and some days your white internal juices ooze thickly from cracks in your skin.</text:p>
      <text:p text:style-name="P1"/>
      <text:p text:style-name="P1"><text:span text:style-name="T3">Possessions</text:span></text:p>
      <text:p text:style-name="P1">Soldering iron.</text:p>
      <text:p text:style-name="P1">Detachable autonomous hands or centaur body (+4 Run) or inbuilt particle detector (+4 Second Sight) or one random Spell at rank 3.</text:p>
      <text:p text:style-name="P1"/>
      <text:p text:style-name="P1"><text:span text:style-name="T3">Advanced Skills</text:span></text:p>
      <text:p text:style-name="P1">3 Golden Barge Pilot</text:p>
      <text:p text:style-name="P1">2 Astrology</text:p>
      <text:p text:style-name="P1">2 Pistolet Fighting</text:p>
      <text:p text:style-name="P1">2 Healing</text:p>
      <text:p text:style-name="P1">1 Run</text:p>
      <text:p text:style-name="P1">1 Strength</text:p>
      <text:p text:style-name="P1">1 Cooking</text:p>
      <text:p text:style-name="P1"/>
      <text:p text:style-name="P1"><text:span text:style-name="T3">Special</text:span></text:p>
      <text:p text:style-name="P1">You don’t recover Stamina by resting in the usual manner — instead you must spend a full rest period with a hot iron welding your skin back together like putty. For each hour of rest with access to the right tools you regain 3 Stamina.</text:p>
      <text:p text:style-name="P1"/>
      <text:p text:style-name="P1">You may recharge plasmic machines by hooking your fluids to them and spending Stamina at a rate of 1 Stamina and 6 minutes per charge.</text:p>
      <text:p text:style-name="P1"/>
      <text:p text:style-name="P1">You always count as being at least Lightly Armoured.</text:p>
      <text:p text:style-name="P1"/>
      <text:p text:style-name="P1"><text:span text:style-name="T2">62 Vengeful Child</text:span></text:p>
      <text:p text:style-name="P1">Your village was burnt down by ruffians, or your mother was beheaded by snake cultists, or your father was hung by corrupt officials. Either way you took umbrage and entered the world with a chip on one shoulder and an oversized Sword on the other.</text:p>
      <text:p text:style-name="P1"><text:soft-page-break/></text:p>
      <text:p text:style-name="P1"><text:span text:style-name="T3">Possessions</text:span></text:p>
      <text:p text:style-name="P1">Too-Large Sword that provides +1 to Longsword Fighting and Damage while using it. Only you may benefit from this bonus; it’s not magic, just sentimental.</text:p>
      <text:p text:style-name="P1">Old Hunting Bow and 12 Arrows.</text:p>
      <text:p text:style-name="P1"/>
      <text:p text:style-name="P1"><text:span text:style-name="T3">Advanced Skills</text:span></text:p>
      <text:p text:style-name="P1">3 Longsword Fighting</text:p>
      <text:p text:style-name="P1">1 Awareness</text:p>
      <text:p text:style-name="P1">1 Climb</text:p>
      <text:p text:style-name="P1">1 Bow Fighting</text:p>
      <text:p text:style-name="P1">1 Run</text:p>
      <text:p text:style-name="P1">1 Swim</text:p>
      <text:p text:style-name="P1">1 Vengeance</text:p>
      <text:p text:style-name="P1"/>
      <text:p text:style-name="P1"><text:span text:style-name="T2">63 Venturesome Academic</text:span></text:p>
      <text:p text:style-name="P1">You’re a classically trained Academic, a product of the universities of the Brass City, the Palace of Tigers, or some other less prestigious centre of learning among the spheres.</text:p>
      <text:p text:style-name="P1"/>
      <text:p text:style-name="P1"><text:span text:style-name="T3">Possessions</text:span></text:p>
      <text:p text:style-name="P1">Reading Glasses in a sturdy case (you cannot read without them).</text:p>
      <text:p text:style-name="P1">Small Sword.</text:p>
      <text:p text:style-name="P1">Bundle of Candles and Matches.</text:p>
      <text:p text:style-name="P1">Writing materials.</text:p>
      <text:p text:style-name="P1">Journal.</text:p>
      <text:p text:style-name="P1"/>
      <text:p text:style-name="P1"><text:span text:style-name="T3">Advanced Skills</text:span></text:p>
      <text:p text:style-name="P1">2 Evaluate</text:p>
      <text:p text:style-name="P1">2 Astrology</text:p>
      <text:p text:style-name="P1"><text:soft-page-break/>1 Healing</text:p>
      <text:p text:style-name="P1">1 Spell – Random</text:p>
      <text:p text:style-name="P1">1 Sword Fighting</text:p>
      <text:p text:style-name="P1">1 Sleight of Hand</text:p>
      <text:p text:style-name="P1"/>
      <text:p text:style-name="P1"><text:span text:style-name="T3">Special</text:span></text:p>
      <text:p text:style-name="P1">You may Test your Luck to recall facts that you might reasonably be expected to have encountered relating to the natural sciences and humanities.</text:p>
      <text:p text:style-name="P1"/>
      <text:p text:style-name="P1"><text:span text:style-name="T2">64 Wizard Hunter</text:span></text:p>
      <text:p text:style-name="P1">Some people say man is the most dangerous prey. They’re wrong. Can men ignite the air and freeze your blood? Can men turn into flocks of seagulls when cornered in an alley? No, they can’t. Wizards are the most dangerous prey.</text:p>
      <text:p text:style-name="P2"/>
      <text:p text:style-name="P1"><text:span text:style-name="T3">Possessions</text:span></text:p>
      <text:p text:style-name="P1">Large Sack.</text:p>
      <text:p text:style-name="P1">Witch-hair Rope.</text:p>
      <text:p text:style-name="P1">Crossbow and 12 Bolts.</text:p>
      <text:p text:style-name="P1">Sword.</text:p>
      <text:p text:style-name="P1">1d6 Pocket Gods.</text:p>
      <text:p text:style-name="P1">Ruby Lorgnette.</text:p>
      <text:p text:style-name="P1"/>
      <text:p text:style-name="P1"><text:span text:style-name="T3">Advanced Skills</text:span></text:p>
      <text:p text:style-name="P1">2 Tracking</text:p>
      <text:p text:style-name="P1">2 Disguise</text:p>
      <text:p text:style-name="P1">2 Crossbow Fighting</text:p>
      <text:p text:style-name="P1">1 Sword Fighting</text:p>
      <text:p text:style-name="P1">1 Sneak</text:p>
      <text:p text:style-name="P1">1 Locks</text:p>
      <text:p text:style-name="P1">1 Etiquette</text:p>
      <text:p text:style-name="P1"><text:soft-page-break/></text:p>
      <text:p text:style-name="P1"><text:span text:style-name="T2">65 Yongardy Lawyer</text:span></text:p>
      <text:p text:style-name="P1">Down in Yongardy they do things differently. They respect the Law. Every day there is a queue outside the courts to get a seat to see the latest up and coming barrister defend their case with a metre of steel. The people follow the careers of their favourite solicitors, watch all their cases, collect their portraits, and sneak into the court after hours to dab the patches of blood on white handkerchiefs. In Yongardy, they love the Law.</text:p>
      <text:p text:style-name="P1"/>
      <text:p text:style-name="P1"><text:span text:style-name="T3">Possessions</text:span></text:p>
      <text:p text:style-name="P1">Rapier (Damage as Sword) and Puffy Shirt or Sjambok (Damage as Club) and Lots of Scars or Longsword and Heavy Armour or Hammer and Gargantuan Shield.</text:p>
      <text:p text:style-name="P1">Manual on Yongardy Law.</text:p>
      <text:p text:style-name="P1">Barrister’s Wig.</text:p>
      <text:p text:style-name="P1"/>
      <text:p text:style-name="P1"><text:span text:style-name="T3">Advanced Skills</text:span></text:p>
      <text:p text:style-name="P1">4 Fighting in your chosen Weapon</text:p>
      <text:p text:style-name="P1">2 Etiquette</text:p>
      <text:p text:style-name="P1">1 Healing</text:p>
      <text:p text:style-name="P1"/>
      <text:p text:style-name="P1"><text:span text:style-name="T2">66 Zoanthrop</text:span></text:p>
      <text:p text:style-name="P1">At some point in your past you decided you didn’t need it anymore: you found a Zoanthropologist and paid them well to remove your troublesome forebrain and elevate you to the pure and unburdened beast you are today. </text:p>
      <text:p text:style-name="P1"/>
      <text:p text:style-name="P1"><text:span text:style-name="T3">Possessions</text:span></text:p>
      <text:p text:style-name="P1">No starting possessions; you have thrown off the shackles of civilisation. You are probably nude. </text:p>
      <text:p text:style-name="P1"/>
      <text:p text:style-name="P1"><text:span text:style-name="T3">Advanced Skills</text:span></text:p>
      <text:p text:style-name="P1">3 Climb</text:p>
      <text:p text:style-name="P1">3 Run</text:p>
      <text:p text:style-name="P1">2 Strength</text:p>
      <text:p text:style-name="P1">2 Fist Fighting</text:p>
      <text:p text:style-name="P1">2 Club Fighting</text:p>
      <text:p text:style-name="P1">2 Wrestling</text:p>
      <text:p text:style-name="P1"><text:soft-page-break/></text:p>
      <text:p text:style-name="P1"><text:span text:style-name="T3">Special</text:span></text:p>
      <text:p text:style-name="P1">You are immune to all mind altering effects. You are able to speak but usually choose not to. When making Advancement Checks for Skills related to abstract thought, such as Spells or</text:p>
      <text:p text:style-name="P1">Astrology, you must roll twice and succeed on both to improve them.</text:p>
      <text:p text:style-name="P1"/>
      <text:p text:style-name="P6"><text:bookmark text:name="_orstm33i5b9"/>The Rules</text:p>
      <text:p text:style-name="P8"><text:bookmark text:name="_6b2aos2oqnqc"/>1. Rolling the Dice</text:p>
      <text:p text:style-name="P1">There is only one die type used in Troika!, that being the d6. This can be used as a d3, d6, d66, d666, and so on. To roll a d3 just roll a d6 and halve it, rounding up. To roll a d66, d666, or more just roll a d6 as many times, in order, as there are 6s. So a d66 would be a d6 followed by another d6 (e.g. I roll a 1 then roll a 4 thus making a roll of 14). To do most actions you’ll be required to roll 2d6, adding them together, as a Roll Under or a Roll Versus.</text:p>
      <text:p text:style-name="P1"/>
      <text:p text:style-name="P9"><text:bookmark text:name="_goyr57khf1gp"/>1.1 Roll Under</text:p>
      <text:p text:style-name="P1">Rolling Under is the throwing of 2d6 with the intention of scoring equal to or under a number. This will mainly be used in unopposed situations like climbing a wall or casting a Spell. Rolling two 6s always results in failure. </text:p>
      <text:p text:style-name="P1"/>
      <text:p text:style-name="P9"><text:bookmark text:name="_cfn7ecixo6e9"/>1.2 Roll Versus</text:p>
      <text:p text:style-name="P1">Roll Versus, mostly used for combat or other contests, occurs when two opponents each roll 2d6 and add any applicable bonuses, then compare results, the higher total winning. In a duel you might be rolling 2d6 and adding your Sword Fighting total, looking to beat your opponent who is doing similar.</text:p>
      <text:p text:style-name="P1"/>
      <text:p text:style-name="P8"><text:bookmark text:name="_6l2osr4ltzg"/>2. Advanced Skills &amp; Spells</text:p>
      <text:p text:style-name="P1">Characters have a variety of Advanced Skills &amp; Spells granted them by their Background. The number given in the Background plus their Skill is referred to as their Skill Total. Write this on the character sheet. </text:p>
      <text:p text:style-name="P8"><text:bookmark text:name="_tz11c7e9adbb"/>2.1 Testing Advanced Skills &amp; Spells</text:p>
      <text:p text:style-name="P1">Most Tests of Advanced Skills &amp; Spells are Roll Under (12 &amp; 14).</text:p>
      <text:p text:style-name="P1"/>
      <text:p text:style-name="P1">2.1.1 When you successfully Test an Advanced Skill or Spell, put a tick next to it on your character sheet. These are used to Get Better (11.1).</text:p>
      <text:p text:style-name="P1"/>
      <text:p text:style-name="P8"><text:bookmark text:name="_aul3nbtjei5b"/>3. Luck</text:p>
      <text:p text:style-name="P1">Of all the numbers on your character sheet Luck is likely to fluctuate the most. This number represents your character’s fortune and intuition, tested whenever fate swipes at them. When this happens the GM will ask you to Test your Luck or suffer the consequences.</text:p>
      <text:p text:style-name="P1"/>
      <text:p text:style-name="P9"><text:bookmark text:name="_7fu0r824lbi3"/>3.1 Testing your Luck</text:p>
      <text:p text:style-name="P1">Roll equal to or less than your current Luck score. Every time you Test your Luck, reduce your current Luck score by 1 regardless of whether the Test was successful or not. Testing your Luck is optional; you may always refuse to roll and instead accept your fate. The GM is not obliged to give you details of the consequences if they are not already obvious.</text:p>
      <text:p text:style-name="P1"><text:soft-page-break/></text:p>
      <text:p text:style-name="P9"><text:bookmark text:name="_hz6t84smmlo"/>3.2 Gaining and Losing Luck</text:p>
      <text:p text:style-name="P1">For every 8 hours rest you may regain 2d6 Luck. Luck may not exceed the starting value rolled at character creation save for exceptional situations. Running out of Luck inflicts no special penalty.</text:p>
      <text:p text:style-name="P1"/>
      <text:p text:style-name="P9"><text:bookmark text:name="_w2re7xqqvu9b"/>3.3 Use of Luck in Combat</text:p>
      <text:p text:style-name="P1">In the case of a tie the character may Test their Luck to break it in their favour. When a character successfully hits an opponent, but before rolling for Damage, they may decide to Test their Luck and, if successful, may add 2 to their Damage Roll.</text:p>
      <text:p text:style-name="P1"/>
      <text:p text:style-name="P9"><text:bookmark text:name="_uaau9ketsc3n"/>3.4 OPTIONAL: Luck Versus Death</text:p>
      <text:p text:style-name="P1">If you find your games are too fatal and that the turnover of characters is too much to bear the GM might optionally allow characters who have died to Test their Luck and, instead of dying, be incapacitated, wounded, or saved by some bizarre twist of fate.</text:p>
      <text:p text:style-name="P1"/>
      <text:p text:style-name="P8"><text:bookmark text:name="_qbhzeeu6m5o2"/>4. Stamina</text:p>
      <text:p text:style-name="P9"><text:bookmark text:name="_mblha7rva41o"/>4.1 Running Out of Stamina</text:p>
      <text:p text:style-name="P1">When reduced to 0 Stamina you are in danger of dying and must be healed in order to survive. If this is during an Initiative Round the next time the End of the Round Token is drawn you die. If this happens out of Initiative your friends have one opportunity to Heal you (restoring you to 1 Stamina) or else you are dead.</text:p>
      <text:p text:style-name="P1"/>
      <text:p text:style-name="P9"><text:bookmark text:name="_8ap2fk8le8ql"/>4.2 Healing</text:p>
      <text:p text:style-name="P1">You regain 2d6 Stamina if you sleep for 8 hours. You may also eat a Provision to regain 1d6 Stamina. A maximum of 3 Provisions per day will provide healing benefits. There may be other forms of healing available at your GM’s discretion such as visiting bath houses or drinking potions. You may never have more Stamina than your starting total. </text:p>
      <text:p text:style-name="P1"/>
      <text:p text:style-name="P9"><text:bookmark text:name="_n0mod49azh8t"/>4.3 Negative Stamina</text:p>
      <text:p text:style-name="P1">If you ever go below 0 Stamina you are dead.</text:p>
      <text:p text:style-name="P1"/>
      <text:p text:style-name="P9"><text:bookmark text:name="_f941ta2y0nr7"/>4.4 Death</text:p>
      <text:p text:style-name="P1">You may immediately make a new character while others mourn your loss and fight over your possessions. This new character starts exactly according to the rules found at the beginning of this book. </text:p>
      <text:p text:style-name="P1"/>
      <text:p text:style-name="P8"><text:bookmark text:name="_lutuhqbr5owy"/>5. Initiative</text:p>
      <text:p text:style-name="P9"><text:bookmark text:name="_pua8lkxdd50g"/>5.1 Assemble the Stack</text:p>
      <text:p text:style-name="P1">During combat or at other times where it is important to know who goes first you will need to assemble the Initiative Stack. To do this get a container and a selection of coloured dice or other convenient markers (consider cards, poker chips, and so on). </text:p>
      <text:p text:style-name="P1"/>
      <text:p text:style-name="P1"><text:soft-page-break/>5.1.1 Assign each character 2 Tokens of a single color.</text:p>
      <text:p text:style-name="P1"/>
      <text:p text:style-name="P1">5.1.2 Add Tokens to the Stack for the enemies equal to their total combined Initiative (if you have 8 Lizard-Men (Initiative 2) you would add 16 tokens to the Stack).</text:p>
      <text:p text:style-name="P1"/>
      <text:p text:style-name="P1">5.1.3 Add 1 Token of a distinct colour to the Stack. This Token signifies the End of the Round.</text:p>
      <text:p text:style-name="P1"/>
      <text:p text:style-name="P1">5.1.4 OPTIONAL: Enemy Initiative Limit. It is very likely that sometimes the characters’ enemies will grossly outnumber them and make it very hard for them to act. The GM may optionally limit the number of Enemy Initiative Tokens placed in the Stack to double that which the characters contribute. So if a party of 5 (10 Initiative Tokens in total) is attacked by fifty goblins (50 Initiative Tokens) the goblins will only contribute 20 Tokens to the Stack. Bear in mind that the GM should feel free to balance Initiative Stacks as it seems appropriate.</text:p>
      <text:p text:style-name="P1"/>
      <text:p text:style-name="P9"><text:bookmark text:name="_hu3wciteyaiu"/>5.2 Using the Stack</text:p>
      <text:p text:style-name="P1">The GM will remove a Token from the Stack at random, the colour or design of which will determine who holds the Initiative and takes a Turn. Consider giving a copy of their Token to each player so that everyone remembers which colour or design is theirs. </text:p>
      <text:p text:style-name="P1"/>
      <text:p text:style-name="P9"><text:bookmark text:name="_dsx9ho1yi7is"/>5.3 End of the Round</text:p>
      <text:p text:style-name="P1">If the End of the Round Token is drawn all Tokens, including the End of the Round Token, are put back in the Stack. Remove Tokens contributed by dead characters and enemies, resolve any per Round or end of Round activities such as magic effects, Drowning (7.9), fire, poison, or bleeding, then draw another Token and carry on.</text:p>
      <text:p text:style-name="P1"/>
      <text:p text:style-name="P9"><text:bookmark text:name="_8xoru3l8jegf"/>5.4 Henchmen</text:p>
      <text:p text:style-name="P1">Hired help that are willing to engage in combat each provide 1 Initiative Token to the Stack. Henchmen share a single colour Token and when a henchman Token is drawn the GM determines who acts and what they do. The GM should take the wishes of the players under advisement but act in the best interests of the henchman. </text:p>
      <text:p text:style-name="P1"/>
      <text:p text:style-name="P9"><text:bookmark text:name="_6cnybzwlb5fg"/>5.5 Enemies</text:p>
      <text:p text:style-name="P1">All enemies contribute a varying number of Initiative Tokens to the Initiative Stack according to their combined Initiative and share the same colour or design. When drawing an enemy Initiative Token the GM can declare that any enemy is acting, including an enemy who has acted previously this Round. Obviously this can be abused for mechanical gain on the GM’s part though that would be entirely to the detriment of the game and is discouraged. Apply Initiative Tokens as they make sense. </text:p>
      <text:p text:style-name="P1"/>
      <text:p text:style-name="P9"><text:bookmark text:name="_8ayi2r56lgjd"/>5.6 Rationale</text:p>
      <text:p text:style-name="P1">The random Turn length adds a degree of uncertainty where you never know how much time you have left. When actions are not taking place it represents hesitation, panic, or other incidental delays that can happen in a tense encounter where every second counts. The goblins have few Tokens because they are cowardly, not because they are slow; the dragon has many because it knows exactly what it wants, not because it is fast. </text:p>
      <text:p text:style-name="P1"/>
      <text:p text:style-name="P8"><text:bookmark text:name="_zhsq2ngh77gu"/>6. Actions</text:p>
      <text:p text:style-name="P1">When you hold the Initiative you may take a Turn and can generally perform one action. The following list is not exhaustive and the GM is encouraged to interpret player intentions as best they can. </text:p>
      <text:p text:style-name="P1"/>
      <text:p text:style-name="P9"><text:bookmark text:name="_1n5uo953pw5"/>6.1 Hit Someone</text:p>
      <text:p text:style-name="P1"><text:soft-page-break/>To stab, bludgeon, or otherwise physically interfere with someone, Roll (2d6+Skill+Advanced Skill) Versus an opponent doing the same thing. The winner Rolls for Damage and the loser deducts the number generated by the Damage Roll from their Stamina. Note that either party in any exchange can potentially win. In a tie both parties have avoided hurting each other. Also note that this means you can potentially hit an unlimited number of people in a Round but may only Initiate once per Turn. </text:p>
      <text:p text:style-name="P1"/>
      <text:p text:style-name="P9"><text:bookmark text:name="_b74ik9ejsckx"/>6.2 Shoot Someone</text:p>
      <text:p text:style-name="P1">Shooting an opponent is resolved by Rolling Versus their Skill or appropriate evasive Advanced Skill such as Shield or Dodge. </text:p>
      <text:p text:style-name="P1"/>
      <text:p text:style-name="P1">6.2.1 Shooting Into Melee. When shooting into melee on a successful hit assign a number to every individual involved and roll a die. If their number comes up they receive the Damage. </text:p>
      <text:p text:style-name="P1"/>
      <text:p text:style-name="P1">6.2.2 Aim. On your Turn you may decide to take Aim with your ranged Weapon. To do so hold onto your Initiative Token. When your next Initiative Token is drawn you may roll twice and pick the best roll. If the End of the Round Token comes up and you haven’t used your Aim Token you may decide to hold onto it for the next Round. </text:p>
      <text:p text:style-name="P1"/>
      <text:p text:style-name="P9"><text:bookmark text:name="_qpfyir2lg8of"/>6.3 Cast a Spell</text:p>
      <text:p text:style-name="P1">Each Spell has its own instructions on how it should be used but in general you will need to spend a certain amount of Stamina and Roll Under or Roll Versus (for Spells that require you to touch an unwilling party, for instance) in order to create some kind of effect. Unless the Spell says otherwise it requires at least one hand free and the ability to speak. Roll on the Oops! Table if the result is a Fumble. </text:p>
      <text:p text:style-name="P1"/>
      <text:p text:style-name="P9"><text:bookmark text:name="_ccmmty96syq1"/>6.4 Delay </text:p>
      <text:p text:style-name="P1">You may choose not to act when you hold Initiative. In that case put your Token back in the Stack. </text:p>
      <text:p text:style-name="P1"/>
      <text:p text:style-name="P9"><text:bookmark text:name="_j1tzrm5qe713"/>6.5 Move</text:p>
      <text:p text:style-name="P1">Every action is assumed to have a bit of movement involved. Anything less than 4 metres is folded <text:s/>into whatever else you might be doing. If you wish to chase after someone or perform some other involved locomotion then just spend a Turn doing it.</text:p>
      <text:p text:style-name="P1"/>
      <text:p text:style-name="P9"><text:bookmark text:name="_hgy1kqai73s9"/>6.6 Retrieve an Item</text:p>
      <text:p text:style-name="P1">If you need to get something out that you weren’t already holding in your hands roll 2d6 and score equal to or higher than its position on your Inventory list. If you succeed you can pull it out and do what you intended. Otherwise you spend your entire action finding it. Double 1s always indicate a failure. Retrieving an arrow counts as an item retrieval. Make sure they’re packed on top! See Sections 10.3 and 10.4.1 for more on Inventories.</text:p>
      <text:p text:style-name="P1"/>
      <text:p text:style-name="P9"><text:bookmark text:name="_paoak7llcukw"/>6.7 Use an Item</text:p>
      <text:p text:style-name="P1">If an item is in your hands you may use it however you like (6.6).</text:p>
      <text:p text:style-name="P1"/>
      <text:p text:style-name="P9"><text:bookmark text:name="_cf515du5txif"/>6.8 Grapple</text:p>
      <text:p text:style-name="P1">Roll Versus your opponent’s Wrestling Skill. If you win you may either knock them to the ground or deal Damage as Unarmed and knock you both to the ground (from throwing or tackling them). On a Mighty Blow (7.4) you render them unconscious for 1d6 Rounds. If you fail to grapple them they may deal Damage to you as though they had attacked you normally whereas if you Fumble (7.5) they deal you a Mighty Blow. </text:p>
      <text:p text:style-name="P1"/>
      <text:p text:style-name="P8"><text:bookmark text:name="_llchpps0yph"/><text:soft-page-break/>7. Other Concerns</text:p>
      <text:p text:style-name="P9"><text:bookmark text:name="_otcos4ihjdes"/>7.1 Cover</text:p>
      <text:p text:style-name="P1">When attacking someone in cover they receive a bonus to their roll to not be hit. Consider a waist high bush to be +1 while a castle’s crenulations would be +6.</text:p>
      <text:p text:style-name="P1"/>
      <text:p text:style-name="P9"><text:bookmark text:name="_fyvd3wi90jh2"/>7.2 Enemies</text:p>
      <text:p text:style-name="P1">Mechanically speaking, an opponent is typically reduced to three numbers: Skill, Stamina, and Initiative. Beyond this they may have an Advanced Skill or two or some peculiar special rules. </text:p>
      <text:p text:style-name="P1"/>
      <text:p text:style-name="P9"><text:bookmark text:name="_h32hgw6i1lwz"/>7.3 Hitting Someone Unawares</text:p>
      <text:p text:style-name="P1">If your opponent is not aware of your presence your attack is a Roll Under rather than a Roll Versus (1.2), they may not attack back, and you may add 2 to your Damage Roll. </text:p>
      <text:p text:style-name="P1"/>
      <text:p text:style-name="P9"><text:bookmark text:name="_kkvwsqusjf9h"/>7.4 Mighty Blows </text:p>
      <text:p text:style-name="P1">If you roll a double 6 while attacking you strike a Mighty Blow, win the exchange, and inflict Double Damage (8.1). If both parties strike a Mighty Blow a spectacular clinch is formed, shattering both Weapons (in the case of beastly claws, tentacles, and so on they will lose 1d6 Stamina instead). </text:p>
      <text:p text:style-name="P1"/>
      <text:p text:style-name="P9"><text:bookmark text:name="_y6ugg42n3n97"/>7.5 Fumbles</text:p>
      <text:p text:style-name="P1">A roll of double 1s in combat results in the roller losing the exchange and their opponent adding 1 to their Damage Roll. If both parties Fumble they each deal Damage to the other, adding 1 to their Damage Roll. </text:p>
      <text:p text:style-name="P1"/>
      <text:p text:style-name="P9"><text:bookmark text:name="_o1httfzgudhi"/>7.6 Shields</text:p>
      <text:p text:style-name="P1">Shields reduce Damage Rolls by 1 to a minimum of 1. </text:p>
      <text:p text:style-name="P1"/>
      <text:p text:style-name="P9"><text:bookmark text:name="_wqzhjm1213l4"/>7.7 Use of Multiple Weapons</text:p>
      <text:p text:style-name="P1">When rolling Damage you may choose which Weapon to reference the Damage Roll against after rolling. You must be holding it in your hands or nearest approximations, obviously. </text:p>
      <text:p text:style-name="P1"/>
      <text:p text:style-name="P9"><text:bookmark text:name="_pwej3e988maa"/>7.8 Falling Over</text:p>
      <text:p text:style-name="P1">When on the floor you suffer -2 to all physical rolls against those standing, including Damage Rolls, and must spend a Turn getting to your feet. </text:p>
      <text:p text:style-name="P1"/>
      <text:p text:style-name="P1">7.8.1 Falling Too Far. When engaging in uncontrolled falls you lose 1d6 Stamina per 2 metres fallen when you land.</text:p>
      <text:p text:style-name="P1"/>
      <text:p text:style-name="P9"><text:bookmark text:name="_gqct8bc8b6rl"/><text:soft-page-break/>7.9 Drowning</text:p>
      <text:p text:style-name="P1">When you fail a Swimming Test you begin to Drown and lose 1d6 Stamina. For each consecutive Swimming Test where you make no progress you roll an additional 1d6. So for instance your third failed Swimming roll in a row would lose you 3d6 Stamina. Once you lose all Stamina you have Drowned. </text:p>
      <text:p text:style-name="P1"/>
      <text:p text:style-name="P1">7.9.1 Fire, Poison, and Bleeding. Any ongoing debilitating effects should be treated similarly to Drowning. Unless you have a specific effect in mind have the victim lose 1d6 Stamina per Turn with it optionally becoming more severe unless they either pass a related Advanced Skill Test or successfully Test their Luck (or Skill for Enemies). Improvisation is strongly encouraged. </text:p>
      <text:p text:style-name="P1"/>
      <text:p text:style-name="P1">7.9.2 Degenerative Effects in Combat. Test for Drowning, fire, etc. only when the End of the Round Token is drawn.</text:p>
      <text:p text:style-name="P1"/>
      <text:p text:style-name="P9"><text:bookmark text:name="_9km3552vrli3"/>7.10 Henchmen</text:p>
      <text:p text:style-name="P1">Henchmen are created as you would a monster, with truncated abilities only covering their essence. They are their own people with their own motivations and are not just pieces of equipment. It is up to the GM and players to flesh them out or not as the case may be. Also see Section 5.4.</text:p>
      <text:p text:style-name="P1"/>
      <text:p text:style-name="P9"><text:bookmark text:name="_95dze3p4uvh3"/>7.11 Time</text:p>
      <text:p text:style-name="P1">There are two main units of time in the game: Turns and Rounds. A Turn is what someone does when they hold Initiative and is a few seconds long. A Round is the period between drawing successive End of the Round Tokens and is roughly equal to one minute. </text:p>
      <text:p text:style-name="P1"/>
      <text:p text:style-name="P8"><text:bookmark text:name="_vmdh7fjaaxir"/>8. Damage</text:p>
      <text:p text:style-name="P1">When you win a Roll Versus an opponent in combat you inflict Damage. After successfully hitting someone roll d6 and consult the Damage Charts on the inside front cover of this book. Reference your Damage Roll across the top row and the Weapon down the side. The result is the Damage inflicted and is deducted from your opponent’s Stamina. </text:p>
      <text:p text:style-name="P1"/>
      <text:p text:style-name="P9"><text:bookmark text:name="_dmf3w12zhue5"/>8.1 Double Damage</text:p>
      <text:p text:style-name="P1">When striking a Mighty Blow (7.4) you double the amount of Stamina lost as a result of a Damage Roll.</text:p>
      <text:p text:style-name="P1"/>
      <text:p text:style-name="P9"><text:bookmark text:name="_1lzk2m9h0sjg"/>8.2 Damage Modifiers</text:p>
      <text:p text:style-name="P1">All modifiers that add bonuses to Damage will, unless otherwise specified, modify the roll of the die, not the actual Damage inflicted. So, for instance, I have +1 to my Damage Roll and roll a 5 on the Sword entry. Due to my bonus I am counted as having rolled a 6 and inflict 8 Damage instead of 6. </text:p>
      <text:p text:style-name="P1"/>
      <text:p text:style-name="P9"><text:bookmark text:name="_hhoz131u7tck"/>8.3 Unusual Weapons</text:p>
      <text:p text:style-name="P1">It is entirely acceptable to use existing Weapons to provide the Damage matrix of roughly equivalent Exotic Weapons, such as counting a Rapier as a Sword for Damage purposes. This does not preclude the possibility of making specific matrices for your inventions. </text:p>
      <text:p text:style-name="P1"/>
      <text:p text:style-name="P8"><text:bookmark text:name="_jqhqhhia3qh0"/>9. Armour</text:p>
      <text:p text:style-name="P1">Armour offers a certain degree of protection to your soft and supple body. There are four levels of protection, vaguely defined, allowing you to assign whatever assortment of pots and pans you might be wearing to an appropriate level without too much bother. A target is considered to be Unarmoured, Lightly Armoured, Modestly Armoured, or Heavily Armoured. Each modifies Damage Rolls by 0, -1, -2 and -3 respectively, to a minimum of 1. </text:p>
      <text:p text:style-name="P9"><text:bookmark text:name="_cq7031d5lak1"/><text:soft-page-break/>9.1 Armour Encumbrance</text:p>
      <text:p text:style-name="P1">Armour takes up a number of item slots equal to twice its protective value. So Heavy Armour would use six slots, for example. See Section 10.2 </text:p>
      <text:p text:style-name="P1"/>
      <text:p text:style-name="P8"><text:bookmark text:name="_xcc6hkl1vnsv"/>10. Encumbrance</text:p>
      <text:p text:style-name="P1">You may carry twelve things without issue. On your character sheet you will have twelve spaces to write in the things you’re lugging around with you. </text:p>
      <text:p text:style-name="P1"/>
      <text:p text:style-name="P9"><text:bookmark text:name="_v06gn75yqffs"/>10.1 Small Items</text:p>
      <text:p text:style-name="P1">Some items are of inconsequential individual weight, like arrows, and will only ever take up one slot unless you have an awful lot of them. What constitutes a lot is up to your group to decide. </text:p>
      <text:p text:style-name="P1"/>
      <text:p text:style-name="P9"><text:bookmark text:name="_tu6qt0w6ydmj"/>10.2 Large Items</text:p>
      <text:p text:style-name="P1">Large items are anything you need both hands to hold. They take up two slots in your inventory (we recommend writing them at a jaunty angle to fill up the space). Armour has its own rules. </text:p>
      <text:p text:style-name="P1"/>
      <text:p text:style-name="P9"><text:bookmark text:name="_fcvyy6uqk2k"/>10.3 Retrieving Items in a Hurry</text:p>
      <text:p text:style-name="P1">See Section 6.6. Note that having things near the top of your Inventory list is advantageous, so put things you’ll rarely need in a hurry, like Armour and money, near the bottom. Pack your bags well!</text:p>
      <text:p text:style-name="P1"/>
      <text:p text:style-name="P9"><text:bookmark text:name="_hyd7rmtqw5e3"/>10.4 Overburdened</text:p>
      <text:p text:style-name="P1">If you find yourself carrying more than 12 items you suffer -4 to all rolls due to the inconvenient weight. If you are carrying 18 items or more you suffer -4 to all rolls, you can hardly move, and you count as Unawares (7.3) for anyone wanting to stab you.</text:p>
      <text:p text:style-name="P1"/>
      <text:p text:style-name="P1">10.4.1 Dropping Things in a Hurry. If you want to unburden yourself quickly roll 1d6. The result is how many slots of things you may carefully put down this Turn. At the GM’s discretion you may roll 2d6 if you don’t mind them getting broken or lost.</text:p>
      <text:p text:style-name="P1"/>
      <text:p text:style-name="P8"><text:bookmark text:name="_fvzy6puq9mz9"/>11. Getting Better</text:p>
      <text:p text:style-name="P1">Life is learning and you cannot experience it without growing in some way. Your characters will bend and change in response to their environment. When you successfully use a Skill you stand to learn from it. Put a tick next to it on your character sheet. </text:p>
      <text:p text:style-name="P1"/>
      <text:p text:style-name="P9"><text:bookmark text:name="_smdgd6l2mfur"/>11.1 How to Advance</text:p>
      <text:p text:style-name="P1">The next time you have a chance to rest and reflect on your journey you may check to see what you have learned. Choose up to 3 Advanced Skills or Spells with a tick next to them. If you roll 2d6 over your current Skill Total (Advanced Skill/Spell + Skill) you may increase it by 1. When you have finished rolling, remove all ticks from your sheet.</text:p>
      <text:p text:style-name="P1"/>
      <text:p text:style-name="P1">11.1.1 12+ Advanced Skill. When an Advanced Skill has reached 12 you need to roll a 12 followed by another 12 to improve it further. There is no upper limit to an Advanced Skill. </text:p>
      <text:p text:style-name="P1"><text:soft-page-break/></text:p>
      <text:p text:style-name="P9"><text:bookmark text:name="_a0gmg2lcuyud"/>11.2 Training and Learning New Advanced Skills</text:p>
      <text:p text:style-name="P1">It is also possible to improve your Advanced Skills or to learn new ones, though you must find someone who is willing to teach you. They must have a higher Skill plus Advanced Skill than you and will most likely require payment unless they are your fellow party member or already owe you a favour. Training takes 1 week plus 1 week per rank you already have in the Advanced <text:s/>Skill you are looking to improve. At the end of this time you get one chance at advancement. Failure means you just have to train harder. When learning new Advanced Skills you must Roll Under your Skill on 2d6 (precocious students are easier to teach) to gain your first point.</text:p>
      <text:p text:style-name="P1"/>
      <text:p text:style-name="P8"><text:bookmark text:name="_5u4upsdv9np"/>12. Advanced Skill Descriptions</text:p>
      <text:p text:style-name="P1">In most cases the use of a Skill will be a straight Roll Under the Skill Total (Skill plus Advanced Skill). Situations where this isn’t the case should be obvious. The available Skills are not limited to those listed here. There should be rarer fare available for those who search for it or maybe a character just feels driven to learn the intricacies of farming or opera for some peculiar reason. You may notice some Skills in the Backgrounds section that don’t have entries. Make those up. Since the players don’t ever have to waste time picking through the whole selection don’t be afraid of expanding the list and making them more and more specific. </text:p>
      <text:p text:style-name="P1"/>
      <text:p text:style-name="P1"><text:span text:style-name="T2">Acrobatics</text:span></text:p>
      <text:p text:style-name="P1">Used for rolling, balancing, falling, jumping, etc.</text:p>
      <text:p text:style-name="P1"/>
      <text:p text:style-name="P1"><text:span text:style-name="T2">Astrology</text:span></text:p>
      <text:p text:style-name="P1">An essential Skill for anyone intent on travelling the stars. Can be used to identify stars and constellations, to gather hints on the destination of interdimensional portals, and to make star charts.</text:p>
      <text:p text:style-name="P1"/>
      <text:p text:style-name="P1"><text:span text:style-name="T2">Awareness</text:span></text:p>
      <text:p text:style-name="P1">Anything worth having is well hidden so one must look very carefully. Use this to spot traps, things normally hidden, or things out of the ordinary. </text:p>
      <text:p text:style-name="P3"/>
      <text:p text:style-name="P1"><text:span text:style-name="T2">Climb</text:span></text:p>
      <text:p text:style-name="P1">The usefulness of the ability to clamber up things cannot be overstated. Most climbs should be single rolls though longer or more difficult climbs may require multiple rolls. On these climbs consider requiring a number or total or repeated failures to fall off unless it is a particularly <text:s/>merciless ascent. The GM should use their discretion. </text:p>
      <text:p text:style-name="P1"/>
      <text:p text:style-name="P1"><text:span text:style-name="T2">Crafting Skills</text:span></text:p>
      <text:p text:style-name="P1">This includes any Skill you might think of that comes under the heading of arts and crafts. Blacksmithing, carpentry, painting, opera singing, anything like that. Roll Under the Skill if you want to do something that knowledge of this Skill would reasonably cover. A carpenter might be able to spot a weak bridge while a blacksmith could shoe a horse or an opera singer could identify an aria. Be flexible and reasonable. </text:p>
      <text:p text:style-name="P1"/>
      <text:p text:style-name="P1"><text:span text:style-name="T2">Disguise</text:span></text:p>
      <text:p text:style-name="P1">Covers the use of props to change your appearance. When in disguise you must Roll Under this when someone is liable to see through it. Opposed by Awareness when under scrutiny. </text:p>
      <text:p text:style-name="P1"/>
      <text:p text:style-name="P1"><text:span text:style-name="T2">Etiquette</text:span></text:p>
      <text:p text:style-name="P1">When making a good impression is important Roll Versus your host’s Etiquette. Represents a mechanical understanding of social conduct and those who are better at it are more discerning. </text:p>
      <text:p text:style-name="P1"><text:soft-page-break/></text:p>
      <text:p text:style-name="P1"><text:span text:style-name="T2">Evaluate</text:span></text:p>
      <text:p text:style-name="P1">Test this to get an idea of how much something is worth.</text:p>
      <text:p text:style-name="P1"/>
      <text:p text:style-name="P1"><text:span text:style-name="T2">Fly</text:span></text:p>
      <text:p text:style-name="P1">Use Fly much as you would Run. In normal situations this doesn’t need testing, only in chases or high winds, maybe. Anyone attempting to Fly without this Skill must Test every Round to make sure they don’t crash or lose control.</text:p>
      <text:p text:style-name="P1"/>
      <text:p text:style-name="P1"><text:span text:style-name="T2">Golden Barge Pilot</text:span></text:p>
      <text:p text:style-name="P1">Test this to navigate between the stars on a ship with golden mirror sails. </text:p>
      <text:p text:style-name="P1"/>
      <text:p text:style-name="P1"><text:span text:style-name="T2">Healing</text:span></text:p>
      <text:p text:style-name="P1">Used to stitch wounds and apply ointments, stop bleeding, slow poison and the like. Also used for stabilising dying people. </text:p>
      <text:p text:style-name="P1"/>
      <text:p text:style-name="P1"><text:span text:style-name="T2">Languages</text:span></text:p>
      <text:p text:style-name="P1">Represents relative competence in specific languages and would only need to be Tested if trying to understand something incredibly arcane or technical. It’s assumed that once you have one point in a language you can understand it passably. You get one tick in a language for every month of intense tuition or complete submersion in it.</text:p>
      <text:p text:style-name="P1"/>
      <text:p text:style-name="P1"><text:span text:style-name="T2">Locks</text:span></text:p>
      <text:p text:style-name="P1">This allows a character to examine and open locks but does not detect traps. Roll Versus an imaginary locksmith whose Skill is somewhere between 6 and 12 with 6 being easy and 12 being very hard. </text:p>
      <text:p text:style-name="P1"/>
      <text:p text:style-name="P1"><text:span text:style-name="T2">Mathmology</text:span></text:p>
      <text:p text:style-name="P1">Use this to gain insight into angles, pressures, numbers, and other such arcane arts. You could, for instance, Test your Mathmology to get a good idea of the surface tension of a ball of inert plasmic goo or to find the fulcrum for tripping a giant.</text:p>
      <text:p text:style-name="P1"/>
      <text:p text:style-name="P1"><text:span text:style-name="T2">Poison</text:span></text:p>
      <text:p text:style-name="P1">You may Test this Skill during down time to create a single dose of poison. Pick which kind it is when you make it. This list is not exhaustive — more exotic ones may be available if you possess the knowledge and ingredients. 1d3 Common Poisons of Troika: 1 Causes anyone ingesting it to Test their Luck (or Skill for Enemies) or lose 4d6 Stamina. 2 Add 1 to all Damage Rolls while this is applied to piercing or edged Weapons. If you Roll a 1 for Damage the poison has worn off. 3 Causes anyone ingesting it to fall unconscious for 1d6 hours. </text:p>
      <text:p text:style-name="P1"/>
      <text:p text:style-name="P1"><text:span text:style-name="T2">Ride</text:span></text:p>
      <text:p text:style-name="P1">Everyone is assumed to have basic animal riding Skill though anything more than trotting slowly will require some kind of roll to avoid trouble. </text:p>
      <text:p text:style-name="P1"><text:soft-page-break/></text:p>
      <text:p text:style-name="P1"><text:span text:style-name="T2">Run</text:span></text:p>
      <text:p text:style-name="P1">When it matters how fast you are, or if you can reach somewhere in time, use this. A basic chase is an Roll Versus. </text:p>
      <text:p text:style-name="P1"/>
      <text:p text:style-name="P1"><text:span text:style-name="T2">Second Sight</text:span></text:p>
      <text:p text:style-name="P1">Use of this allows the detection of magic. On a successful Test you focus your inner eye and all sorcerous activity glows faintly for a moment. </text:p>
      <text:p text:style-name="P1"/>
      <text:p text:style-name="P1"><text:span text:style-name="T2">Secret Signs</text:span></text:p>
      <text:p text:style-name="P1">Used to identify marks, handshakes, code words, etc. of one specific society. You would, for example, be able to read the secret marks left on people’s door posts by fellow hobos. </text:p>
      <text:p text:style-name="P1"/>
      <text:p text:style-name="P1"><text:span text:style-name="T2">Sleight of Hand</text:span></text:p>
      <text:p text:style-name="P1">Steal or hide small things. This is Tested only if someone is actively looking for them. A character may simply declare they are hiding something, only rolling this when the hiddenness is questioned.</text:p>
      <text:p text:style-name="P1"/>
      <text:p text:style-name="P1"><text:span text:style-name="T2">Sneak</text:span></text:p>
      <text:p text:style-name="P1">The art of remaining unseen. This is Tested only when someone or something is actively trying to detect you. The sneaker would Roll Versus the Awareness of those searching for them; anyone beating the sneaker’s score detects them. </text:p>
      <text:p text:style-name="P1"/>
      <text:p text:style-name="P1"><text:span text:style-name="T2">Strength</text:span></text:p>
      <text:p text:style-name="P1">Used for lifting and breaking things. May also be used to grapple people if no grappling-appropriate Weapon Skill is possessed, though it counts for half rounded up. </text:p>
      <text:p text:style-name="P1"/>
      <text:p text:style-name="P1"><text:span text:style-name="T2">Swim</text:span></text:p>
      <text:p text:style-name="P1">Use this while swimming in dangerous waters, diving, holding your breath for long periods, and so on. If you have this Skill you don’t need to roll it for normal conditions. Characters without it are assumed to not be able to swim and need to test Swimming every round they remain in the water or start Drowning (7.9). Receive a penalty to this Skill equal to half the number of item slots filled. </text:p>
      <text:p text:style-name="P1"/>
      <text:p text:style-name="P1"><text:span text:style-name="T2">Tracking</text:span></text:p>
      <text:p text:style-name="P1">Used to stalk prey and find tracks. When stalking a quarry this is treated as an opposed Roll Versus the opponent’s Tracking or Sneaking.</text:p>
      <text:p text:style-name="P1"/>
      <text:p text:style-name="P1"><text:span text:style-name="T2">Trapping</text:span></text:p>
      <text:p text:style-name="P1">Use this to set and disarm traps. When setting traps Roll Under your Trapping Skill and describe how the trap is made with the materials at hand. When someone wishes to disarm a trap they must Roll Versus the original trap-setter’s Trapping Skill. If the GM doesn’t know what that number should be assume 6 to be pretty simple while 12 is incredibly hard. Scale it between those as appropriate. </text:p>
      <text:p text:style-name="P1"><text:soft-page-break/></text:p>
      <text:p text:style-name="P1"><text:span text:style-name="T2">Tunnel Fighting</text:span></text:p>
      <text:p text:style-name="P1">You may use this Skill in place of your Weapon Skill while fighting in confined spaces where you would otherwise be unable to swing your Weapon about. You ignore all penalties the GM might associate with fighting in such a situation. </text:p>
      <text:p text:style-name="P1"/>
      <text:p text:style-name="P1"><text:span text:style-name="T2">Weapon Fighting</text:span></text:p>
      <text:p text:style-name="P1">Choose what general category of Weapons this covers when you take this Skill. Roll Versus during combat when using the appropriate method of assault. The GM is encouraged to allow Weapon categories to be broadly applicable, such as Glaive Fighting being equivalent to Polearm Fighting.</text:p>
      <text:p text:style-name="P1"/>
      <text:p text:style-name="P1"><text:span text:style-name="T2">Other</text:span></text:p>
      <text:p text:style-name="P1">If a Skill isn’t listed here then make it up. Anything can be a Skill, from Jousting to Gambling to Eating. Skills are primarily used as flavour and the occasional fun instance where your incredibly specific and heretofore useless ability helps you and your friends out is priceless. </text:p>
      <text:p text:style-name="P1"/>
      <text:p text:style-name="P8"><text:bookmark text:name="_jw1kkiccodqt"/>13. Items</text:p>
      <text:p text:style-name="P1">13.1 If an item is not listed here assume it adds a bonus of +1 to rolls associated with it. Lockpicks, for instance, would add +1 to Lock rolls while a rope would add +1 to Climb, and so on. </text:p>
      <text:p text:style-name="P1"/>
      <text:p text:style-name="P1">13.2 Item bonuses only apply if you are trained in the Skill they are meant to enhance. Lockpicks will only give their bonus if you know how to use lockpicks (have 1+ in Locks already). </text:p>
      <text:p text:style-name="P1"/>
      <text:p text:style-name="P1">13.3 An incomplete list of desirous things:</text:p>
      <text:p text:style-name="P1"/>
      <text:p text:style-name="P1">Astrological Equipment requires twenty minutes to set up and use but doesn’t need to be outside. Consists of a ruby specular, charms against reciprocal observation, and complicated charts of the spheres. Grants +1 to Astrology.</text:p>
      <text:p text:style-name="P1"/>
      <text:p text:style-name="P1">A bale hook counts as a Knife for Damage and grants +1 on rolls to lift heavy objects.</text:p>
      <text:p text:style-name="P1"/>
      <text:p text:style-name="P1">The blue star maps of Corda hold the secrets of travel between the spheres. Every juncture in space and time can be found on its many square metred face if one is sufficiently educated in its use. Test Astrology to tell the precise destination of any portal.</text:p>
      <text:p text:style-name="P1"/>
      <text:p text:style-name="P1">An Epopt’s Staff is a tool, an advert, and, in a pinch, a Weapon. In its head is set a cloudy ruby, like a useless magnifying glass, which grants the user +1 Second Sight while peering through it. </text:p>
      <text:p text:style-name="P1"/>
      <text:p text:style-name="P1">A fusil is a long Weapon that looks like a rifle and can be used in melee as a Club. A Fusil holds 6 charges before the plasmic core needs replacing. </text:p>
      <text:p text:style-name="P1"/>
      <text:p text:style-name="P1"><text:soft-page-break/>Knuckle dice are made from the nimble, petal shaped knuckle bones of goblins and make excellent two sided dice. </text:p>
      <text:p text:style-name="P1"/>
      <text:p text:style-name="P1">A pistolet is a hand held energy Weapon. Holds enough energy for 8 shots. </text:p>
      <text:p text:style-name="P1"/>
      <text:p text:style-name="P1">Plasmic cores are crystalised starlight cast in metal. Or astral vapours captured in glass. Or maybe hard-ghosts? Whatever it is, it’s pretty and used as a fuel source for exotic Weapons and reckless magicians. A plasmic core can be cracked open and huffed by a wizard in place of spending Stamina on a Spell. However, if an Oops! Table roll is called for the wizard has overdosed and drops dead, foaming at the mouth. </text:p>
      <text:p text:style-name="P1"/>
      <text:p text:style-name="P1">The pocket barometer is part of a fashionable affectation for the metropolitan Troikan. Though the city has no discernable weather it is considered polite to check it intermittently and comment on the present clemency and hope for it to continue into the future. Examining its quartz face will inform you of future weather with 5 in 6 accuracy. </text:p>
      <text:p text:style-name="P1"/>
      <text:p text:style-name="P1">Pocket gods are little cloth puppets made in the image of your numerous gods. If you whisper a secret to one and throw it away you regain 1 Luck. </text:p>
      <text:p text:style-name="P1"/>
      <text:p text:style-name="P1">Ruby lorgnettes are collapsable spectacles made with ruby lenses that require a free hand to use. While wearing them your sight is impaired but you can see sorcerous activity clearly (+2 Second Sight).</text:p>
      <text:p text:style-name="P1"/>
      <text:p text:style-name="P1">Salt is the poor man’s Silver. Where Silver kills the demonic and the dead Salt merely harms or bars.</text:p>
      <text:p text:style-name="P1"/>
      <text:p text:style-name="P1">Silver is the star metal, the most untouched material fallen from the hump-backed sky. Weapons made from it may inflict Damage to creatures normally immune to material harm. </text:p>
      <text:p text:style-name="P1"/>
      <text:p text:style-name="P1">A tea set grants +1 to Etiquette when you have the time to sit down and make tea for those you are trying to impress. </text:p>
      <text:p text:style-name="P1"/>
      <text:p text:style-name="P1">The Velare, when inactive, looks like an ornate piece of costume jewellery, usually a brooch or a circlet. When active it produces a full body disguise on the wearer formed from hard-light. Grants +4 Disguise. Lasts for 24 hours before needing to be recharged with a plasmic core. </text:p>
      <text:p text:style-name="P1"/>
      <text:p text:style-name="P1">Witch-hair ropes are immune to manipulation via magical means. </text:p>
      <text:p text:style-name="P1"/>
      <text:p text:style-name="P1">A yoke gives you +4 carry capacity while worn but you can’t use your hands while wearing it. </text:p>
      <text:p text:style-name="P1"/>
      <text:p text:style-name="P8"><text:bookmark text:name="_bry1b2frxmxs"/>14. Spells</text:p>
      <text:p text:style-name="P1">To cast a Spell you must spend Stamina equal to the casting cost (the number in brackets) and Roll Under your Skill Total in the Spell you wish to cast. A double 1 will always succeed while a double 6 will always fail and require a roll on the Oops! Table. </text:p>
      <text:p text:style-name="P1"/>
      <text:p text:style-name="P1"><text:soft-page-break/><text:span text:style-name="T2">Affix (3)</text:span> </text:p>
      <text:p text:style-name="P1">Cause a subject to be fixed in place. While they are so held they do not</text:p>
      <text:p text:style-name="P1">move, breathe, fall, perspire, acquire, or otherwise change. They are totally</text:p>
      <text:p text:style-name="P1">immune to harm, in fact. Lasts for 3 minutes.</text:p>
      <text:p text:style-name="P1"/>
      <text:p text:style-name="P1"><text:span text:style-name="T2">Amity (4)</text:span></text:p>
      <text:p text:style-name="P1">The College of Friends always sends out its Factotums on nights after Amity classes. Clearing out the bars and brothels of their drunken apprentices is tiring work. Use of this Spell causes the target to Test their Luck (or Skill for Enemies) or become very friendly towards the wizard, as though they were an old friend. They will not act irrationally, though, and if they were already a bit of a boor this might not change much. </text:p>
      <text:p text:style-name="P1"/>
      <text:p text:style-name="P1"><text:span text:style-name="T2">Animate (2)</text:span></text:p>
      <text:p text:style-name="P1">Cause inanimate objects to question their place. One object up to the size of a human baby may be caused to hop around and do whatever else the wizard wishes. </text:p>
      <text:p text:style-name="P1"/>
      <text:p text:style-name="P1"><text:span text:style-name="T2">Assassin’s Dagger (3)</text:span></text:p>
      <text:p text:style-name="P1">Evocatively named but actually quite mundane. The wizard whispers to an object and that object then seeks out and vigorously and repeatedly bumps into the desired target. Obviously if you whisper to a poisoned dagger the result is one thing while doing it to a letter is another. Travels any distance and always arrives (eventually).</text:p>
      <text:p text:style-name="P1"/>
      <text:p text:style-name="P1"><text:span text:style-name="T2">Assume Shape (4)</text:span></text:p>
      <text:p text:style-name="P1">The wizard undergoes a distressing transformation into an inanimate object no larger than a piano and no smaller than a cup. Lasts until ended. </text:p>
      <text:p text:style-name="P1"/>
      <text:p text:style-name="P1"><text:span text:style-name="T2">Astral Reach (1)</text:span></text:p>
      <text:p text:style-name="P1">The Sorcerers of the Academy of Doors are most famous for this one Spell. With it they may reach through any portal and into another known receptacle. For example they might use it to reach through to a safe in their manse via their purse. This Spell only allows partial translocation— the wizard cannot fully or permanently enter. </text:p>
      <text:p text:style-name="P1"/>
      <text:p text:style-name="P1"><text:span text:style-name="T2">Babble (2)</text:span></text:p>
      <text:p text:style-name="P1">The wizard speaks nonsense while watching the intended target, causing their words to trip and confuse. This may be done under their breath and relatively subtly. </text:p>
      <text:p text:style-name="P1"/>
      <text:p text:style-name="P1"><text:span text:style-name="T2">Banish Spirit (6)</text:span></text:p>
      <text:p text:style-name="P1">The wizard explains, clearly, sternly, why it is impossible that the spirit could be here at this time. The spirit must Test its Luck (or Skill for Enemies) or be sent to somewhere less improbable. </text:p>
      <text:p text:style-name="P1"/>
      <text:p text:style-name="P1"><text:span text:style-name="T2">Befuddle (1)</text:span></text:p>
      <text:p text:style-name="P1"><text:soft-page-break/>A wizard’s touch can shake up someone’s mind like a snow globe. The target makes all rolls at a -1 penalty until their head clears. Lasts for 3 minutes. </text:p>
      <text:p text:style-name="P1"/>
      <text:p text:style-name="P1"><text:span text:style-name="T2">Blood Shroud (4)</text:span></text:p>
      <text:p text:style-name="P1">Smear a small amount of a demon’s blood on yourself to become completely invisible to them, even if you attack or speak to them, for 6 hours. </text:p>
      <text:p text:style-name="P1"/>
      <text:p text:style-name="P1"><text:span text:style-name="T2">Breach (2)</text:span></text:p>
      <text:p text:style-name="P1">The wizard’s hands work elemental material as though it were soft clay. Fire, stone, goo, earth, fog, all of it behaves like clay under their touch. Lasts for 9 minutes. </text:p>
      <text:p text:style-name="P1"/>
      <text:p text:style-name="P1"><text:span text:style-name="T2">Brittle Twigs (2)</text:span></text:p>
      <text:p text:style-name="P1">You snap a twig or other brittle object to cause an injury in another. They must Test their Luck (or Skill for Enemies) or suffer a broken bone. </text:p>
      <text:p text:style-name="P1"/>
      <text:p text:style-name="P1"><text:span text:style-name="T2">Callous Strike (1)</text:span></text:p>
      <text:p text:style-name="P1">The Wizard-Knights are most famous for their remote combat whereby they swing their Silver Swords seemingly at nothing only for their opponents, many metres away, to be torn to tatters. This Spell can be used in place of a melee attack by Rolling Versus as normal and inflicting Damage according to the Weapon used. May only be used against targets within clear sight.</text:p>
      <text:p text:style-name="P1"/>
      <text:p text:style-name="P1"><text:span text:style-name="T2">Coal Resolve (1)</text:span></text:p>
      <text:p text:style-name="P1">This Spell turns one’s heart into a burning ember of grief. Those under its effect are so consumed by grief that they are immune to mind controlling effects and the non-physical impact of pain. Lasts until the next rest. </text:p>
      <text:p text:style-name="P1"/>
      <text:p text:style-name="P1"><text:span text:style-name="T2">Cockroach (5)</text:span></text:p>
      <text:p text:style-name="P1">A popular Spell that turns troublesome folk into humiliated animals. The target must Test their Luck (or Skill for Enemies) or be turned into an insignificant creature of the wizard’s choice. Lasts forever. </text:p>
      <text:p text:style-name="P1"/>
      <text:p text:style-name="P1"><text:span text:style-name="T2">Cone of Air (2)</text:span></text:p>
      <text:p text:style-name="P1">Creates a mysterious and specifically shaped cone of air focused on a touched target’s head. They may continue to breathe the freshest of air for 12 minutes.</text:p>
      <text:p text:style-name="P1"/>
      <text:p text:style-name="P1"><text:span text:style-name="T2">Darkness (3)</text:span></text:p>
      <text:p text:style-name="P1">Summon a stationary, perfect sphere of darkness up to five metres from the wizard for up to 3 minutes. </text:p>
      <text:p text:style-name="P1"/>
      <text:p text:style-name="P1"><text:span text:style-name="T2">Darksee (1)</text:span></text:p>
      <text:p text:style-name="P1"><text:soft-page-break/>The wizard reaches into their sockets and extricates their eyes. Thus freed, the dark void behind can see perfectly well in pitch blackness and suffer excruciating pain in light (-4 penalty to all rolls). Be careful not to lose those eyeballs as re-inserting them is the only way to end the Spell. </text:p>
      <text:p text:style-name="P1"/>
      <text:p text:style-name="P1"><text:span text:style-name="T2">Diminish (2) </text:span></text:p>
      <text:p text:style-name="P1">Cause something to Test its Luck (or Skill for Enemies) or reduce its size by half. Lasts 3 minutes.</text:p>
      <text:p text:style-name="P1"/>
      <text:p text:style-name="P1"><text:span text:style-name="T2">Drown (4)</text:span></text:p>
      <text:p text:style-name="P1">Cause a target’s lungs to fill with water. They must Test their Luck (or Skill for Enemies). If they fail they start to Drown (7.9) and are incapacitated as water pours from their mouth. They may Test again once per Turn until they pass, at which point the Spell ends. </text:p>
      <text:p text:style-name="P1"/>
      <text:p text:style-name="P1"><text:span text:style-name="T2">Earthquake (5)</text:span></text:p>
      <text:p text:style-name="P1">The wizard hikes up their wizard robe and stomps their wizard feet. An area 30 metres around them suffers a massive earthquake. Everyone must Test their Luck (or Skill for Enemies) or fall through a crack in the earth, taking falling Damage and being stuck in a bloody great big hole (7.8.1). Buildings may be wrecked unless especially sturdy.</text:p>
      <text:p text:style-name="P1"/>
      <text:p text:style-name="P1"><text:span text:style-name="T2">Ember (2)</text:span></text:p>
      <text:p text:style-name="P1">A simple but effective summoning of fire. Flames the size of a small bonfire appear somewhere within 12 metres of the wizard. Once present there is no accounting for its actions. </text:p>
      <text:p text:style-name="P1"/>
      <text:p text:style-name="P1"><text:span text:style-name="T2">Exchange Shape (5)</text:span></text:p>
      <text:p text:style-name="P1">What looks like a hug is in fact fell wizardry! The wizard bumps into another and exchanges bodies. Lasts until the wizard chooses to end it but they must be within sight of their own body for this to happen.</text:p>
      <text:p text:style-name="P1"/>
      <text:p text:style-name="P1"><text:span text:style-name="T2">Exorcism (1)</text:span></text:p>
      <text:p text:style-name="P1">The Red Priests posit that all negative behaviour is a symptom of some level of possession, or at least direct influence, by the forces of Change, unwitting agents of Mass in need of healing. The wizard throws salt at their target and Rolls Versus the possessing spirit to cast it out. In the case of a Fumble the spirit is drawn into and possesses the wizard. </text:p>
      <text:p text:style-name="P1"/>
      <text:p text:style-name="P1"><text:span text:style-name="T2">Explode (5)</text:span></text:p>
      <text:p text:style-name="P1">So simple that it’s arguably not even a Spell but rather a premeditated failure of catastrophic proportions. The wizard causes a one cubic metre object to explode and deal Damage to everyone within 24 metres depending on proximity. Those within 6 metres take Damage as a Gigantic Beast, within 12 as a Large Beast, 18 as a Modest Beast and 24 as a Small Beast. </text:p>
      <text:p text:style-name="P3"/>
      <text:p text:style-name="P1"><text:span text:style-name="T2">Farseeing (2) </text:span></text:p>
      <text:p text:style-name="P1">Endows the wizard with engorged, plate-like eyes that are able to see in minute detail for miles around but are unable to see anything up close. Lasts until ended. </text:p>
      <text:p text:style-name="P1"/>
      <text:p text:style-name="P1"><text:span text:style-name="T2">Fear (1)</text:span></text:p>
      <text:p text:style-name="P1"><text:soft-page-break/>In the eyes of one poor target the wizard grows into a primal monster from the depths of their lizard brain. They will attempt to flee and if flight is impossible they will curl up in a ball and whimper. They may Test their Luck (or Skill for Enemies) to resist the illusion. </text:p>
      <text:p text:style-name="P1"/>
      <text:p text:style-name="P1"><text:span text:style-name="T2">Find (2)</text:span></text:p>
      <text:p text:style-name="P1">When wizards lose their glasses they mumble to themselves until they turn up. The thing being sought must be a specific object, not a general category or type, and the direction is only given in terms of compass points. </text:p>
      <text:p text:style-name="P1"/>
      <text:p text:style-name="P1"><text:span text:style-name="T2">Fire Bolt (1)</text:span></text:p>
      <text:p text:style-name="P1">Shoot impressive flames from your fingertips, dealing Damage to one target within 20 metres. </text:p>
      <text:p text:style-name="P1"/>
      <text:p text:style-name="P1">Damage Roll:</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3</text:p>
          </table:table-cell>
          <table:table-cell table:style-name="Table1.A1" office:value-type="string">
            <text:p text:style-name="P5">4</text:p>
          </table:table-cell>
          <table:table-cell table:style-name="Table1.A1" office:value-type="string">
            <text:p text:style-name="P5">5</text:p>
          </table:table-cell>
          <table:table-cell table:style-name="Table1.A1" office:value-type="string">
            <text:p text:style-name="P5">6</text:p>
          </table:table-cell>
          <table:table-cell table:style-name="Table1.A1" office:value-type="string">
            <text:p text:style-name="P5">7+</text:p>
          </table:table-cell>
        </table:table-row>
        <table:table-row table:style-name="Table1.1">
          <table:table-cell table:style-name="Table1.A1" office:value-type="string">
            <text:p text:style-name="P5">3</text:p>
          </table:table-cell>
          <table:table-cell table:style-name="Table1.A1" office:value-type="string">
            <text:p text:style-name="P5">3</text:p>
          </table:table-cell>
          <table:table-cell table:style-name="Table1.A1" office:value-type="string">
            <text:p text:style-name="P5">5</text:p>
          </table:table-cell>
          <table:table-cell table:style-name="Table1.A1" office:value-type="string">
            <text:p text:style-name="P5">7</text:p>
          </table:table-cell>
          <table:table-cell table:style-name="Table1.A1" office:value-type="string">
            <text:p text:style-name="P5">9</text:p>
          </table:table-cell>
          <table:table-cell table:style-name="Table1.A1" office:value-type="string">
            <text:p text:style-name="P5">12</text:p>
          </table:table-cell>
          <table:table-cell table:style-name="Table1.A1" office:value-type="string">
            <text:p text:style-name="P5">16</text:p>
          </table:table-cell>
        </table:table-row>
      </table:table>
      <text:p text:style-name="P1"/>
      <text:p text:style-name="P1"/>
      <text:p text:style-name="P1"><text:span text:style-name="T2">Flash (3)</text:span></text:p>
      <text:p text:style-name="P1">The wizard claps neatly and issues forth the light of a thousand suns from their hands. All within 20 metres must Test their Luck (or Skill for Enemies) or be blinded for 1d6 minutes. </text:p>
      <text:p text:style-name="P1"/>
      <text:p text:style-name="P1"><text:span text:style-name="T2">Gills (3)</text:span></text:p>
      <text:p text:style-name="P1">The wizard may permanently gift a touched subject with gills, replacing their usual breathing arrangement if they fail to Test their Luck (or Skill for Enemies). Useful for underwater excursions but less so when inflicted upon a chap in the middle of town. The wizard may end this at will. </text:p>
      <text:p text:style-name="P1"/>
      <text:p text:style-name="P1"><text:span text:style-name="T2">Grow (2)</text:span></text:p>
      <text:p text:style-name="P1">Cause an item to grow half its size again if it fails to Test its Luck (or Skill for Enemies). Lasts for 3 minutes. </text:p>
      <text:p text:style-name="P1"/>
      <text:p text:style-name="P1"><text:span text:style-name="T2">Helping Hands (1)</text:span></text:p>
      <text:p text:style-name="P1">Animate hands spring forth from an inanimate surface and perform any task the wizard requires but are limited to being rooted to the spot from which they sprang. They last until the wizard wills it or leaves the location. </text:p>
      <text:p text:style-name="P1"/>
      <text:p text:style-name="P1"><text:span text:style-name="T2">Hurricane (5)</text:span></text:p>
      <text:p text:style-name="P1">The wizard waves their hands in the air like they just don’t care, which, being wizards, they likely don’t. A mighty gust knocks everyone over within 30 metres who fails to Test their Luck (or Skill for Enemies), dealing 1d3 Damage and making an awful mess. Lasts for 10 minutes. Test Luck every Turn if not taking cover or else take further Damage. </text:p>
      <text:p text:style-name="P1"><text:soft-page-break/></text:p>
      <text:p text:style-name="P1"><text:span text:style-name="T2">Illusion (2 per viewer)</text:span></text:p>
      <text:p text:style-name="P1">Those viewing this illusion may Test their Luck (or Skill for Enemies) to unveil the trickery. Lasts until the wizard leaves or falls asleep. </text:p>
      <text:p text:style-name="P1"/>
      <text:p text:style-name="P1"><text:span text:style-name="T2">Invisibility (3)</text:span></text:p>
      <text:p text:style-name="P1">The wizard turns flesh into refractive crystal sheets. It’s very uncomfortable and you make a slight shish-ing sound as you move but are quite invisible and don’t suffer from the usual limitations of illusions. Lasts for 3 minutes after which you noisily reform into dull and frustratingly opaque flesh. </text:p>
      <text:p text:style-name="P1"/>
      <text:p text:style-name="P1"><text:span text:style-name="T2">Ironhand (3)</text:span></text:p>
      <text:p text:style-name="P1">The common man does not appreciate exactly how close flesh and iron are when considered relative to, say, flesh and the smell of hot tea. With some slight convincing the wizard may cause a target’s flesh to behave as though it had the desirable properties of metal. They get +1 Skill and immunity to modestly proportioned fires for 3 minutes. </text:p>
      <text:p text:style-name="P1"/>
      <text:p text:style-name="P1"><text:span text:style-name="T2">Jolt (1)</text:span></text:p>
      <text:p text:style-name="P1">The mischievous apprentice’s favourite Spell, Jolt sends an arc of electricity from the wizard’s outstretched hand towards a target. Ignores Armour. </text:p>
      <text:p text:style-name="P1"/>
      <text:p text:style-name="P1">Damage roll</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1</text:p>
          </table:table-cell>
          <table:table-cell table:style-name="Table2.A1" office:value-type="string">
            <text:p text:style-name="P5">2</text:p>
          </table:table-cell>
          <table:table-cell table:style-name="Table2.A1" office:value-type="string">
            <text:p text:style-name="P5">3</text:p>
          </table:table-cell>
          <table:table-cell table:style-name="Table2.A1" office:value-type="string">
            <text:p text:style-name="P5">4</text:p>
          </table:table-cell>
          <table:table-cell table:style-name="Table2.A1" office:value-type="string">
            <text:p text:style-name="P5">5</text:p>
          </table:table-cell>
          <table:table-cell table:style-name="Table2.A1" office:value-type="string">
            <text:p text:style-name="P5">6</text:p>
          </table:table-cell>
          <table:table-cell table:style-name="Table2.A1" office:value-type="string">
            <text:p text:style-name="P5">7+</text:p>
          </table:table-cell>
        </table:table-row>
        <table:table-row table:style-name="Table2.1">
          <table:table-cell table:style-name="Table2.A1" office:value-type="string">
            <text:p text:style-name="P5">2</text:p>
          </table:table-cell>
          <table:table-cell table:style-name="Table2.A1" office:value-type="string">
            <text:p text:style-name="P5">2</text:p>
          </table:table-cell>
          <table:table-cell table:style-name="Table2.A1" office:value-type="string">
            <text:p text:style-name="P5">3</text:p>
          </table:table-cell>
          <table:table-cell table:style-name="Table2.A1" office:value-type="string">
            <text:p text:style-name="P5">3</text:p>
          </table:table-cell>
          <table:table-cell table:style-name="Table2.A1" office:value-type="string">
            <text:p text:style-name="P5">5</text:p>
          </table:table-cell>
          <table:table-cell table:style-name="Table2.A1" office:value-type="string">
            <text:p text:style-name="P5">7</text:p>
          </table:table-cell>
          <table:table-cell table:style-name="Table2.A1" office:value-type="string">
            <text:p text:style-name="P5">9</text:p>
          </table:table-cell>
        </table:table-row>
      </table:table>
      <text:p text:style-name="P1"/>
      <text:p text:style-name="P1"><text:span text:style-name="T2">Languages (1)</text:span></text:p>
      <text:p text:style-name="P1">The wizard forms a mouth with their hands through which they can speak any language. They can simultaneously cup their other hand to their ear to understand them in return. Lasts for one conversation. </text:p>
      <text:p text:style-name="P1"/>
      <text:p text:style-name="P1"><text:span text:style-name="T2">Leech (2)</text:span></text:p>
      <text:p text:style-name="P1">The necromancer must place their hands on a living subject and allow their fingertips to transform into sucking apertures which drain the victim of blood. Deal 2d6 Damage to your victim and regain half as much Stamina. </text:p>
      <text:p text:style-name="P1"/>
      <text:p text:style-name="P1"><text:span text:style-name="T2">Levitate (2)</text:span></text:p>
      <text:p text:style-name="P1">Elevates the wizard or another on the backs of tiny invisible sprites who answer only to their summoner. May float about for 3 minutes. </text:p>
      <text:p text:style-name="P1"/>
      <text:p text:style-name="P1"><text:span text:style-name="T2">Life Line (1)</text:span></text:p>
      <text:p text:style-name="P1"><text:soft-page-break/>Created by the Horizon Knights to enable them to take the fight to the Nothing, they would cast this on their squires and dive off the edge of creation. While this Spell lasts the wizard’s essential bodily functions are linked to another, thereby enabling them to breath or eat for the recipient. They will need to breathe and eat for two, which makes it hard to do anything useful while linked. The Spell lasts for a day, until cancelled, or until the death of the linked person. Note if the linked person dies, starves, or is choked you will suffer equally. </text:p>
      <text:p text:style-name="P1"/>
      <text:p text:style-name="P1"><text:span text:style-name="T2">Light (1)</text:span></text:p>
      <text:p text:style-name="P1">Create an ethereal orb of light that glows like a torch. Lasts 6 hours and can be extinguished at will. </text:p>
      <text:p text:style-name="P1"/>
      <text:p text:style-name="P1"><text:span text:style-name="T2">Lock (1)</text:span></text:p>
      <text:p text:style-name="P1">Magically lock an object. The object must have a lockable aspect to it but is now magically sealed. Permanent until undone or dismissed. </text:p>
      <text:p text:style-name="P1"/>
      <text:p text:style-name="P1"><text:span text:style-name="T2">Mirror Selves (3)</text:span></text:p>
      <text:p text:style-name="P1">In the minds of others the wizard appears to be, in fact, three wizards. All three will perform the same actions in unison, offering attackers only a 1 in 3 chance of targeting the right wizard. Lasts for 12 minutes. </text:p>
      <text:p text:style-name="P1"/>
      <text:p text:style-name="P1"><text:span text:style-name="T2">Natter (1)</text:span></text:p>
      <text:p text:style-name="P1">As everyone knows, wizards are excellent ventriloquists, so good, in fact, that they can throw their voice inside another’s mouth. They can target anyone within sight and transmit a short sentence.</text:p>
      <text:p text:style-name="P1"/>
      <text:p text:style-name="P1"><text:span text:style-name="T2">Open (1)</text:span></text:p>
      <text:p text:style-name="P1">The wizard chooses a reality wherein the lock was open all along. May be used to open any mundane door or container and counteract a Lock Spell. </text:p>
      <text:p text:style-name="P1"/>
      <text:p text:style-name="P1"><text:span text:style-name="T2">Peace (2)</text:span></text:p>
      <text:p text:style-name="P1">Open up the mind to universal love and cause two subjects to Test their Luck (or Skill for Enemies) or cease hostilities. They will still defend themselves if attacked but will at least appreciate the pettiness of it. </text:p>
      <text:p text:style-name="P1"/>
      <text:p text:style-name="P1"><text:span text:style-name="T2">Poison (1)</text:span></text:p>
      <text:p text:style-name="P1">When cast upon a liquid this Spell causes it to become deadly poison. The liquid deals 4 Damage if drunk and 1 Damage per Turn until the target successfully Tests their Luck (or Skill for Enemies). The liquid loses its potency after an hour. </text:p>
      <text:p text:style-name="P1"/>
      <text:p text:style-name="P1"><text:span text:style-name="T2">Posthumous Vitality (5)</text:span></text:p>
      <text:p text:style-name="P1">Necromancers, known for their social inadequacy, often find themselves having to make friends. This Spell requires a fresh, or at least whole and lubricated, corpse. The wizard rolls 2d6 plus their Posthumous Vitality Skill Total and consults the following chart (13+ counts for an Advancement tick): 4-12 Nothing happens. 13-14 The vitality is clumsily applied, causing the body to explode messily. A new one will need to be found. 15-16 The creature is animated and will last for 24 hours before literally falling to pieces. 17+ Perfect reanimation. The creature will last until destroyed. </text:p>
      <text:p text:style-name="P1"/>
      <text:p text:style-name="P1"><text:span text:style-name="T2">Presence (1)</text:span></text:p>
      <text:p text:style-name="P1"><text:soft-page-break/>This Spell creates the sense of being watched by a patriarchal figure. Some find it comforting, others, not so much. </text:p>
      <text:p text:style-name="P1"/>
      <text:p text:style-name="P1"><text:span text:style-name="T2">Protection from Rain (1)</text:span></text:p>
      <text:p text:style-name="P1">This Spell prevents the wizard from getting rained upon for one shower. </text:p>
      <text:p text:style-name="P1"/>
      <text:p text:style-name="P1"><text:span text:style-name="T2">Purple Lens (1)</text:span></text:p>
      <text:p text:style-name="P1">The recipient’s eyes glow purple as they experience an alternative reality where people are kind, their surroundings are beautiful, their food is indulgent, and so on. This doesn’t change the reality of things but it does make them more palatable. Lasts until they want it to end. </text:p>
      <text:p text:style-name="P1"/>
      <text:p text:style-name="P1"><text:span text:style-name="T2">Quench (1)</text:span></text:p>
      <text:p text:style-name="P1">Snuff a small flame with the wave of a hand.</text:p>
      <text:p text:style-name="P1"/>
      <text:p text:style-name="P1"><text:span text:style-name="T2">Read Entrails (1)</text:span></text:p>
      <text:p text:style-name="P1">The wizard can get the answer to one question from the entrails of a living creature. The size and importance of the creature influences the level of knowledge gained. Small, common animals are able to offer yes or no answers, oxen can predict things obtusely, lamassu may offer explicit and thorough advice. </text:p>
      <text:p text:style-name="P1"/>
      <text:p text:style-name="P1"><text:span text:style-name="T2">Read Stars (1)</text:span></text:p>
      <text:p text:style-name="P1">Rather than physical stars the wizard navigates by astral starlight that peeks through the veil. This Spell enables the wizard to get a reasonable sense of direction regardless of any obscuring factors. </text:p>
      <text:p text:style-name="P1"/>
      <text:p text:style-name="P1"><text:span text:style-name="T2">See Through (1)</text:span></text:p>
      <text:p text:style-name="P1">The wizard rubs a surface vigorously, making it translucent. Can penetrate up to 12 inches of material. Lead and Silver are immune. </text:p>
      <text:p text:style-name="P1"/>
      <text:p text:style-name="P1"><text:span text:style-name="T2">Sentry (1)</text:span></text:p>
      <text:p text:style-name="P1">The wizard plucks a bit of their mind out like candy floss and leaves it stuck to a wall somewhere. This psychic presence is invisible to the naked eye but extends the wizard’s senses to that spot for the duration. While it lasts the wizard suffers -1 to all rolls due to the incredible confusion this generates. If the shard is discovered and harmed the wizard will lose 2d6 Stamina due to the shock.</text:p>
      <text:p text:style-name="P1"/>
      <text:p text:style-name="P1"><text:span text:style-name="T2">Shatter (3)</text:span></text:p>
      <text:p text:style-name="P1">The wizard may wildly gesticulate at a brittle object no larger than an umbrella and cause it to shatter into a million pieces. Living targets may Test their Luck to avoid this unpleasant Spell. </text:p>
      <text:p text:style-name="P1"/>
      <text:p text:style-name="P1"><text:span text:style-name="T2">Skeletal Counsel (3) </text:span></text:p>
      <text:p text:style-name="P1"><text:soft-page-break/>Necromancers often talk to skulls. Sometimes they talk back. Use of this Spell enables speaking with the dead, who answer one question per casting. Requires a skull. </text:p>
      <text:p text:style-name="P1"/>
      <text:p text:style-name="P1"><text:span text:style-name="T2">Sleep (2)</text:span></text:p>
      <text:p text:style-name="P1">The wizard convinces a target to forgo wakefulness for a time, causing them to sleep until woken unless they successfully Test their Luck. Remember: fighting is loud. </text:p>
      <text:p text:style-name="P1"/>
      <text:p text:style-name="P1"><text:span text:style-name="T2">Slide Skywards (6)</text:span></text:p>
      <text:p text:style-name="P1">Requires mirrors or other highly reflective surfaces. The wizard stands between two reflective surfaces so that they are infinitely repeated. They then step out from between them but as a different incidence of themselves. To those watching the wizard moves in the direction not seen and reappears between two mirrors elsewhere. If the location has been compromised the wizard arrives in a random mirrored location somewhere across the million crystal spheres. </text:p>
      <text:p text:style-name="P1"/>
      <text:p text:style-name="P1"><text:span text:style-name="T2">Starry Orb (4)</text:span></text:p>
      <text:p text:style-name="P1">The wizard creates a 5th dimensional orb above their head. All intelligent beings looking at it must Test their Luck or marvel at it for 3 minutes. </text:p>
      <text:p text:style-name="P1"/>
      <text:p text:style-name="P1"><text:span text:style-name="T2">Teleport (10)</text:span></text:p>
      <text:p text:style-name="P1">The wizard or a target of their choosing may travel to any location within a single sphere instantly. If unfamiliar with the location they must Test their Luck (or Skill for Enemies) or be thrown wildly off course to potentially devastating results. </text:p>
      <text:p text:style-name="P1"/>
      <text:p text:style-name="P1"><text:span text:style-name="T2">Thought Vapour (1)</text:span></text:p>
      <text:p text:style-name="P1">The wizard can cause their nose to exist in multiple alternative realities, travel through various spheres, and enable the olfactory sensation of thought. Emotions, attitudes, and underlying feelings can be smelled. No words or images are formed, just impressions. Any strong odour will cause this Spell to fail. </text:p>
      <text:p text:style-name="P1"/>
      <text:p text:style-name="P1"><text:span text:style-name="T2">Thunder (2)</text:span></text:p>
      <text:p text:style-name="P1">The wizard raises their arms and shouts something suitably ominous. All within 24 metres must Test their Luck (or Skill for Enemies) or be deafened by a riotous roll of thunder. Luck or no, they will be mightily impressed. </text:p>
      <text:p text:style-name="P1"/>
      <text:p text:style-name="P1"><text:span text:style-name="T2">Tongue Twister (2)</text:span></text:p>
      <text:p text:style-name="P1">Beware! If a wizard screws their nose and twists their fingers at you then a Tongue Twister is coming your way. The target must Test their Luck (or Skill for Enemies) or have their tongue literally tied in knots. This requires some time and a fair bit of patience to disentangle. </text:p>
      <text:p text:style-name="P1"/>
      <text:p text:style-name="P1"><text:span text:style-name="T2">Torpor (3)</text:span></text:p>
      <text:p text:style-name="P1">Those who study the dead consider it necessary to develop a profound sympathy with their subject — how can you speak with the dead if you don’t understand the dead? Torpor helps build post-mortem empathy by causing the necromancer to temporarily die. Bodily functions are halted, no food, water, or air is needed, and they are, by most vulgar definitions of the word, dead. The Spell lasts until ended by the wizard, who remains vaguely aware of their surroundings to the extent of being conscious of sound and movement but not of what is said or who is saying it. They will still take Damage from bodily abuse while under the effect and can indeed become irretrievably dead. </text:p>
      <text:p text:style-name="P1"/>
      <text:p text:style-name="P1"><text:span text:style-name="T2">True Seeing (3)</text:span></text:p>
      <text:p text:style-name="P1"><text:soft-page-break/>The wizard focuses their sight on the unambiguous truth of matter, enabling them to see through illusions for the next 10 minutes.</text:p>
      <text:p text:style-name="P1"/>
      <text:p text:style-name="P1"><text:span text:style-name="T2"><text:s/>Undo (double cost of original Spell)</text:span> </text:p>
      <text:p text:style-name="P1">The wizard disentangles a Spell from this instance of reality. To do so they must Roll Versus the original casting if disentanglement is possible at all. </text:p>
      <text:p text:style-name="P1"/>
      <text:p text:style-name="P3"/>
      <text:p text:style-name="P1"><text:span text:style-name="T2">Ward (1)</text:span></text:p>
      <text:p text:style-name="P1">A handy Spell only requiring the flick of a wrist. In response to being fired upon the wizard may cast this Spell to cause the missile to be deflected. </text:p>
      <text:p text:style-name="P1"/>
      <text:p text:style-name="P1"><text:span text:style-name="T2">Wall of Power (2)</text:span></text:p>
      <text:p text:style-name="P1">What they call a wall is in fact a dome, but wizards always have worked in mysterious ways. The wall is a shimmering bubble that causes 1d6 Damage when touched. Nothing may pass without the wizard’s permission (it is recommended that they remember to allow air). Lasts for 12 minutes. </text:p>
      <text:p text:style-name="P1"/>
      <text:p text:style-name="P1"><text:span text:style-name="T2">Web (2)</text:span></text:p>
      <text:p text:style-name="P1">Whether this is opening a portal to the plane of slime or channelling the sprites of sickness, all can agree that it is quite disgusting. The wizard blows forth the “web” from their nose and all in a cone extending 12 metres in front of the wizard are trapped unless they Test their Luck (or Skill for Enemies). Each Turn anything passing through or out of it must repeat the Test or become stuck. Dries up after 12 rounds. </text:p>
      <text:p text:style-name="P1"/>
      <text:p text:style-name="P1"><text:span text:style-name="T2">Zed (?)</text:span></text:p>
      <text:p text:style-name="P1">No one knows what this does but everyone who has cast it disappears instantly, never to be seen again. </text:p>
      <text:p text:style-name="P1"/>
      <text:p text:style-name="P8"><text:bookmark text:name="_389z7pecak5r"/>15. Enemies</text:p>
      <text:p text:style-name="P1">The enemies that characters will encounter are not like them—they are simpler machines that produce similar results. </text:p>
      <text:p text:style-name="P1"/>
      <text:p text:style-name="P9"><text:bookmark text:name="_6quq8zlrgjjd"/>15.1 Enemy Skill is Not Like Character Skill (7.2)</text:p>
      <text:p text:style-name="P1">Enemy Skill covers everything they lack, including Advanced Skills and Luck. They use the same number to climb a rope as to hit or cast a Spell. </text:p>
      <text:p text:style-name="P1"/>
      <text:p text:style-name="P1">15.1.2 Enemy Spells do not cost Stamina. </text:p>
      <text:p text:style-name="P1"/>
      <text:p text:style-name="P1">15.1.2 Enemies do not spend Luck. They don’t have a Luck score and instead Roll Versus their Skill, which never diminishes. They also may not Test their Luck to gain an advantage for themselves in combat, such as testing Luck to increase Damage. </text:p>
      <text:p text:style-name="P1"><text:soft-page-break/></text:p>
      <text:p text:style-name="P9"><text:bookmark text:name="_6iffqk4ym13s"/>15.2 Why the Stamina Disparity?</text:p>
      <text:p text:style-name="P1">The Stamina of enemies tends towards lower numbers than characters. This is to speed battles along and to make it somewhat fairer on the characters who must spend Stamina for their magic. Note that the combat rules and Damage have been balanced in such a way that a goblin is a threat no matter how much Stamina it has. </text:p>
      <text:p text:style-name="P1"/>
      <text:p text:style-name="P9"><text:bookmark text:name="_u2k8fii63f0m"/>15.3 Initiative is Different for Enemies</text:p>
      <text:p text:style-name="P1">While all characters contribute two Initiative Tokens each, enemies have their own specific totals. These are all the same colour and are added to the Initiative Stack and drawn similarly to the characters’ Initiative Tokens. When an Enemy Token is drawn the GM may use it to activate and take a Turn with any enemy present. There is no limit to the number of times a single enemy may act in a Round—indeed you could have one enemy perform all actions drawn. This does not represent speed so much as it represents commitment to action while others stall or perform minor tasks (5.5). EXAMPLE: A lizard-man and a goblin are fighting the characters, both of which are contributing to the Initiative Stack. When an enemy Initiative Token is drawn the GM may declare that either one of them is acting. </text:p>
      <text:p text:style-name="P1"/>
      <text:p text:style-name="P9"><text:bookmark text:name="_o6qsr14naapb"/>15.4 Armour is the Same</text:p>
      <text:p text:style-name="P1">Rather than have varying types of Armour enemies just have a number. This is treated exactly the same as the numbers associated with character Armour and represents physical protection, speed, incorporeality, etc. </text:p>
      <text:p text:style-name="P1"/>
      <text:p text:style-name="P9"><text:bookmark text:name="_ladl9ik6566s"/>15.5 Mien</text:p>
      <text:p text:style-name="P1">If you have a plan for the enemies’ attitude then go with that. Otherwise Roll to see how they appear when meeting the group. Use this as inspiration when playing them and to help avoid falling into routine hostility. </text:p>
      <text:p text:style-name="P1"/>
      <text:p text:style-name="P6"><text:bookmark text:name="_qaewe5egmuwx"/>Bestiary</text:p>
      <text:p text:style-name="P8"><text:bookmark text:name="_i57i24fpmt22"/>Alzabo</text:p>
      <text:p text:style-name="P1">Skill 10</text:p>
      <text:p text:style-name="P1">Stamina 21</text:p>
      <text:p text:style-name="P1">Initiative 4</text:p>
      <text:p text:style-name="P1">Armour 1</text:p>
      <text:p text:style-name="P1">Damage as Large Beast</text:p>
      <text:p text:style-name="P1">Mien</text:p>
      <text:p text:style-name="P1">1 Hungry</text:p>
      <text:p text:style-name="P1">2 Confused</text:p>
      <text:p text:style-name="P1">3 Protective</text:p>
      <text:p text:style-name="P1">4 Patient</text:p>
      <text:p text:style-name="P1">5 Watchful</text:p>
      <text:p text:style-name="P1">6 Evasive</text:p>
      <text:p text:style-name="P1"><text:soft-page-break/>The red furred ghoul-bear, which at its shoulder stands as tall as a horse, would be a frightful creature for no other reason than its immediate physical impression. The Alzabo can produce — for it is not truly mimicking, rather recalling — the exact sound of any creature it has ever eaten. Crying out in the night, it draws its prey from safety, typically by imitating a recently eaten family member and calling to its children or parents. Even if the devoured is human, and those listening know that it’s not truly them, the sound of a daughter you know to be dead tapping at your cottage door and begging to be let in from the cold is more than most can bear.</text:p>
      <text:p text:style-name="P1"/>
      <text:p text:style-name="P8"><text:bookmark text:name="_jr4bto5vqmew"/>Boggart</text:p>
      <text:p text:style-name="P1">Skill 6</text:p>
      <text:p text:style-name="P1">Stamina 9</text:p>
      <text:p text:style-name="P1">Initiative 2</text:p>
      <text:p text:style-name="P1">Armour 0</text:p>
      <text:p text:style-name="P1">Damage as Weapon or Modest Beast</text:p>
      <text:p text:style-name="P1">Mien</text:p>
      <text:p text:style-name="P1">1 Belligerent</text:p>
      <text:p text:style-name="P1">2 Obstinate</text:p>
      <text:p text:style-name="P1">3 Petulant</text:p>
      <text:p text:style-name="P1">4 Insolent</text:p>
      <text:p text:style-name="P1">5 Sullen</text:p>
      <text:p text:style-name="P1">6 Smug</text:p>
      <text:p text:style-name="P1">You could be forgiven for thinking a boggart was a rangy man with an exceedingly bristly beard, but no, once upon a time it sprung fully formed from a Hole and has been ungrateful and ill prepared for everything since. They rarely travel far from their birth hole although there is no pixie compulsion to do so, it’s more a point of principle and lack of imagination on their part. They can, if provoked, be violent in the defence of the land which they consider to be theirs but they are prideful, stupid, and easily tricked. </text:p>
      <text:p text:style-name="P1"/>
      <text:p text:style-name="P8"><text:bookmark text:name="_iyujca7oicu7"/>Bonshad</text:p>
      <text:p text:style-name="P1">Skill 12</text:p>
      <text:p text:style-name="P1">Stamina 20</text:p>
      <text:p text:style-name="P1">Initiative 3</text:p>
      <text:p text:style-name="P1">Armour 2</text:p>
      <text:p text:style-name="P1">Damage as Gigantic Beast</text:p>
      <text:p text:style-name="P1">Mien</text:p>
      <text:p text:style-name="P1">1 Wrathful</text:p>
      <text:p text:style-name="P1">2 Virulent</text:p>
      <text:p text:style-name="P1">3 Spiteful</text:p>
      <text:p text:style-name="P1"><text:soft-page-break/>4 Nauseated</text:p>
      <text:p text:style-name="P1">5 Acquisitive</text:p>
      <text:p text:style-name="P1">6 Imperious</text:p>
      <text:p text:style-name="P1">The Bonshad is the source of an amusing piece of trivia amongst diabolists. While it is well known that the Bonshads know the method of creating the Elixir of Shazmazm it is less well known (at least amongst impatient apprentices) that The 17th Incantation of Ignis Baxter: Bring Up What Bonshad Come contains a typo in the 5th chorus. You can imagine the embarrassment this would have caused Master Baxter had he not been tragically caught up in the Oblation Wars soon after completing his seminal work. Regardless, calling up this hook-beaked betentacled fiend without the reformed texts will see one dragged off to the bottom of the Demon Sea to work their curious mines. What a lark! </text:p>
      <text:p text:style-name="P1"/>
      <text:p text:style-name="P8"><text:bookmark text:name="_z300nlxpp86r"/>Cyclops</text:p>
      <text:p text:style-name="P1">Skill 9</text:p>
      <text:p text:style-name="P1">Stamina 14</text:p>
      <text:p text:style-name="P1">Initiative 3</text:p>
      <text:p text:style-name="P1">Armour 2</text:p>
      <text:p text:style-name="P1">Damage as Large Beast</text:p>
      <text:p text:style-name="P1">Mien</text:p>
      <text:p text:style-name="P1">1 Tearful</text:p>
      <text:p text:style-name="P1">2 Depressed</text:p>
      <text:p text:style-name="P1">3 Melancholic</text:p>
      <text:p text:style-name="P1">4 Sombre</text:p>
      <text:p text:style-name="P1">5 Resigned</text:p>
      <text:p text:style-name="P1">6 Mercurial</text:p>
      <text:p text:style-name="P1">Once upon a time a nation of man asked one of the Aeons to grant them the power of immortality and foresight. The Aeons, being an arbitrary bunch, took one eye from each as fair exchange. The men found that their foresight was indeed present but extended only to knowledge of their eventual deaths by accident or violence. Feeling positively monkey-pawed, they agreed to go their separate ways and to never speak of it again. </text:p>
      <text:p text:style-name="P1"/>
      <text:p text:style-name="P1">Special</text:p>
      <text:p text:style-name="P1">When a cyclops is given Initiative it may draw the next three Initiatives in order, thus granting them knowledge of who is going next. They know when and how they die and this might not be it.</text:p>
      <text:p text:style-name="P1"/>
      <text:p text:style-name="P8"><text:bookmark text:name="_fo8zhp74kpoo"/>Dolm</text:p>
      <text:p text:style-name="P1">Skill 7</text:p>
      <text:p text:style-name="P1">Stamina 21</text:p>
      <text:p text:style-name="P1">Initiative 2</text:p>
      <text:p text:style-name="P1"><text:soft-page-break/>Armour 1</text:p>
      <text:p text:style-name="P1">Damage as Large Beast</text:p>
      <text:p text:style-name="P1">Mien</text:p>
      <text:p text:style-name="P1">1 Unperturbed</text:p>
      <text:p text:style-name="P1">2 Detached</text:p>
      <text:p text:style-name="P1">3 Tranquil</text:p>
      <text:p text:style-name="P1">4 Tired</text:p>
      <text:p text:style-name="P1">5 Curious</text:p>
      <text:p text:style-name="P1">6 Perturbed</text:p>
      <text:p text:style-name="P1">Somewhere beneath the earth they sit suspended in their cavities, peacefully contemplating the movements of the surface world. A witness to their intercrevice ambling would see a large, saggy-skinned humanoid with soulful grey eyes staggering as though carrying a heavy basin of water. The dolm never stops growing, as far as anyone can tell, and the oldest and wisest of their sort can tower above a typical townhouse while still being able to squeeze themselves under the door. </text:p>
      <text:p text:style-name="P1"/>
      <text:p text:style-name="P1">Special</text:p>
      <text:p text:style-name="P1">A dolm can compress itself to fit in any crack through which they can pass their eyes. These, unlike the rest of them, never grow beyond the size of a typical human eye. </text:p>
      <text:p text:style-name="P1"/>
      <text:p text:style-name="P8"><text:bookmark text:name="_exgaqbtwa0z7"/>Donestre </text:p>
      <text:p text:style-name="P1">Skill 9</text:p>
      <text:p text:style-name="P1">Stamina 14</text:p>
      <text:p text:style-name="P1">Initiative 3</text:p>
      <text:p text:style-name="P1">Armour 0</text:p>
      <text:p text:style-name="P1">Damage as Modest Beast</text:p>
      <text:p text:style-name="P1">Mien</text:p>
      <text:p text:style-name="P1">1 Gregarious</text:p>
      <text:p text:style-name="P1">2 Urbane</text:p>
      <text:p text:style-name="P1">3 Exhilarated</text:p>
      <text:p text:style-name="P1">4 Impassioned</text:p>
      <text:p text:style-name="P1">5 Shameful</text:p>
      <text:p text:style-name="P1">6 Grieving</text:p>
      <text:p text:style-name="P1"><text:soft-page-break/>There is a certain race of a solitary nature whose multitudinous heads are all lions and flowing manes. They glitter with numinous light and speak the language of all thinking beings. They dazzle travellers with knowledge of their past and the places they have been and are going. Indeed their knowledge seems deep, broad, and generously given. Their hunger for company is an honest one, their enthusiasm is endless, but they can’t control themselves. As the conversation flows they become more and more fervent until their passion ignites and they devour their companion up to the neck. They continue to sadly converse with the head for a time before shamefully burying it and moving on.</text:p>
      <text:p text:style-name="P1"/>
      <text:p text:style-name="P8"><text:bookmark text:name="_bd3i6k9pqmkv"/>Drock</text:p>
      <text:p text:style-name="P1">Skill 6</text:p>
      <text:p text:style-name="P1">Stamina 13</text:p>
      <text:p text:style-name="P1">Initiative 2</text:p>
      <text:p text:style-name="P1">Armour 0</text:p>
      <text:p text:style-name="P1">Damage as Small Beast</text:p>
      <text:p text:style-name="P1">Mien</text:p>
      <text:p text:style-name="P1">1 Happy</text:p>
      <text:p text:style-name="P1">2 Contemplative</text:p>
      <text:p text:style-name="P1">3 Hungry</text:p>
      <text:p text:style-name="P1">4 Tired</text:p>
      <text:p text:style-name="P1">5 Unhappy</text:p>
      <text:p text:style-name="P1">6 Confused</text:p>
      <text:p text:style-name="P1">Dwarfs are creatures of purpose; they set their minds on a course and follow it until they finish or run aground. Occasionally a Dwarf is forcibly prevented from finishing a project, possibly by dropping dead at an inopportune moment; it happens. Usually this is a sad but inconsequential occasion, but sometimes it happens while they pursue the highest art a Dwarf can engage in: creation of a new Dwarf. These creatures of raw surfaces, untreated stucco, brass armature, and soggy wet clay seek meaning, Dwarfiness, and to be finished by a sure and careful hand.</text:p>
      <text:p text:style-name="P1"/>
      <text:p text:style-name="P1"/>
      <text:p text:style-name="P8"><text:bookmark text:name="_thrfwv31133b"/>Dragon</text:p>
      <text:p text:style-name="P1">Skill 16</text:p>
      <text:p text:style-name="P1">Stamina 32</text:p>
      <text:p text:style-name="P1">Initiative 8</text:p>
      <text:p text:style-name="P1">Armour 4</text:p>
      <text:p text:style-name="P1">Damage as Gigantic Beast</text:p>
      <text:p text:style-name="P1"/>
      <text:p text:style-name="P1">Mien</text:p>
      <text:p text:style-name="P1">1 Sleeping</text:p>
      <text:p text:style-name="P1"><text:soft-page-break/>2 “Playful”</text:p>
      <text:p text:style-name="P1">3 Hungry</text:p>
      <text:p text:style-name="P1">4 Quizzical</text:p>
      <text:p text:style-name="P1">5 Aggressive</text:p>
      <text:p text:style-name="P1">6 Paranoid</text:p>
      <text:p text:style-name="P1"/>
      <text:p text:style-name="P1">Dragons are creatures of hyper-light, unburdened by base matter, able to soar across the dark sea of sky between worlds. Since their spirits are immortal and illuminated by the black-suns they may, and often do, indulge in base activities such as wanton slaughter, accumulating needless wealth, and plumbing the depths of forbidden knowledge. They do this because they know that nothing of these wicked spheres can harm them or their objective spiritual and physical perfection. </text:p>
      <text:p text:style-name="P1"/>
      <text:p text:style-name="P1">Special</text:p>
      <text:p text:style-name="P1">Once per Round they may douse a 24 foot area in beautiful Dragon-Fire. Everyone in the area is automatically hit but may Test their Luck to reduce the Damage Roll by 1. </text:p>
      <text:p text:style-name="P1"/>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style-name="Table3.1">
          <table:table-cell table:style-name="Table3.A1" office:value-type="string">
            <text:p text:style-name="P5">1</text:p>
          </table:table-cell>
          <table:table-cell table:style-name="Table3.A1" office:value-type="string">
            <text:p text:style-name="P5">2</text:p>
          </table:table-cell>
          <table:table-cell table:style-name="Table3.A1" office:value-type="string">
            <text:p text:style-name="P5">3</text:p>
          </table:table-cell>
          <table:table-cell table:style-name="Table3.A1" office:value-type="string">
            <text:p text:style-name="P5">4</text:p>
          </table:table-cell>
          <table:table-cell table:style-name="Table3.A1" office:value-type="string">
            <text:p text:style-name="P5">5</text:p>
          </table:table-cell>
          <table:table-cell table:style-name="Table3.A1" office:value-type="string">
            <text:p text:style-name="P5">6</text:p>
          </table:table-cell>
          <table:table-cell table:style-name="Table3.A1" office:value-type="string">
            <text:p text:style-name="P5">7+</text:p>
          </table:table-cell>
        </table:table-row>
        <table:table-row table:style-name="Table3.1">
          <table:table-cell table:style-name="Table3.A1" office:value-type="string">
            <text:p text:style-name="P5">6</text:p>
          </table:table-cell>
          <table:table-cell table:style-name="Table3.A1" office:value-type="string">
            <text:p text:style-name="P5">8</text:p>
          </table:table-cell>
          <table:table-cell table:style-name="Table3.A1" office:value-type="string">
            <text:p text:style-name="P5">12</text:p>
          </table:table-cell>
          <table:table-cell table:style-name="Table3.A1" office:value-type="string">
            <text:p text:style-name="P5">16</text:p>
          </table:table-cell>
          <table:table-cell table:style-name="Table3.A1" office:value-type="string">
            <text:p text:style-name="P5">18</text:p>
          </table:table-cell>
          <table:table-cell table:style-name="Table3.A1" office:value-type="string">
            <text:p text:style-name="P5">24</text:p>
          </table:table-cell>
          <table:table-cell table:style-name="Table3.A1" office:value-type="string">
            <text:p text:style-name="P5">36</text:p>
          </table:table-cell>
        </table:table-row>
      </table:table>
      <text:p text:style-name="P1"/>
      <text:p text:style-name="P1">Dragons are immune to high temperatures, including Dragon-Fire.</text:p>
      <text:p text:style-name="P1"/>
      <text:p text:style-name="P8"><text:bookmark text:name="_4132n9pz5cua"/>Ekodat</text:p>
      <text:p text:style-name="P1">Skill 8</text:p>
      <text:p text:style-name="P1">Stamina 43</text:p>
      <text:p text:style-name="P1">Initiative 3</text:p>
      <text:p text:style-name="P1">Armour 2</text:p>
      <text:p text:style-name="P1">Damage as Spear</text:p>
      <text:p text:style-name="P1"/>
      <text:p text:style-name="P1">Mien</text:p>
      <text:p text:style-name="P1">1 Dormant</text:p>
      <text:p text:style-name="P1">2 Stationary</text:p>
      <text:p text:style-name="P1">3 Unstable</text:p>
      <text:p text:style-name="P1"><text:soft-page-break/>4 Probing</text:p>
      <text:p text:style-name="P1">5 Tentative</text:p>
      <text:p text:style-name="P1">6 Cautious</text:p>
      <text:p text:style-name="P1"/>
      <text:p text:style-name="P1">The Ekodat is a series of crystalline protrusions emanating from a clouded crystal core. These “tentacles” don’t move; instead they grow rapidly through the air like roots. Natural philosophers have been back and forth about the categorisation of the Ekodat. While all agree it is a chimera of mineral and some other substance they cannot confirm the matter of the other. The popular attitude is that it is a divine emanation caught and refracted in some unusually dense crystal matrix, causing what would otherwise be an angelic visitation to become a mineralogical hazard. </text:p>
      <text:p text:style-name="P1"/>
      <text:p text:style-name="P1">Special </text:p>
      <text:p text:style-name="P1">The tentacles remain after an attack. When an individual is successfully injured by the Ekodat they are immediately attacked again by the sudden growth of additional spurs brought on by the sufusion of vital fluids. </text:p>
      <text:p text:style-name="P1"/>
      <text:p text:style-name="P8"><text:bookmark text:name="_p4ghgmbju25o"/>Feathered Folk</text:p>
      <text:p text:style-name="P1">Skill 7</text:p>
      <text:p text:style-name="P1">Stamina 6</text:p>
      <text:p text:style-name="P1">Initiative 2</text:p>
      <text:p text:style-name="P1">Armour 0</text:p>
      <text:p text:style-name="P1">Damage as Bow</text:p>
      <text:p text:style-name="P1"/>
      <text:p text:style-name="P1">Mien</text:p>
      <text:p text:style-name="P1">1 Pious</text:p>
      <text:p text:style-name="P1">2 Sincere</text:p>
      <text:p text:style-name="P1">3 Beatific</text:p>
      <text:p text:style-name="P1">4 Rapt</text:p>
      <text:p text:style-name="P1">5 Abstracted</text:p>
      <text:p text:style-name="P1">6 Doubting</text:p>
      <text:p text:style-name="P1"/>
      <text:p text:style-name="P1">Profoundly religious though unfocused. Their civilisation worshiped the Egg of Time, which sat at the heart of their temple city on their holy mountain, until the day the Egg cracked and the god that leaped forth instantly shattered into a trillion shards of glass that flew off into the cosmos. Since then they have been eager to join any religion founded after that point, believing it to be a shard of the Born God. </text:p>
      <text:p text:style-name="P1"/>
      <text:p text:style-name="P8"><text:bookmark text:name="_k6z85e9kqznw"/>Goblin</text:p>
      <text:p text:style-name="P1"><text:soft-page-break/>Skill 5</text:p>
      <text:p text:style-name="P1">Stamina 6</text:p>
      <text:p text:style-name="P1">Initiative 1</text:p>
      <text:p text:style-name="P1">Armour 1</text:p>
      <text:p text:style-name="P1">Damage as Weapon</text:p>
      <text:p text:style-name="P1"/>
      <text:p text:style-name="P1">Mien</text:p>
      <text:p text:style-name="P1">1 Curious</text:p>
      <text:p text:style-name="P1">2 Dismissive</text:p>
      <text:p text:style-name="P1">3 Preoccupied</text:p>
      <text:p text:style-name="P1">4 Gossipy</text:p>
      <text:p text:style-name="P1">5 Overly Friendly</text:p>
      <text:p text:style-name="P1">6 Paranoid</text:p>
      <text:p text:style-name="P1"/>
      <text:p text:style-name="P1">Goblins are the vanguard of civilisation. The moment a sphere bobs to the surface the goblins will creep out of the nooks and crannies to start expanding their labyrinth. Left to their own devices they will eventually tame and cover every surface in walls and hedges and tunnels and steel and whatever else is in goblin-vogue, though more usually they are distracted with an accidentally awakened evil, or recalled by the Goblin King, or cut off from the centre of the labyrinth and turned feral to live in the man-cities. A most terrible fate. Better to bury their labyrinths and leave.</text:p>
      <text:p text:style-name="P1"/>
      <text:p text:style-name="P8"><text:bookmark text:name="_nlcft7ibh76p"/>Gremlin</text:p>
      <text:p text:style-name="P1">Skill 3</text:p>
      <text:p text:style-name="P1">Stamina 4</text:p>
      <text:p text:style-name="P1">Initiative 3</text:p>
      <text:p text:style-name="P1">Armour 0</text:p>
      <text:p text:style-name="P1">Damage as Small Beast</text:p>
      <text:p text:style-name="P1"/>
      <text:p text:style-name="P1">Mien</text:p>
      <text:p text:style-name="P1">1 Inveigling</text:p>
      <text:p text:style-name="P1">2 Fearful</text:p>
      <text:p text:style-name="P1">3 Fearful</text:p>
      <text:p text:style-name="P1"><text:soft-page-break/>4 Aggressive</text:p>
      <text:p text:style-name="P1">5 Aggressive</text:p>
      <text:p text:style-name="P1">6 Fake Inveigling (Aggressive)</text:p>
      <text:p text:style-name="P1"/>
      <text:p text:style-name="P1">Vicious little creatures dressed in potato sacks they stole from an old mother’s cupboards. When you see footprints in the pie crust it’s time to call the Gremlin Catcher because where there’s one there’s a hundred and underneath your home will be a veritable maze of warrens stretching off to gods know where. No proven link between the gremlins’ habit of appearing seemingly everywhere and the goblins’ interdimensional labyrinth have been made but fingers are firmly pointed. </text:p>
      <text:p text:style-name="P1"/>
      <text:p text:style-name="P8"><text:bookmark text:name="_q8fromuqin1q"/>Harpy</text:p>
      <text:p text:style-name="P1">Skill 8</text:p>
      <text:p text:style-name="P1">Stamina 12</text:p>
      <text:p text:style-name="P1">Initiative 3</text:p>
      <text:p text:style-name="P1">Armour 0</text:p>
      <text:p text:style-name="P1">Damage as Modest Beast</text:p>
      <text:p text:style-name="P1"/>
      <text:p text:style-name="P1">Mien</text:p>
      <text:p text:style-name="P1">1 Spiteful</text:p>
      <text:p text:style-name="P1">2 Malicious</text:p>
      <text:p text:style-name="P1">3 Cruel</text:p>
      <text:p text:style-name="P1">4 Hateful</text:p>
      <text:p text:style-name="P1">5 Vicious</text:p>
      <text:p text:style-name="P1">6 Barbaric</text:p>
      <text:p text:style-name="P1"/>
      <text:p text:style-name="P1">Immortal creatures of bitterness and spite, they look like vultures with human heads and unusually large claws. Their immortal nature precludes the need to eat yet they hunt mercilessly, most usually by lifting their quarry up into the sky and dropping them after spending some time verbally tormenting them. A greater pleasure still is when their victims survive the fall, whereupon they descend and eat the exposed sweetmeats and cackle with their mouths full. Altogether a reprehensible blight on creation. </text:p>
      <text:p text:style-name="P1"/>
      <text:p text:style-name="P1">Special</text:p>
      <text:p text:style-name="P1">Harpies are natural sorcerers, each knowing Read Entrails and any other Spells you might deem appropriate.</text:p>
      <text:p text:style-name="P1"/>
      <text:p text:style-name="P8"><text:bookmark text:name="_m1ib9nd42u4z"/>Khaibit</text:p>
      <text:p text:style-name="P1"><text:soft-page-break/>Skill 9</text:p>
      <text:p text:style-name="P1">Stamina 10</text:p>
      <text:p text:style-name="P1">Armour 1</text:p>
      <text:p text:style-name="P1">Initiative 3</text:p>
      <text:p text:style-name="P1">Damage as Weapon</text:p>
      <text:p text:style-name="P1"/>
      <text:p text:style-name="P1">Mien</text:p>
      <text:p text:style-name="P1">1 Austere</text:p>
      <text:p text:style-name="P1">2 Bemused</text:p>
      <text:p text:style-name="P1">3 Ecstatic</text:p>
      <text:p text:style-name="P1">4 Bored</text:p>
      <text:p text:style-name="P1">5 Impassive</text:p>
      <text:p text:style-name="P1">6 Arresting</text:p>
      <text:p text:style-name="P1"/>
      <text:p text:style-name="P1">The Shadow Exultants make up the bulk of the Autarch’s lower nobility, being the handmaids and officers filling out attendance at highborn social events. Each one possesses an uncanny resemblance to one Exultant or other, blood of their very blood as they are. They live in hope that their clone-parent dies and passes their Exultancy on to them but it is far more likely that they are at some point harvested for their life-extending component parts. Such is the noblesse oblige. </text:p>
      <text:p text:style-name="P1"/>
      <text:p text:style-name="P8"><text:bookmark text:name="_bpor58gtg8yr"/>Knight of the Road</text:p>
      <text:p text:style-name="P1">Skill 7</text:p>
      <text:p text:style-name="P1">Stamina 7</text:p>
      <text:p text:style-name="P1">Initiative 2</text:p>
      <text:p text:style-name="P1">Armour 1</text:p>
      <text:p text:style-name="P1">Damage as Weapon</text:p>
      <text:p text:style-name="P1"/>
      <text:p text:style-name="P1">Mien</text:p>
      <text:p text:style-name="P1">1 Curious</text:p>
      <text:p text:style-name="P1">2 Wary</text:p>
      <text:p text:style-name="P1">3 Drunk</text:p>
      <text:p text:style-name="P1"><text:soft-page-break/>4 Rowdy</text:p>
      <text:p text:style-name="P1">5 Predatory</text:p>
      <text:p text:style-name="P1">6 Friendly</text:p>
      <text:p text:style-name="P1"/>
      <text:p text:style-name="P1">Contrary to what the farmers tell you the life of a vagabond is not an easy one. First you must find a road, but not a quiet road or else you’ll wait for weeks without a client, nor should it be too busy or else you’ll no sooner have belayed the first about the bonce before another comes along and interrupts your exchange. After all that you go back to your camp in the woods to sleep on the filthy ground and eat your meagre meals. Farmers should have more respect for a hard day’s work. </text:p>
      <text:p text:style-name="P1"/>
      <text:p text:style-name="P8"><text:bookmark text:name="_k90d6xq1iklz"/>Living Dead</text:p>
      <text:p text:style-name="P1">Skill 6</text:p>
      <text:p text:style-name="P1">Stamina 12</text:p>
      <text:p text:style-name="P1">Initiative 1</text:p>
      <text:p text:style-name="P1">Armour 0</text:p>
      <text:p text:style-name="P1">Damage as Weapon or Modest Beast</text:p>
      <text:p text:style-name="P1"/>
      <text:p text:style-name="P1">Mien</text:p>
      <text:p text:style-name="P1">1 Oblivious</text:p>
      <text:p text:style-name="P1">2 Pondering</text:p>
      <text:p text:style-name="P1">3 Distracted</text:p>
      <text:p text:style-name="P1">4 Hungry</text:p>
      <text:p text:style-name="P1">5 Aggressive</text:p>
      <text:p text:style-name="P1">6 Distressed</text:p>
      <text:p text:style-name="P1"/>
      <text:p text:style-name="P1">The definition of ‘dead’ varies from place to place. In some spheres you might be considered dead when unconscious or still living until buried. Now consider the ambulatory deceased and the definition is even more nebulous and near the point of irrelevance. Let’s just say they have a fluid vitality. </text:p>
      <text:p text:style-name="P1"/>
      <text:p text:style-name="P1">Special</text:p>
      <text:p text:style-name="P1">They take double Damage from Silver.</text:p>
      <text:p text:style-name="P1"/>
      <text:p text:style-name="P8"><text:bookmark text:name="_g4jokr278pmg"/>Lizard-Man</text:p>
      <text:p text:style-name="P1"><text:soft-page-break/>Skill 8</text:p>
      <text:p text:style-name="P1">Stamina 8</text:p>
      <text:p text:style-name="P1">Initiative 2</text:p>
      <text:p text:style-name="P1">Armour 2</text:p>
      <text:p text:style-name="P1">Damage as Weapon or Modest Beast</text:p>
      <text:p text:style-name="P1"/>
      <text:p text:style-name="P1">Mien</text:p>
      <text:p text:style-name="P1">1 Severe</text:p>
      <text:p text:style-name="P1">2 Hostile</text:p>
      <text:p text:style-name="P1">3 Suspicious</text:p>
      <text:p text:style-name="P1">4 Intolerant</text:p>
      <text:p text:style-name="P1">5 Threatening</text:p>
      <text:p text:style-name="P1">6 Inquisitive</text:p>
      <text:p text:style-name="P1"/>
      <text:p text:style-name="P1">Imagine a fat man but this man is a crocodile. Stand him on his hind legs, yank his head into a civilised position, shorten his snout, and give him some short horns and a large Weapon. This is a lizard-man, a preternaturally militaristic race who spontaneously regiment themselves from the moment they goose-step their way out of the egg. Their only social structure and interest is the army, making them excruciatingly dull dinner guests. </text:p>
      <text:p text:style-name="P1"/>
      <text:p text:style-name="P8"><text:bookmark text:name="_dwuwdm6xppv7"/>Loathsome Wurm That Will Consume The Sun</text:p>
      <text:p text:style-name="P1">Skill 12</text:p>
      <text:p text:style-name="P1">Stamina 46</text:p>
      <text:p text:style-name="P1">Initiative 7</text:p>
      <text:p text:style-name="P1">Armour 3</text:p>
      <text:p text:style-name="P1">Damage as Gigantic Beast</text:p>
      <text:p text:style-name="P1"/>
      <text:p text:style-name="P1">Mien</text:p>
      <text:p text:style-name="P1">1 Tormented</text:p>
      <text:p text:style-name="P1">2 Writhing</text:p>
      <text:p text:style-name="P1">3 Envious</text:p>
      <text:p text:style-name="P1"><text:soft-page-break/>4 Phlegmatic</text:p>
      <text:p text:style-name="P1">5 Rancorous</text:p>
      <text:p text:style-name="P1">6 Malevolent</text:p>
      <text:p text:style-name="P1"/>
      <text:p text:style-name="P1">Once upon a distant time the gods banded together to mould the dripping flesh of the Monad into all the creatures of the earth. One Divine Architect, sneaky, lazy, or mad, consistently came up short on their daily quota of flesh-given-shape. At this point an exceptional storyteller would usually improvise a series of didactic vignettes of gods or animals asking why the god’s work was lacking until finally the god revealed that they were saving scraps to create the Loathsome Wurm. The Thief-God was usually punished and their mad unfinished creature confined to the veins of the earth since destroying either was beyond the scope of their siblings’ combined godly might. A trite story about the permanence of evil, but a popular and partially true tale. In reality the Loathsome Wurm is the width of an elephant, with great tusks and grinding scales. Its unfinished, infinite body coils back into the depths and it can surely level the sunlit world were it not confined to the darkness from which it stares. If one listens closely at the thresholds of caves they may hear its whispers and promises. Treasures thrown down pits and left in cave mouths temporarily silence it. </text:p>
      <text:p text:style-name="P1"/>
      <text:p text:style-name="P1">Special</text:p>
      <text:p text:style-name="P1">If killed, the stub of the creature’s neck can be descended and used as an entry to the Primary Underworld. The Wurm will reform in 5,125 years.</text:p>
      <text:p text:style-name="P1"/>
      <text:p text:style-name="P8"><text:bookmark text:name="_4t7ksi2g7r46"/>Man-Beast</text:p>
      <text:p text:style-name="P1">Skill 8</text:p>
      <text:p text:style-name="P1">Stamina 11</text:p>
      <text:p text:style-name="P1">Initiative 2</text:p>
      <text:p text:style-name="P1">Armour 1</text:p>
      <text:p text:style-name="P1">Damage as Fusil or Modest Beast</text:p>
      <text:p text:style-name="P1"/>
      <text:p text:style-name="P1">Mien</text:p>
      <text:p text:style-name="P1">1 Heedful</text:p>
      <text:p text:style-name="P1">2 Observing</text:p>
      <text:p text:style-name="P1">3 Watchful</text:p>
      <text:p text:style-name="P1">4 Questioning</text:p>
      <text:p text:style-name="P1">5 Challenging</text:p>
      <text:p text:style-name="P1">6 Aggressive</text:p>
      <text:p text:style-name="P1"/>
      <text:p text:style-name="P1">The Autarchs couldn’t rely on the aristocracy for delicate or controversial matters; even for thoroughly mundane requests they were worshipful in word and recalcitrant in action and so towards the beginning of their reign an Autarch had their vizier fabricate armies of beastly chimera, utterly loyal to the Phoenix Throne, obeying orders to the letter unto death. The man-beasts are far from mindless, rather they never question their lot in life, being unable to comprehend an alternative existence. Indeed, you might find man-beast guards still defending doorways to caches of Weapons and treasure the Autarchs are known to have hidden away for times of trouble, vigilant as a sleepless, incorruptible watchdog.</text:p>
      <text:p text:style-name="P1"/>
      <text:p text:style-name="P8"><text:bookmark text:name="_9pehabopap9b"/>Manticore</text:p>
      <text:p text:style-name="P1"><text:soft-page-break/>Skill 12</text:p>
      <text:p text:style-name="P1">Stamina 18</text:p>
      <text:p text:style-name="P1">Initiative 5</text:p>
      <text:p text:style-name="P1">Armour 3</text:p>
      <text:p text:style-name="P1">Damage as Large Beast</text:p>
      <text:p text:style-name="P1"/>
      <text:p text:style-name="P1">Mien</text:p>
      <text:p text:style-name="P1">1 Lazy</text:p>
      <text:p text:style-name="P1">2 Bored</text:p>
      <text:p text:style-name="P1">3 Hungry</text:p>
      <text:p text:style-name="P1">4 Busy</text:p>
      <text:p text:style-name="P1">5 Aggressive</text:p>
      <text:p text:style-name="P1">6 Bored and Aggressive</text:p>
      <text:p text:style-name="P1"/>
      <text:p text:style-name="P1">Manticores are rarely encountered outside of their homes, which they tend to construct on mountain sides, far out of reach of the common folk. The servants that attend them are kidnapped travellers plucked from the backs of wagons or dragged from their beds during the night. If you have been hired by a patron to retrieve a stolen son from a manticore’s manse be sure to take some books. They are inveterate culture fiends and love nothing more than having new literature for the help to read to them. </text:p>
      <text:p text:style-name="P1"/>
      <text:p text:style-name="P1">Special</text:p>
      <text:p text:style-name="P1">If a manticore strikes the same person twice in one Round they have been hit by the creature’s tail. They must Test their Luck (or Skill for Enemies) or become paralysed for 2d6 minutes.</text:p>
      <text:p text:style-name="P1"/>
      <text:p text:style-name="P8"><text:bookmark text:name="_upu5i7y1glmf"/>Notule</text:p>
      <text:p text:style-name="P1">Skill 9</text:p>
      <text:p text:style-name="P1">Stamina 3</text:p>
      <text:p text:style-name="P1">Armour 3</text:p>
      <text:p text:style-name="P1">Initiative 3</text:p>
      <text:p text:style-name="P1">Damage as Large Beast</text:p>
      <text:p text:style-name="P1"/>
      <text:p text:style-name="P1">Mien</text:p>
      <text:p text:style-name="P1"><text:soft-page-break/>1 Dormant</text:p>
      <text:p text:style-name="P1">2 Probing</text:p>
      <text:p text:style-name="P1">3 Flighty</text:p>
      <text:p text:style-name="P1">4 Recoiling</text:p>
      <text:p text:style-name="P1">5 Aggressive</text:p>
      <text:p text:style-name="P1">6 Intent</text:p>
      <text:p text:style-name="P1"/>
      <text:p text:style-name="P1">A star-creature, sometimes caught roosting in the rigging of golden barges, formless, freezing to the touch, and valued for its utility as a tool of murder. By utilizing only the smallest bit of physical remains a knowledgeable sorcerer may set the creature hunting. It will fly by night until it reaches the intended victim, whereupon it will envelop them, suffocating and freezing their target all at once and leaving a relatively unmarked corpse before sluggishly returning home to enjoy its newfound warmth. </text:p>
      <text:p text:style-name="P1"/>
      <text:p text:style-name="P1">Special</text:p>
      <text:p text:style-name="P1">Anyone successfully hit by a notule must Test their Luck (or Skill for Enemies) or start to Drown. The notule wraps itself around their face and begins to suffocate them. </text:p>
      <text:p text:style-name="P1"/>
      <text:p text:style-name="P8"><text:bookmark text:name="_kmslrp7jhlsd"/>Ogre</text:p>
      <text:p text:style-name="P1">Skill 9</text:p>
      <text:p text:style-name="P1">Stamina 18</text:p>
      <text:p text:style-name="P1">Initiative 3</text:p>
      <text:p text:style-name="P1">Armour 1</text:p>
      <text:p text:style-name="P1">Damage as Weapon or Large Beast</text:p>
      <text:p text:style-name="P1"/>
      <text:p text:style-name="P1">Mien</text:p>
      <text:p text:style-name="P1">1 Smug</text:p>
      <text:p text:style-name="P1">2 Generous</text:p>
      <text:p text:style-name="P1">3 Covetous</text:p>
      <text:p text:style-name="P1">4 Gregarious</text:p>
      <text:p text:style-name="P1">5 Duplicitous</text:p>
      <text:p text:style-name="P1">6 Offensive</text:p>
      <text:p text:style-name="P1"/>
      <text:p text:style-name="P1"><text:soft-page-break/>The ogre is a phenomenon common across the universe. A child will be born with a scowl on its face and a corded knot where their heart should be. They won’t play with the other children, preferring to steal their toys and break them in privacy. As it ages it becomes worse, larger, severe, and monstrous. The scowl never leaves its face and it takes no sincere joy in anything other than the acquisition of wealth and the suffering of others. Some cultures drive them into the woods and mountains to live out their days somewhat harmlessly whereas in others they are rewarded. Their complete lack of shame and willingness to do anything in pursuit of their selfish goals makes them well suited for certain societies; an ogre governor, magnate, or baronet is a sadly common occurrence.</text:p>
      <text:p text:style-name="P1"/>
      <text:p text:style-name="P8"><text:bookmark text:name="_p36l434mfvr4"/>Orc</text:p>
      <text:p text:style-name="P1">Skill 7</text:p>
      <text:p text:style-name="P1">Stamina 8</text:p>
      <text:p text:style-name="P1">Initiative 2</text:p>
      <text:p text:style-name="P1">Armour 0</text:p>
      <text:p text:style-name="P1">Damage as Club</text:p>
      <text:p text:style-name="P1"/>
      <text:p text:style-name="P1">Mien</text:p>
      <text:p text:style-name="P1">1 Industrious</text:p>
      <text:p text:style-name="P1">2 Confused</text:p>
      <text:p text:style-name="P1">3 Homesick</text:p>
      <text:p text:style-name="P1">4 Angry</text:p>
      <text:p text:style-name="P1">5 Frustrated</text:p>
      <text:p text:style-name="P1">6 Violent</text:p>
      <text:p text:style-name="P1"/>
      <text:p text:style-name="P1">The manifested people. By the order of the universe, as set in motion by the Unmoving Mover, they exist for the briefest time in the indivisible moment at the beginning and end of all things. Their duty is to tidy along the demiurge and all of their toys before the next go around, and as such they are people of words and shapes. Unfortunately for them this cycle has a proliferation</text:p>
      <text:p text:style-name="P1">of wilful wizard-folk with a thirst for learning the barest fundamentals of the Forms and Essences, just enough to reach out and disrupt things. One day this will have dire consequences, but for today it is just a very confused ineffable asset in the summoning circle.</text:p>
      <text:p text:style-name="P1"/>
      <text:p text:style-name="P1"/>
      <text:p text:style-name="P8"><text:bookmark text:name="_bsv32ahssfis"/>Owl</text:p>
      <text:p text:style-name="P1">Skill 4</text:p>
      <text:p text:style-name="P1">Stamina 4</text:p>
      <text:p text:style-name="P1">Armour 0</text:p>
      <text:p text:style-name="P1">Initiative 1</text:p>
      <text:p text:style-name="P1">Damage as Small Beast</text:p>
      <text:p text:style-name="P1"><text:soft-page-break/></text:p>
      <text:p text:style-name="P1">Mien</text:p>
      <text:p text:style-name="P1">1 Curious</text:p>
      <text:p text:style-name="P1">2 Watchful</text:p>
      <text:p text:style-name="P1">3 Aggressive</text:p>
      <text:p text:style-name="P1">4 Hungry</text:p>
      <text:p text:style-name="P1">5 Guarded</text:p>
      <text:p text:style-name="P1">6 Defensive</text:p>
      <text:p text:style-name="P1"/>
      <text:p text:style-name="P1">The rooftops of Troika are crenelated by owls. They watch the streets with dumb spite, waiting for a vole, a rat, or an errant, fat finger to come to their attention. They swoop after it, followed by other owls blindly responding to the motion. Together they descend like a rabid flock of razor sharp gulls blindly grasping. A perennial pest that the citizens of Troika are morbidly proud of tolerating.</text:p>
      <text:p text:style-name="P1"/>
      <text:p text:style-name="P8"><text:bookmark text:name="_j866newiaj8l"/>Parchment Witch</text:p>
      <text:p text:style-name="P1">Skill 8</text:p>
      <text:p text:style-name="P1">Stamina 14</text:p>
      <text:p text:style-name="P1">Initiative 2</text:p>
      <text:p text:style-name="P1">Armour 1</text:p>
      <text:p text:style-name="P1">Damage as Weapon</text:p>
      <text:p text:style-name="P1"/>
      <text:p text:style-name="P1">Mien</text:p>
      <text:p text:style-name="P1">1 Admiring</text:p>
      <text:p text:style-name="P1">2 Infatuated</text:p>
      <text:p text:style-name="P1">3 Obsessed</text:p>
      <text:p text:style-name="P1">4 Paranoid</text:p>
      <text:p text:style-name="P1">5 Skulking</text:p>
      <text:p text:style-name="P1">6 Violent</text:p>
      <text:p text:style-name="P1"/>
      <text:p text:style-name="P1">Parchment Witches are an unusual breed of living dead both for having usually chosen the state of their own volition and for their staunch denial of it. They cover their rotting skin in a layer of leather, vellum, or, if no other option is available, paper. They then paint it, decorate it, and top it with a wig, thus completing the illusion. The most talented can walk among us and we’d never know it. The only tell-tale signs of a Parchment Witch among you would be the distinct smell of leather rendering in the house next door and the disappearance of a few handsome townspeople.</text:p>
      <text:p text:style-name="P1"><text:soft-page-break/></text:p>
      <text:p text:style-name="P1">Special</text:p>
      <text:p text:style-name="P1">Parchment Witches have 5 Spells rolled randomly or chosen ahead of time. They take double Damage from Silver. If given suitable time and supplies the Witch can completely change their appearance. They can also use the skin of another person to impersonate them for a week after which time it starts to rot.</text:p>
      <text:p text:style-name="P1"/>
      <text:p text:style-name="P8"><text:bookmark text:name="_446rygq7a5r7"/>Piscean</text:p>
      <text:p text:style-name="P1">Skill 3</text:p>
      <text:p text:style-name="P1">Stamina 6</text:p>
      <text:p text:style-name="P1">Initiative 2</text:p>
      <text:p text:style-name="P1">Armour 0</text:p>
      <text:p text:style-name="P1">Damage as Modest Beast</text:p>
      <text:p text:style-name="P1"/>
      <text:p text:style-name="P1">Mien</text:p>
      <text:p text:style-name="P1">1 Mewling</text:p>
      <text:p text:style-name="P1">2 Childish</text:p>
      <text:p text:style-name="P1">3 Playful</text:p>
      <text:p text:style-name="P1">4 Mischievous</text:p>
      <text:p text:style-name="P1">5 Hungry</text:p>
      <text:p text:style-name="P1">6 Starving</text:p>
      <text:p text:style-name="P1"/>
      <text:p text:style-name="P1">Legs of a man, torso and tail of a fish. They break into granaries, batter the nightguards with their blubbery tails, stuff their bellies full of feed, and run off into the night to digest in a local lake. They are menaces! </text:p>
      <text:p text:style-name="P1"/>
      <text:p text:style-name="P1">Special </text:p>
      <text:p text:style-name="P1">If they incapacitate a party member all Pisceans that are able will descend on them and eat all their Provisions. Each will consume one per Turn. </text:p>
      <text:p text:style-name="P1"/>
      <text:p text:style-name="P8"><text:bookmark text:name="_gd18khbsr5pf"/>Night Pig</text:p>
      <text:p text:style-name="P1">Skill 7</text:p>
      <text:p text:style-name="P1">Stamina 14</text:p>
      <text:p text:style-name="P1"><text:soft-page-break/>Initiative 2</text:p>
      <text:p text:style-name="P1">Armour 0</text:p>
      <text:p text:style-name="P1">Damage as Modest Beast</text:p>
      <text:p text:style-name="P1"/>
      <text:p text:style-name="P1">Mien</text:p>
      <text:p text:style-name="P1">1 Sinister</text:p>
      <text:p text:style-name="P1">2 Suspicious</text:p>
      <text:p text:style-name="P1">3 Unreal</text:p>
      <text:p text:style-name="P1">4 Inquisitive</text:p>
      <text:p text:style-name="P1">5 Shameful</text:p>
      <text:p text:style-name="P1">6 Cowardly</text:p>
      <text:p text:style-name="P1"/>
      <text:p text:style-name="P1">There are those witches that don the skin of a pig and walk abroad amongst their sleeping neighbours. Through the power imbued by that most sinister animal they rub themselves against the exteriors of houses and snuffle at their hedges, thereby ensorcelling the household’s wealth to them. As the night goes on they grow increasingly fat, limited only by their greed. When they return home and remove their pig cape all the treasure they have stolen tumbles out. For this reason it’s wise to demand answers from any pig you see out at night. Their intentions will never be good.</text:p>
      <text:p text:style-name="P1"/>
      <text:p text:style-name="P8"><text:bookmark text:name="_k83awhvsrs6a"/>Salamander</text:p>
      <text:p text:style-name="P1">Skill 8</text:p>
      <text:p text:style-name="P1">Stamina 16</text:p>
      <text:p text:style-name="P1">Initiative 3</text:p>
      <text:p text:style-name="P1">Armour 3</text:p>
      <text:p text:style-name="P1">Damage as Large Beast</text:p>
      <text:p text:style-name="P1"/>
      <text:p text:style-name="P1">Mien</text:p>
      <text:p text:style-name="P1">1 Convulsing</text:p>
      <text:p text:style-name="P1">2 Expanding</text:p>
      <text:p text:style-name="P1">3 Retracting</text:p>
      <text:p text:style-name="P1">4 Surging</text:p>
      <text:p text:style-name="P1">5 Revolving</text:p>
      <text:p text:style-name="P1"><text:soft-page-break/>6 Blooming</text:p>
      <text:p text:style-name="P1"/>
      <text:p text:style-name="P1">A star creature that sailors are accustomed to removing from their golden ships like terrestrial barnacles. They are attracted to the heat of the sails and interfere with their correct operation if not dealt with. When removed they are low and squat, so dark as to force your eyes to run off them, so hot that you can feel it from across a room. They move like tar, slow then fast, able to expand themselves to attack, in the moment looking like a quickly blooming rose. Even fatalistic golden sailors are careful when poking at shadows.</text:p>
      <text:p text:style-name="P1"/>
      <text:p text:style-name="P8"><text:bookmark text:name="_di3j346dbfg2"/>Separator</text:p>
      <text:p text:style-name="P1">Skill 9</text:p>
      <text:p text:style-name="P1">Stamina 12</text:p>
      <text:p text:style-name="P1">Initiative 2</text:p>
      <text:p text:style-name="P1">Armour 0</text:p>
      <text:p text:style-name="P1">Damage as Medium Beast</text:p>
      <text:p text:style-name="P1"/>
      <text:p text:style-name="P1">Mien</text:p>
      <text:p text:style-name="P1">1 Uncanny</text:p>
      <text:p text:style-name="P1">2 Hagridden</text:p>
      <text:p text:style-name="P1">3 Withdrawn</text:p>
      <text:p text:style-name="P1">4 Unassuming</text:p>
      <text:p text:style-name="P1">5 Ravenous</text:p>
      <text:p text:style-name="P1">6 Cruel</text:p>
      <text:p text:style-name="P1"/>
      <text:p text:style-name="P1">In an infinite universe there are infinite witches, amongst which is a rich spectrum of awfulness. Separators are some of the foulest. They live like normal people by day but by night feed their sorcery through teratic transformations. Sat in their home, their bodies pull away at the breastbone, tongues lengthen and hang to the ground, and wings sprout from their spinal columns. They fly invisibly in search of sleeping victims so as to force their tongues down their gullets to feast upon the innards. Their victims awaken mysteriously sick while the witch remains healthy and young. </text:p>
      <text:p text:style-name="P1"/>
      <text:p text:style-name="P1">Special</text:p>
      <text:p text:style-name="P1">Sleeping victims lose 1d6 permanent Stamina daily unless magically restored. By day they are indistinguishable from a normal person. By night the flying portion is invisible at will, only visible through Second Sight or magic. Destroying their dormant home-body traps them in their flying aspect. </text:p>
      <text:p text:style-name="P1"/>
      <text:p text:style-name="P8"><text:bookmark text:name="_4y8xrn6httiy"/>Sympathy Serpent</text:p>
      <text:p text:style-name="P1">Skill 5</text:p>
      <text:p text:style-name="P1">Stamina 6</text:p>
      <text:p text:style-name="P1"><text:soft-page-break/>Initiative 2</text:p>
      <text:p text:style-name="P1">Armour 0</text:p>
      <text:p text:style-name="P1">Damage as Small Beast</text:p>
      <text:p text:style-name="P1"/>
      <text:p text:style-name="P1">Mien</text:p>
      <text:p text:style-name="P1">1 Shy</text:p>
      <text:p text:style-name="P1">2 Friendly</text:p>
      <text:p text:style-name="P1">3 Sympathetic</text:p>
      <text:p text:style-name="P1">4 Fearful</text:p>
      <text:p text:style-name="P1">5 Sad</text:p>
      <text:p text:style-name="P1">6 Inconsolable</text:p>
      <text:p text:style-name="P1"/>
      <text:p text:style-name="P1">Dark, thick as a man’s thigh, and as long as three destriers, they crush their prey as you’d expect such a snake to do but their hunting style is idiosyncratic: they do not wrestle with their quarry but offer a gentle embrace, telling them it’s okay to let go, they’re here now. Together prey and predator mourn the crushing awfulness of reality as one swallows the other whole.</text:p>
      <text:p text:style-name="P1"/>
      <text:p text:style-name="P1">Special</text:p>
      <text:p text:style-name="P1">Sleeping or unsuspecting targets must Test their Luck (or Skill for Enemies) or be paralysed with misery and allow the serpent to quietly eat them.</text:p>
      <text:p text:style-name="P1"/>
      <text:p text:style-name="P8"><text:bookmark text:name="_w2i1svngypcz"/>Thinking Engine</text:p>
      <text:p text:style-name="P1">Skill 8</text:p>
      <text:p text:style-name="P1">Stamina 14</text:p>
      <text:p text:style-name="P1">Initiative 2</text:p>
      <text:p text:style-name="P1">Armour 1</text:p>
      <text:p text:style-name="P1">Damage as Weapon</text:p>
      <text:p text:style-name="P1"/>
      <text:p text:style-name="P1">Mien</text:p>
      <text:p text:style-name="P1">1 Absent Minded</text:p>
      <text:p text:style-name="P1">2 Distracted</text:p>
      <text:p text:style-name="P1"><text:soft-page-break/>3 Enthusiastic</text:p>
      <text:p text:style-name="P1">4 Maudlin</text:p>
      <text:p text:style-name="P1">5 Sentimental</text:p>
      <text:p text:style-name="P1">6 Engrossed</text:p>
      <text:p text:style-name="P1"/>
      <text:p text:style-name="P1">Built in the time of the First Empire, commissioned by the will of the Other Lords to pilot the golden ships of their cosmic civilisation. Each one is unfathomably ancient but by design or fault they don’t remember more than a lifetime’s worth of existence. We think of them in their common form of bakelite and chrome androids but their variety is a result of the chthonic imagination of the Other Lords and endless in its diversity. Most have been broken over their lifetimes and replaced their parts, some with new mechanical contrivances and others with organic flesh. Some have lost their original form altogether and walk the earth as flesh while others are large and hollow, waiting for an operator with dead knowledge. </text:p>
      <text:p text:style-name="P1"/>
      <text:p text:style-name="P8"><text:bookmark text:name="_njp30yei53cr"/>Tiger</text:p>
      <text:p text:style-name="P1">Skill 8</text:p>
      <text:p text:style-name="P1">Stamina 12</text:p>
      <text:p text:style-name="P1">Initiative 2</text:p>
      <text:p text:style-name="P1">Armour 0</text:p>
      <text:p text:style-name="P1">Damage as Large Beast</text:p>
      <text:p text:style-name="P1"/>
      <text:p text:style-name="P1">Mien</text:p>
      <text:p text:style-name="P1">1 Playful</text:p>
      <text:p text:style-name="P1">2 Stalking</text:p>
      <text:p text:style-name="P1">3 Hungry</text:p>
      <text:p text:style-name="P1">4 Tired</text:p>
      <text:p text:style-name="P1">5 Austere</text:p>
      <text:p text:style-name="P1">6 Aggressive</text:p>
      <text:p text:style-name="P1"/>
      <text:p text:style-name="P1">It is common knowledge that all tigers come from the Palace of Tigers. You may see one in a jungle somewhere and think they are at home, maybe they are even raising kittens and leading rich full tiger lives, but they are as alien to that forest as you or I, and the kittens are invariably stolen from lesser cats. They were born to leisure, to stalk fat little coati in palatial gardens, and to bask in crystal solariums. Take pity on these angry animals for they are lost and not used to your rude ways.</text:p>
      <text:p text:style-name="P1"/>
      <text:p text:style-name="P8"><text:bookmark text:name="_f2nxzk37j8b"/>Tower Wizard</text:p>
      <text:p text:style-name="P1">Skill 10</text:p>
      <text:p text:style-name="P1">Stamina 12</text:p>
      <text:p text:style-name="P1"><text:soft-page-break/>Initiative 3</text:p>
      <text:p text:style-name="P1">Armour 0</text:p>
      <text:p text:style-name="P1">Damage as Weapon</text:p>
      <text:p text:style-name="P1"/>
      <text:p text:style-name="P1">Mien</text:p>
      <text:p text:style-name="P1">1 Offensive</text:p>
      <text:p text:style-name="P1">2 Confused</text:p>
      <text:p text:style-name="P1">3 Friendly</text:p>
      <text:p text:style-name="P1">4 Suspicious</text:p>
      <text:p text:style-name="P1">5 Inappropriate</text:p>
      <text:p text:style-name="P1">6 Transgressive</text:p>
      <text:p text:style-name="P1"/>
      <text:p text:style-name="P1">The majority of sorcery enthusiasts are either members of a college or well respected freelance lecturers with a nice manse in a seaside town, esteemed members of society who buy their groceries the same as us. However, when people think “wizard” they most likely go straight to the tower wizards, those feral old men who have given up all pretence of civility and fled to the wilderness. There they build their eponymous towers to work on unpleasant projects and terrorise the neighbourhood. They give magic a bad name. </text:p>
      <text:p text:style-name="P1"/>
      <text:p text:style-name="P1">Special</text:p>
      <text:p text:style-name="P1">The Tower Wizard has access to Jolt or Ember and 4 other Spells rolled randomly or chosen ahead of time.</text:p>
      <text:p text:style-name="P1"/>
      <text:p text:style-name="P8"><text:bookmark text:name="_rts7ostn6te2"/>Troll</text:p>
      <text:p text:style-name="P1">Skill 7</text:p>
      <text:p text:style-name="P1">Stamina 12</text:p>
      <text:p text:style-name="P1">Initiative 1</text:p>
      <text:p text:style-name="P1">Armour 2</text:p>
      <text:p text:style-name="P1">Damage as Weapon</text:p>
      <text:p text:style-name="P1"/>
      <text:p text:style-name="P1">Mien</text:p>
      <text:p text:style-name="P1">1 Rude</text:p>
      <text:p text:style-name="P1">2 Standoffish</text:p>
      <text:p text:style-name="P1"><text:soft-page-break/>3 Spiteful</text:p>
      <text:p text:style-name="P1">4 Disrespectful</text:p>
      <text:p text:style-name="P1">5 Sarcastic</text:p>
      <text:p text:style-name="P1">6 Sullen</text:p>
      <text:p text:style-name="P1"/>
      <text:p text:style-name="P1">Trolls are ill-tempered creatures often spied leaning on a pike in the town square, gabbing with other guards while taking the occasional break to shout at a child, or tripping up an old lady. You’d think they’d stop hiring them. </text:p>
      <text:p text:style-name="P1"/>
      <text:p text:style-name="P1">Special </text:p>
      <text:p text:style-name="P1">Trolls regenerate 1 Stamina every time they hold the Initiative. They will regenerate back from anything other than decapitation or fire.</text:p>
      <text:p text:style-name="P1"/>
      <text:p text:style-name="P8"><text:bookmark text:name="_q8uok54xam8d"/>Ven</text:p>
      <text:p text:style-name="P1">Skill 8</text:p>
      <text:p text:style-name="P1">Stamina 8</text:p>
      <text:p text:style-name="P1">Initiative 2</text:p>
      <text:p text:style-name="P1">Armour 2</text:p>
      <text:p text:style-name="P1">Damage as Super Weapon</text:p>
      <text:p text:style-name="P1"/>
      <text:p text:style-name="P1">Mien</text:p>
      <text:p text:style-name="P1">1 Frustrated</text:p>
      <text:p text:style-name="P1">2 Scared</text:p>
      <text:p text:style-name="P1">3 Curious</text:p>
      <text:p text:style-name="P1">4 Fascinated</text:p>
      <text:p text:style-name="P1">5 Quixotic</text:p>
      <text:p text:style-name="P1">6 Depressed</text:p>
      <text:p text:style-name="P1"/>
      <text:p text:style-name="P1">The million spheres have not been counted, it’s just understood that there are a lot — countless by every useful standard. Eventually, in a future further from now than the birth of the Monad is from here, the hump-backed sky will fold in on itself and one crystal sphere will remain. On that sphere will be the last culture, the Ven, pale skinned, dressed in rubber and peaked caps, spending the time left before the Monad rests in obscure and pointless pursuits. Their arts can do anything but prevent the End of All Things. Some amongst their race, not content to wait, fling themselves and some small portion of their arts back through time to live in a more vigorous era. There they try to achieve some imitation of their old lives, setting themselves up as demi-gods and tyrants obsessed with preventing the future they fled.</text:p>
      <text:p text:style-name="P1"/>
      <text:p text:style-name="P8"><text:bookmark text:name="_qa8v2utr8r6q"/><text:soft-page-break/>Zoanthrop</text:p>
      <text:p text:style-name="P1">Skill 7</text:p>
      <text:p text:style-name="P1">Stamina 12</text:p>
      <text:p text:style-name="P1">Initiative 2</text:p>
      <text:p text:style-name="P1">Armour 0</text:p>
      <text:p text:style-name="P1">Damage as Modest Beast</text:p>
      <text:p text:style-name="P1"/>
      <text:p text:style-name="P1">Mien</text:p>
      <text:p text:style-name="P1">1 Playful</text:p>
      <text:p text:style-name="P1">2 Stalking</text:p>
      <text:p text:style-name="P1">3 Hungry</text:p>
      <text:p text:style-name="P1">4 Tired</text:p>
      <text:p text:style-name="P1">5 Plagued by Thought</text:p>
      <text:p text:style-name="P1">6 Aggressive</text:p>
      <text:p text:style-name="P1"/>
      <text:p text:style-name="P1">In the reign of the 35th Autarch it became fashionable to be seen as in-touch with the natural world. One could often witness Exultants abstaining from artificial cloth, conspicuously forgoing their flyers on shorter journeys, and walking barefoot through their palaces whilst their servants laid down petals in their path. This trend escalated until the more desperate social climbers ultimately committed to having their prefrontal cortexes partially removed in the pursuit of the greatest animal verisimilitude. While the results were undeniable, it prevented participation in even the most basic functions of state. The Autarch applauded their commitment but tastes soon moved on. </text:p>
      <text:p text:style-name="P1"/>
      <text:p text:style-name="P6"><text:bookmark text:name="_xo213rjrmlq3"/>Tables</text:p>
      <text:p text:style-name="P1"/>
      <text:p text:style-name="P8"><text:bookmark text:name="_tmlmo1dqp6g"/>Melee Weapons</text:p>
      <table:table table:name="Table4" table:style-name="Table4">
        <table:table-column table:style-name="Table4.A"/>
        <table:table-column table:style-name="Table4.B" table:number-columns-repeated="2"/>
        <table:table-column table:style-name="Table4.D" table:number-columns-repeated="2"/>
        <table:table-column table:style-name="Table4.F"/>
        <table:table-column table:style-name="Table4.D"/>
        <table:table-column table:style-name="Table4.H"/>
        <text:soft-page-break/>
        <table:table-row table:style-name="Table4.1">
          <table:table-cell table:style-name="Table4.A1" office:value-type="string">
            <text:p text:style-name="P5"><text:span text:style-name="T2">Damage Roll</text:span></text:p>
          </table:table-cell>
          <table:table-cell table:style-name="Table4.A1" office:value-type="string">
            <text:p text:style-name="P5"><text:span text:style-name="T2">1</text:span></text:p>
          </table:table-cell>
          <table:table-cell table:style-name="Table4.A1" office:value-type="string">
            <text:p text:style-name="P5"><text:span text:style-name="T2">2</text:span></text:p>
          </table:table-cell>
          <table:table-cell table:style-name="Table4.A1" office:value-type="string">
            <text:p text:style-name="P5"><text:span text:style-name="T2">3</text:span></text:p>
          </table:table-cell>
          <table:table-cell table:style-name="Table4.A1" office:value-type="string">
            <text:p text:style-name="P5"><text:span text:style-name="T2">4</text:span></text:p>
          </table:table-cell>
          <table:table-cell table:style-name="Table4.A1" office:value-type="string">
            <text:p text:style-name="P5"><text:span text:style-name="T2">5</text:span></text:p>
          </table:table-cell>
          <table:table-cell table:style-name="Table4.A1" office:value-type="string">
            <text:p text:style-name="P5"><text:span text:style-name="T2">6</text:span></text:p>
          </table:table-cell>
          <table:table-cell table:style-name="Table4.A1" office:value-type="string">
            <text:p text:style-name="P5"><text:span text:style-name="T2">7+</text:span></text:p>
          </table:table-cell>
        </table:table-row>
        <table:table-row table:style-name="Table4.1">
          <table:table-cell table:style-name="Table4.A1" office:value-type="string">
            <text:p text:style-name="P5">Sword</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10</text:p>
          </table:table-cell>
        </table:table-row>
        <table:table-row table:style-name="Table4.1">
          <table:table-cell table:style-name="Table4.A1" office:value-type="string">
            <text:p text:style-name="P5">Axe</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10</text:p>
          </table:table-cell>
          <table:table-cell table:style-name="Table4.A1" office:value-type="string">
            <text:p text:style-name="P5">12</text:p>
          </table:table-cell>
        </table:table-row>
        <table:table-row table:style-name="Table4.1">
          <table:table-cell table:style-name="Table4.A1" office:value-type="string">
            <text:p text:style-name="P5">Knife</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8</text:p>
          </table:table-cell>
          <table:table-cell table:style-name="Table4.A1" office:value-type="string">
            <text:p text:style-name="P5">10</text:p>
          </table:table-cell>
        </table:table-row>
        <table:table-row table:style-name="Table4.1">
          <table:table-cell table:style-name="Table4.A1" office:value-type="string">
            <text:p text:style-name="P5">Staff</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8</text:p>
          </table:table-cell>
        </table:table-row>
        <table:table-row table:style-name="Table4.1">
          <table:table-cell table:style-name="Table4.A1" office:value-type="string">
            <text:p text:style-name="P5">Hammer#</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10</text:p>
          </table:table-cell>
          <table:table-cell table:style-name="Table4.A1" office:value-type="string">
            <text:p text:style-name="P5">12</text:p>
          </table:table-cell>
        </table:table-row>
        <table:table-row table:style-name="Table4.1">
          <table:table-cell table:style-name="Table4.A1" office:value-type="string">
            <text:p text:style-name="P5">Spear</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8</text:p>
          </table:table-cell>
          <table:table-cell table:style-name="Table4.A1" office:value-type="string">
            <text:p text:style-name="P5">10</text:p>
          </table:table-cell>
        </table:table-row>
        <table:table-row table:style-name="Table4.1">
          <table:table-cell table:style-name="Table4.A1" office:value-type="string">
            <text:p text:style-name="P5">Longsword</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8</text:p>
          </table:table-cell>
          <table:table-cell table:style-name="Table4.A1" office:value-type="string">
            <text:p text:style-name="P5">10</text:p>
          </table:table-cell>
          <table:table-cell table:style-name="Table4.A1" office:value-type="string">
            <text:p text:style-name="P5">12</text:p>
          </table:table-cell>
          <table:table-cell table:style-name="Table4.A1" office:value-type="string">
            <text:p text:style-name="P5">14</text:p>
          </table:table-cell>
        </table:table-row>
        <table:table-row table:style-name="Table4.1">
          <table:table-cell table:style-name="Table4.A1" office:value-type="string">
            <text:p text:style-name="P5">Mace#</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10</text:p>
          </table:table-cell>
        </table:table-row>
        <table:table-row table:style-name="Table4.1">
          <table:table-cell table:style-name="Table4.A1" office:value-type="string">
            <text:p text:style-name="P5">Polearm*#</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8</text:p>
          </table:table-cell>
          <table:table-cell table:style-name="Table4.A1" office:value-type="string">
            <text:p text:style-name="P5">12</text:p>
          </table:table-cell>
          <table:table-cell table:style-name="Table4.A1" office:value-type="string">
            <text:p text:style-name="P5">14</text:p>
          </table:table-cell>
          <table:table-cell table:style-name="Table4.A1" office:value-type="string">
            <text:p text:style-name="P5">18</text:p>
          </table:table-cell>
        </table:table-row>
        <table:table-row table:style-name="Table4.1">
          <table:table-cell table:style-name="Table4.A1" office:value-type="string">
            <text:p text:style-name="P5">Maul*#</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3</text:p>
          </table:table-cell>
          <table:table-cell table:style-name="Table4.A1" office:value-type="string">
            <text:p text:style-name="P5">6</text:p>
          </table:table-cell>
          <table:table-cell table:style-name="Table4.A1" office:value-type="string">
            <text:p text:style-name="P5">12</text:p>
          </table:table-cell>
          <table:table-cell table:style-name="Table4.A1" office:value-type="string">
            <text:p text:style-name="P5">13</text:p>
          </table:table-cell>
          <table:table-cell table:style-name="Table4.A1" office:value-type="string">
            <text:p text:style-name="P5">14</text:p>
          </table:table-cell>
        </table:table-row>
        <table:table-row table:style-name="Table4.1">
          <table:table-cell table:style-name="Table4.A1" office:value-type="string">
            <text:p text:style-name="P5">Greatsword*</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8</text:p>
          </table:table-cell>
          <table:table-cell table:style-name="Table4.A1" office:value-type="string">
            <text:p text:style-name="P5">10</text:p>
          </table:table-cell>
          <table:table-cell table:style-name="Table4.A1" office:value-type="string">
            <text:p text:style-name="P5">12</text:p>
          </table:table-cell>
          <table:table-cell table:style-name="Table4.A1" office:value-type="string">
            <text:p text:style-name="P5">14</text:p>
          </table:table-cell>
          <table:table-cell table:style-name="Table4.A1" office:value-type="string">
            <text:p text:style-name="P5">18</text:p>
          </table:table-cell>
        </table:table-row>
        <table:table-row table:style-name="Table4.1">
          <table:table-cell table:style-name="Table4.A1" office:value-type="string">
            <text:p text:style-name="P5">Club</text:p>
          </table:table-cell>
          <table:table-cell table:style-name="Table4.A1" office:value-type="string">
            <text:p text:style-name="P5">1</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3</text:p>
          </table:table-cell>
          <table:table-cell table:style-name="Table4.A1" office:value-type="string">
            <text:p text:style-name="P5">6</text:p>
          </table:table-cell>
          <table:table-cell table:style-name="Table4.A1" office:value-type="string">
            <text:p text:style-name="P5">8</text:p>
          </table:table-cell>
          <table:table-cell table:style-name="Table4.A1" office:value-type="string">
            <text:p text:style-name="P5">10</text:p>
          </table:table-cell>
        </table:table-row>
        <table:table-row table:style-name="Table4.1">
          <table:table-cell table:style-name="Table4.A1" office:value-type="string">
            <text:p text:style-name="P5">Unarmed</text:p>
          </table:table-cell>
          <table:table-cell table:style-name="Table4.A1" office:value-type="string">
            <text:p text:style-name="P5">1</text:p>
          </table:table-cell>
          <table:table-cell table:style-name="Table4.A1" office:value-type="string">
            <text:p text:style-name="P5">1</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3</text:p>
          </table:table-cell>
          <table:table-cell table:style-name="Table4.A1" office:value-type="string">
            <text:p text:style-name="P5">4</text:p>
          </table:table-cell>
        </table:table-row>
        <table:table-row table:style-name="Table4.1">
          <table:table-cell table:style-name="Table4.A1" office:value-type="string">
            <text:p text:style-name="P5">Shield</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2</text:p>
          </table:table-cell>
          <table:table-cell table:style-name="Table4.A1" office:value-type="string">
            <text:p text:style-name="P5">4</text:p>
          </table:table-cell>
          <table:table-cell table:style-name="Table4.A1" office:value-type="string">
            <text:p text:style-name="P5">4</text:p>
          </table:table-cell>
          <table:table-cell table:style-name="Table4.A1" office:value-type="string">
            <text:p text:style-name="P5">6</text:p>
          </table:table-cell>
          <table:table-cell table:style-name="Table4.A1" office:value-type="string">
            <text:p text:style-name="P5">8</text:p>
          </table:table-cell>
        </table:table-row>
      </table:table>
      <text:p text:style-name="P1">* indicates a Weapon that requires at least two hands to use.</text:p>
      <text:p text:style-name="P1"># indicates a Weapon that ignores 1 point of Armour <text:s/></text:p>
      <text:p text:style-name="P1"/>
      <text:p text:style-name="P8"><text:bookmark text:name="_kug3d8kziqu"/>Ranged Weapon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G"/>
        <table:table-column table:style-name="Table5.H"/>
        <table:table-row table:style-name="Table5.1">
          <table:table-cell table:style-name="Table5.A1" office:value-type="string">
            <text:p text:style-name="P5"><text:span text:style-name="T2">Damage Roll</text:span></text:p>
          </table:table-cell>
          <table:table-cell table:style-name="Table5.A1" office:value-type="string">
            <text:p text:style-name="P5"><text:span text:style-name="T2">1</text:span></text:p>
          </table:table-cell>
          <table:table-cell table:style-name="Table5.A1" office:value-type="string">
            <text:p text:style-name="P5"><text:span text:style-name="T2">2</text:span></text:p>
          </table:table-cell>
          <table:table-cell table:style-name="Table5.A1" office:value-type="string">
            <text:p text:style-name="P5"><text:span text:style-name="T2">3</text:span></text:p>
          </table:table-cell>
          <table:table-cell table:style-name="Table5.A1" office:value-type="string">
            <text:p text:style-name="P5"><text:span text:style-name="T2">4</text:span></text:p>
          </table:table-cell>
          <table:table-cell table:style-name="Table5.A1" office:value-type="string">
            <text:p text:style-name="P5"><text:span text:style-name="T2">5</text:span></text:p>
          </table:table-cell>
          <table:table-cell table:style-name="Table5.A1" office:value-type="string">
            <text:p text:style-name="P5"><text:span text:style-name="T2">6</text:span></text:p>
          </table:table-cell>
          <table:table-cell table:style-name="Table5.A1" office:value-type="string">
            <text:p text:style-name="P5"><text:span text:style-name="T2">7+</text:span></text:p>
          </table:table-cell>
        </table:table-row>
        <table:table-row table:style-name="Table5.1">
          <table:table-cell table:style-name="Table5.A1" office:value-type="string">
            <text:p text:style-name="P5">Fusil*#</text:p>
          </table:table-cell>
          <table:table-cell table:style-name="Table5.A1" office:value-type="string">
            <text:p text:style-name="P5">2</text:p>
          </table:table-cell>
          <table:table-cell table:style-name="Table5.A1" office:value-type="string">
            <text:p text:style-name="P5">4</text:p>
          </table:table-cell>
          <table:table-cell table:style-name="Table5.A1" office:value-type="string">
            <text:p text:style-name="P5">4</text:p>
          </table:table-cell>
          <table:table-cell table:style-name="Table5.A1" office:value-type="string">
            <text:p text:style-name="P5">6</text:p>
          </table:table-cell>
          <table:table-cell table:style-name="Table5.A1" office:value-type="string">
            <text:p text:style-name="P5">12</text:p>
          </table:table-cell>
          <table:table-cell table:style-name="Table5.A1" office:value-type="string">
            <text:p text:style-name="P5">18</text:p>
          </table:table-cell>
          <table:table-cell table:style-name="Table5.A1" office:value-type="string">
            <text:p text:style-name="P5">24</text:p>
          </table:table-cell>
        </table:table-row>
        <table:table-row table:style-name="Table5.1">
          <table:table-cell table:style-name="Table5.A1" office:value-type="string">
            <text:p text:style-name="P5">Bow*</text:p>
          </table:table-cell>
          <table:table-cell table:style-name="Table5.A1" office:value-type="string">
            <text:p text:style-name="P5">2</text:p>
          </table:table-cell>
          <table:table-cell table:style-name="Table5.A1" office:value-type="string">
            <text:p text:style-name="P5">4</text:p>
          </table:table-cell>
          <table:table-cell table:style-name="Table5.A1" office:value-type="string">
            <text:p text:style-name="P5">6</text:p>
          </table:table-cell>
          <table:table-cell table:style-name="Table5.A1" office:value-type="string">
            <text:p text:style-name="P5">8</text:p>
          </table:table-cell>
          <table:table-cell table:style-name="Table5.A1" office:value-type="string">
            <text:p text:style-name="P5">8</text:p>
          </table:table-cell>
          <table:table-cell table:style-name="Table5.A1" office:value-type="string">
            <text:p text:style-name="P5">10</text:p>
          </table:table-cell>
          <table:table-cell table:style-name="Table5.A1" office:value-type="string">
            <text:p text:style-name="P5">12</text:p>
          </table:table-cell>
        </table:table-row>
        <table:table-row table:style-name="Table5.1">
          <table:table-cell table:style-name="Table5.A1" office:value-type="string">
            <text:p text:style-name="P5">Crossbow*</text:p>
          </table:table-cell>
          <table:table-cell table:style-name="Table5.A1" office:value-type="string">
            <text:p text:style-name="P5">4</text:p>
          </table:table-cell>
          <table:table-cell table:style-name="Table5.A1" office:value-type="string">
            <text:p text:style-name="P5">4</text:p>
          </table:table-cell>
          <table:table-cell table:style-name="Table5.A1" office:value-type="string">
            <text:p text:style-name="P5">6</text:p>
          </table:table-cell>
          <table:table-cell table:style-name="Table5.A1" office:value-type="string">
            <text:p text:style-name="P5">8</text:p>
          </table:table-cell>
          <table:table-cell table:style-name="Table5.A1" office:value-type="string">
            <text:p text:style-name="P5">8</text:p>
          </table:table-cell>
          <table:table-cell table:style-name="Table5.A1" office:value-type="string">
            <text:p text:style-name="P5">8</text:p>
          </table:table-cell>
          <table:table-cell table:style-name="Table5.A1" office:value-type="string">
            <text:p text:style-name="P5">10</text:p>
          </table:table-cell>
        </table:table-row>
        <table:table-row table:style-name="Table5.1">
          <table:table-cell table:style-name="Table5.A1" office:value-type="string">
            <text:p text:style-name="P5">Pistolet#</text:p>
          </table:table-cell>
          <table:table-cell table:style-name="Table5.A1" office:value-type="string">
            <text:p text:style-name="P5">2</text:p>
          </table:table-cell>
          <table:table-cell table:style-name="Table5.A1" office:value-type="string">
            <text:p text:style-name="P5">2</text:p>
          </table:table-cell>
          <table:table-cell table:style-name="Table5.A1" office:value-type="string">
            <text:p text:style-name="P5">4</text:p>
          </table:table-cell>
          <table:table-cell table:style-name="Table5.A1" office:value-type="string">
            <text:p text:style-name="P5">4</text:p>
          </table:table-cell>
          <table:table-cell table:style-name="Table5.A1" office:value-type="string">
            <text:p text:style-name="P5">6</text:p>
          </table:table-cell>
          <table:table-cell table:style-name="Table5.A1" office:value-type="string">
            <text:p text:style-name="P5">12</text:p>
          </table:table-cell>
          <table:table-cell table:style-name="Table5.A1" office:value-type="string">
            <text:p text:style-name="P5">16</text:p>
          </table:table-cell>
        </table:table-row>
      </table:table>
      <text:p text:style-name="P1">* indicates a Weapon that requires at least two hands to use.</text:p>
      <text:p text:style-name="P1"># indicates a Weapon that ignores 1 point of Armour <text:s/></text:p>
      <text:p text:style-name="P1"/>
      <text:p text:style-name="P8"><text:bookmark text:name="_bwg5xkmaubty"/>Beastly Weapons</text:p>
      <text:p text:style-name="P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E"/>
        <table:table-row table:style-name="Table6.1">
          <table:table-cell table:style-name="Table6.A1" office:value-type="string">
            <text:p text:style-name="P5"><text:span text:style-name="T2">Damage Roll</text:span></text:p>
          </table:table-cell>
          <table:table-cell table:style-name="Table6.A1" office:value-type="string">
            <text:p text:style-name="P5"><text:span text:style-name="T2">1</text:span></text:p>
          </table:table-cell>
          <table:table-cell table:style-name="Table6.A1" office:value-type="string">
            <text:p text:style-name="P5"><text:span text:style-name="T2">2</text:span></text:p>
          </table:table-cell>
          <table:table-cell table:style-name="Table6.A1" office:value-type="string">
            <text:p text:style-name="P5"><text:span text:style-name="T2">3</text:span></text:p>
          </table:table-cell>
          <table:table-cell table:style-name="Table6.A1" office:value-type="string">
            <text:p text:style-name="P5"><text:span text:style-name="T2">4</text:span></text:p>
          </table:table-cell>
          <table:table-cell table:style-name="Table6.A1" office:value-type="string">
            <text:p text:style-name="P5"><text:span text:style-name="T2">5</text:span></text:p>
          </table:table-cell>
          <table:table-cell table:style-name="Table6.A1" office:value-type="string">
            <text:p text:style-name="P5"><text:span text:style-name="T2">6</text:span></text:p>
          </table:table-cell>
          <table:table-cell table:style-name="Table6.A1" office:value-type="string">
            <text:p text:style-name="P5"><text:span text:style-name="T2">7+</text:span></text:p>
          </table:table-cell>
        </table:table-row>
        <table:table-row table:style-name="Table6.1">
          <table:table-cell table:style-name="Table6.A1" office:value-type="string">
            <text:p text:style-name="P5">Small Beast</text:p>
          </table:table-cell>
          <table:table-cell table:style-name="Table6.A1" office:value-type="string">
            <text:p text:style-name="P5">2</text:p>
          </table:table-cell>
          <table:table-cell table:style-name="Table6.A1" office:value-type="string">
            <text:p text:style-name="P5">2</text:p>
          </table:table-cell>
          <table:table-cell table:style-name="Table6.A1" office:value-type="string">
            <text:p text:style-name="P5">3</text:p>
          </table:table-cell>
          <table:table-cell table:style-name="Table6.A1" office:value-type="string">
            <text:p text:style-name="P5">3</text:p>
          </table:table-cell>
          <table:table-cell table:style-name="Table6.A1" office:value-type="string">
            <text:p text:style-name="P5">4</text:p>
          </table:table-cell>
          <table:table-cell table:style-name="Table6.A1" office:value-type="string">
            <text:p text:style-name="P5">5</text:p>
          </table:table-cell>
          <table:table-cell table:style-name="Table6.A1" office:value-type="string">
            <text:p text:style-name="P5">6</text:p>
          </table:table-cell>
        </table:table-row>
        <table:table-row table:style-name="Table6.1">
          <table:table-cell table:style-name="Table6.A1" office:value-type="string">
            <text:p text:style-name="P5">Modest Beast</text:p>
          </table:table-cell>
          <table:table-cell table:style-name="Table6.A1" office:value-type="string">
            <text:p text:style-name="P5">4</text:p>
          </table:table-cell>
          <table:table-cell table:style-name="Table6.A1" office:value-type="string">
            <text:p text:style-name="P5">6</text:p>
          </table:table-cell>
          <table:table-cell table:style-name="Table6.A1" office:value-type="string">
            <text:p text:style-name="P5">6</text:p>
          </table:table-cell>
          <table:table-cell table:style-name="Table6.A1" office:value-type="string">
            <text:p text:style-name="P5">8</text:p>
          </table:table-cell>
          <table:table-cell table:style-name="Table6.A1" office:value-type="string">
            <text:p text:style-name="P5">8</text:p>
          </table:table-cell>
          <table:table-cell table:style-name="Table6.A1" office:value-type="string">
            <text:p text:style-name="P5">10</text:p>
          </table:table-cell>
          <table:table-cell table:style-name="Table6.A1" office:value-type="string">
            <text:p text:style-name="P5">12</text:p>
          </table:table-cell>
        </table:table-row>
        <table:table-row table:style-name="Table6.1">
          <table:table-cell table:style-name="Table6.A1" office:value-type="string">
            <text:p text:style-name="P5">Large Beast #</text:p>
          </table:table-cell>
          <table:table-cell table:style-name="Table6.A1" office:value-type="string">
            <text:p text:style-name="P5">4</text:p>
          </table:table-cell>
          <table:table-cell table:style-name="Table6.A1" office:value-type="string">
            <text:p text:style-name="P5">6</text:p>
          </table:table-cell>
          <table:table-cell table:style-name="Table6.A1" office:value-type="string">
            <text:p text:style-name="P5">8</text:p>
          </table:table-cell>
          <table:table-cell table:style-name="Table6.A1" office:value-type="string">
            <text:p text:style-name="P5">10</text:p>
          </table:table-cell>
          <table:table-cell table:style-name="Table6.A1" office:value-type="string">
            <text:p text:style-name="P5">12</text:p>
          </table:table-cell>
          <table:table-cell table:style-name="Table6.A1" office:value-type="string">
            <text:p text:style-name="P5">14</text:p>
          </table:table-cell>
          <table:table-cell table:style-name="Table6.A1" office:value-type="string">
            <text:p text:style-name="P5">16</text:p>
          </table:table-cell>
        </table:table-row>
        <table:table-row table:style-name="Table6.1">
          <table:table-cell table:style-name="Table6.A1" office:value-type="string">
            <text:p text:style-name="P5">Gigantic Beast#</text:p>
          </table:table-cell>
          <table:table-cell table:style-name="Table6.A1" office:value-type="string">
            <text:p text:style-name="P5">4</text:p>
          </table:table-cell>
          <table:table-cell table:style-name="Table6.A1" office:value-type="string">
            <text:p text:style-name="P5">8</text:p>
          </table:table-cell>
          <table:table-cell table:style-name="Table6.A1" office:value-type="string">
            <text:p text:style-name="P5">12</text:p>
          </table:table-cell>
          <table:table-cell table:style-name="Table6.A1" office:value-type="string">
            <text:p text:style-name="P5">12</text:p>
          </table:table-cell>
          <table:table-cell table:style-name="Table6.A1" office:value-type="string">
            <text:p text:style-name="P5">16</text:p>
          </table:table-cell>
          <table:table-cell table:style-name="Table6.A1" office:value-type="string">
            <text:p text:style-name="P5">18</text:p>
          </table:table-cell>
          <table:table-cell table:style-name="Table6.A1" office:value-type="string">
            <text:p text:style-name="P5">24</text:p>
          </table:table-cell>
        </table:table-row>
      </table:table>
      <text:p text:style-name="P1">* indicates a Weapon that requires at least two hands to use.</text:p>
      <text:p text:style-name="P1"># indicates a Weapon that ignores 1 point of Armour <text:s/></text:p>
      <text:p text:style-name="P1"/>
      <text:p text:style-name="P8"><text:bookmark text:name="_7zlygbwfjheb"/>Random Spell</text:p>
      <text:p text:style-name="P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text:span text:style-name="T2">D66</text:span></text:p>
          </table:table-cell>
          <table:table-cell table:style-name="Table7.A1" office:value-type="string">
            <text:p text:style-name="P5"><text:span text:style-name="T2">Spell Name</text:span></text:p>
          </table:table-cell>
          <table:table-cell table:style-name="Table7.A1" office:value-type="string">
            <text:p text:style-name="P5"><text:span text:style-name="T2">D66</text:span></text:p>
          </table:table-cell>
          <table:table-cell table:style-name="Table7.A1" office:value-type="string">
            <text:p text:style-name="P5"><text:span text:style-name="T2">Spell Name</text:span></text:p>
          </table:table-cell>
        </table:table-row>
        <table:table-row table:style-name="Table7.1">
          <table:table-cell table:style-name="Table7.A1" office:value-type="string">
            <text:p text:style-name="P5">11</text:p>
          </table:table-cell>
          <table:table-cell table:style-name="Table7.A1" office:value-type="string">
            <text:p text:style-name="P5">Assassin’s Dagger</text:p>
          </table:table-cell>
          <table:table-cell table:style-name="Table7.A1" office:value-type="string">
            <text:p text:style-name="P5">41</text:p>
          </table:table-cell>
          <table:table-cell table:style-name="Table7.A1" office:value-type="string">
            <text:p text:style-name="P5">Grow</text:p>
          </table:table-cell>
        </table:table-row>
        <table:table-row table:style-name="Table7.1">
          <table:table-cell table:style-name="Table7.A1" office:value-type="string">
            <text:p text:style-name="P5">12</text:p>
          </table:table-cell>
          <table:table-cell table:style-name="Table7.A1" office:value-type="string">
            <text:p text:style-name="P5">Animate</text:p>
          </table:table-cell>
          <table:table-cell table:style-name="Table7.A1" office:value-type="string">
            <text:p text:style-name="P5">42</text:p>
          </table:table-cell>
          <table:table-cell table:style-name="Table7.A1" office:value-type="string">
            <text:p text:style-name="P5">Hurricane</text:p>
          </table:table-cell>
        </table:table-row>
        <table:table-row table:style-name="Table7.1">
          <table:table-cell table:style-name="Table7.A1" office:value-type="string">
            <text:p text:style-name="P5">13</text:p>
          </table:table-cell>
          <table:table-cell table:style-name="Table7.A1" office:value-type="string">
            <text:p text:style-name="P5">Affix</text:p>
          </table:table-cell>
          <table:table-cell table:style-name="Table7.A1" office:value-type="string">
            <text:p text:style-name="P5">43</text:p>
          </table:table-cell>
          <table:table-cell table:style-name="Table7.A1" office:value-type="string">
            <text:p text:style-name="P5">Helping Hands</text:p>
          </table:table-cell>
        </table:table-row>
        <table:table-row table:style-name="Table7.1">
          <table:table-cell table:style-name="Table7.A1" office:value-type="string">
            <text:p text:style-name="P5">14</text:p>
          </table:table-cell>
          <table:table-cell table:style-name="Table7.A1" office:value-type="string">
            <text:p text:style-name="P5">Assume Shape</text:p>
          </table:table-cell>
          <table:table-cell table:style-name="Table7.A1" office:value-type="string">
            <text:p text:style-name="P5">44</text:p>
          </table:table-cell>
          <table:table-cell table:style-name="Table7.A1" office:value-type="string">
            <text:p text:style-name="P5">Illusion</text:p>
          </table:table-cell>
        </table:table-row>
        <table:table-row table:style-name="Table7.1">
          <table:table-cell table:style-name="Table7.A1" office:value-type="string">
            <text:p text:style-name="P5">15</text:p>
          </table:table-cell>
          <table:table-cell table:style-name="Table7.A1" office:value-type="string">
            <text:p text:style-name="P5">Befuddle</text:p>
          </table:table-cell>
          <table:table-cell table:style-name="Table7.A1" office:value-type="string">
            <text:p text:style-name="P5">45</text:p>
          </table:table-cell>
          <table:table-cell table:style-name="Table7.A1" office:value-type="string">
            <text:p text:style-name="P5">Invisibility</text:p>
          </table:table-cell>
        </table:table-row>
        <text:soft-page-break/>
        <table:table-row table:style-name="Table7.1">
          <table:table-cell table:style-name="Table7.A1" office:value-type="string">
            <text:p text:style-name="P5">16</text:p>
          </table:table-cell>
          <table:table-cell table:style-name="Table7.A1" office:value-type="string">
            <text:p text:style-name="P5">Breach</text:p>
          </table:table-cell>
          <table:table-cell table:style-name="Table7.A1" office:value-type="string">
            <text:p text:style-name="P5">46</text:p>
          </table:table-cell>
          <table:table-cell table:style-name="Table7.A1" office:value-type="string">
            <text:p text:style-name="P5">Jolt</text:p>
          </table:table-cell>
        </table:table-row>
        <table:table-row table:style-name="Table7.1">
          <table:table-cell table:style-name="Table7.A1" office:value-type="string">
            <text:p text:style-name="P5">21</text:p>
          </table:table-cell>
          <table:table-cell table:style-name="Table7.A1" office:value-type="string">
            <text:p text:style-name="P5">Cone of Air</text:p>
          </table:table-cell>
          <table:table-cell table:style-name="Table7.A1" office:value-type="string">
            <text:p text:style-name="P5">51</text:p>
          </table:table-cell>
          <table:table-cell table:style-name="Table7.A1" office:value-type="string">
            <text:p text:style-name="P5">Light</text:p>
          </table:table-cell>
        </table:table-row>
        <table:table-row table:style-name="Table7.1">
          <table:table-cell table:style-name="Table7.A1" office:value-type="string">
            <text:p text:style-name="P5">22</text:p>
          </table:table-cell>
          <table:table-cell table:style-name="Table7.A1" office:value-type="string">
            <text:p text:style-name="P5">Banish Spirit</text:p>
          </table:table-cell>
          <table:table-cell table:style-name="Table7.A1" office:value-type="string">
            <text:p text:style-name="P5">52</text:p>
          </table:table-cell>
          <table:table-cell table:style-name="Table7.A1" office:value-type="string">
            <text:p text:style-name="P5">Lock</text:p>
          </table:table-cell>
        </table:table-row>
        <table:table-row table:style-name="Table7.1">
          <table:table-cell table:style-name="Table7.A1" office:value-type="string">
            <text:p text:style-name="P5">23</text:p>
          </table:table-cell>
          <table:table-cell table:style-name="Table7.A1" office:value-type="string">
            <text:p text:style-name="P5">Ember</text:p>
          </table:table-cell>
          <table:table-cell table:style-name="Table7.A1" office:value-type="string">
            <text:p text:style-name="P5">53</text:p>
          </table:table-cell>
          <table:table-cell table:style-name="Table7.A1" office:value-type="string">
            <text:p text:style-name="P5">Languages</text:p>
          </table:table-cell>
        </table:table-row>
        <table:table-row table:style-name="Table7.1">
          <table:table-cell table:style-name="Table7.A1" office:value-type="string">
            <text:p text:style-name="P5">24</text:p>
          </table:table-cell>
          <table:table-cell table:style-name="Table7.A1" office:value-type="string">
            <text:p text:style-name="P5">Cockroach</text:p>
          </table:table-cell>
          <table:table-cell table:style-name="Table7.A1" office:value-type="string">
            <text:p text:style-name="P5">54</text:p>
          </table:table-cell>
          <table:table-cell table:style-name="Table7.A1" office:value-type="string">
            <text:p text:style-name="P5">Levitate</text:p>
          </table:table-cell>
        </table:table-row>
        <table:table-row table:style-name="Table7.1">
          <table:table-cell table:style-name="Table7.A1" office:value-type="string">
            <text:p text:style-name="P5">25</text:p>
          </table:table-cell>
          <table:table-cell table:style-name="Table7.A1" office:value-type="string">
            <text:p text:style-name="P5">Darksee</text:p>
          </table:table-cell>
          <table:table-cell table:style-name="Table7.A1" office:value-type="string">
            <text:p text:style-name="P5">55</text:p>
          </table:table-cell>
          <table:table-cell table:style-name="Table7.A1" office:value-type="string">
            <text:p text:style-name="P5">Sentry</text:p>
          </table:table-cell>
        </table:table-row>
        <text:soft-page-break/>
        <table:table-row table:style-name="Table7.1">
          <table:table-cell table:style-name="Table7.A1" office:value-type="string">
            <text:p text:style-name="P5">26</text:p>
          </table:table-cell>
          <table:table-cell table:style-name="Table7.A1" office:value-type="string">
            <text:p text:style-name="P5">Diminish</text:p>
          </table:table-cell>
          <table:table-cell table:style-name="Table7.A1" office:value-type="string">
            <text:p text:style-name="P5">56</text:p>
          </table:table-cell>
          <table:table-cell table:style-name="Table7.A1" office:value-type="string">
            <text:p text:style-name="P5">Shatter</text:p>
          </table:table-cell>
        </table:table-row>
        <table:table-row table:style-name="Table7.1">
          <table:table-cell table:style-name="Table7.A1" office:value-type="string">
            <text:p text:style-name="P5">31</text:p>
          </table:table-cell>
          <table:table-cell table:style-name="Table7.A1" office:value-type="string">
            <text:p text:style-name="P5">Earthquake</text:p>
          </table:table-cell>
          <table:table-cell table:style-name="Table7.A1" office:value-type="string">
            <text:p text:style-name="P5">61</text:p>
          </table:table-cell>
          <table:table-cell table:style-name="Table7.A1" office:value-type="string">
            <text:p text:style-name="P5">Sleep</text:p>
          </table:table-cell>
        </table:table-row>
        <table:table-row table:style-name="Table7.1">
          <table:table-cell table:style-name="Table7.A1" office:value-type="string">
            <text:p text:style-name="P5">32</text:p>
          </table:table-cell>
          <table:table-cell table:style-name="Table7.A1" office:value-type="string">
            <text:p text:style-name="P5">Fear</text:p>
          </table:table-cell>
          <table:table-cell table:style-name="Table7.A1" office:value-type="string">
            <text:p text:style-name="P5">62</text:p>
          </table:table-cell>
          <table:table-cell table:style-name="Table7.A1" office:value-type="string">
            <text:p text:style-name="P5">Thunder</text:p>
          </table:table-cell>
        </table:table-row>
        <table:table-row table:style-name="Table7.1">
          <table:table-cell table:style-name="Table7.A1" office:value-type="string">
            <text:p text:style-name="P5">33</text:p>
          </table:table-cell>
          <table:table-cell table:style-name="Table7.A1" office:value-type="string">
            <text:p text:style-name="P5">Fire Bolt</text:p>
          </table:table-cell>
          <table:table-cell table:style-name="Table7.A1" office:value-type="string">
            <text:p text:style-name="P5">63</text:p>
          </table:table-cell>
          <table:table-cell table:style-name="Table7.A1" office:value-type="string">
            <text:p text:style-name="P5">Tongue Twister</text:p>
          </table:table-cell>
        </table:table-row>
        <table:table-row table:style-name="Table7.1">
          <table:table-cell table:style-name="Table7.A1" office:value-type="string">
            <text:p text:style-name="P5">34</text:p>
          </table:table-cell>
          <table:table-cell table:style-name="Table7.A1" office:value-type="string">
            <text:p text:style-name="P5">Flash</text:p>
          </table:table-cell>
          <table:table-cell table:style-name="Table7.A1" office:value-type="string">
            <text:p text:style-name="P5">64</text:p>
          </table:table-cell>
          <table:table-cell table:style-name="Table7.A1" office:value-type="string">
            <text:p text:style-name="P5">Undo</text:p>
          </table:table-cell>
        </table:table-row>
        <table:table-row table:style-name="Table7.1">
          <table:table-cell table:style-name="Table7.A1" office:value-type="string">
            <text:p text:style-name="P5">35</text:p>
          </table:table-cell>
          <table:table-cell table:style-name="Table7.A1" office:value-type="string">
            <text:p text:style-name="P5">Farseeing</text:p>
          </table:table-cell>
          <table:table-cell table:style-name="Table7.A1" office:value-type="string">
            <text:p text:style-name="P5">65</text:p>
          </table:table-cell>
          <table:table-cell table:style-name="Table7.A1" office:value-type="string">
            <text:p text:style-name="P5">Ward</text:p>
          </table:table-cell>
        </table:table-row>
        <text:soft-page-break/>
        <table:table-row table:style-name="Table7.1">
          <table:table-cell table:style-name="Table7.A1" office:value-type="string">
            <text:p text:style-name="P5">36</text:p>
          </table:table-cell>
          <table:table-cell table:style-name="Table7.A1" office:value-type="string">
            <text:p text:style-name="P5">Find</text:p>
          </table:table-cell>
          <table:table-cell table:style-name="Table7.A1" office:value-type="string">
            <text:p text:style-name="P5">66</text:p>
          </table:table-cell>
          <table:table-cell table:style-name="Table7.A1" office:value-type="string">
            <text:p text:style-name="P5">Wall of Power</text:p>
          </table:table-cell>
        </table:table-row>
      </table:table>
      <text:p text:style-name="P1"/>
      <text:p text:style-name="P1"/>
      <text:p text:style-name="P8"><text:bookmark text:name="_irat42ntoov1"/>Oop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11</text:p>
          </table:table-cell>
          <table:table-cell table:style-name="Table8.A1" office:value-type="string">
            <text:p text:style-name="Standard">There is a flash followed by a shriek - the wizard has turned into a pig.</text:p>
          </table:table-cell>
          <table:table-cell table:style-name="Table8.A1" office:value-type="string">
            <text:p text:style-name="P5">41</text:p>
          </table:table-cell>
          <table:table-cell table:style-name="Table8.A1" office:value-type="string">
            <text:p text:style-name="Standard">Everyone in the vicinity turns into a pig except for one embarrassed wizard.</text:p>
          </table:table-cell>
        </table:table-row>
        <table:table-row table:style-name="Table8.1">
          <table:table-cell table:style-name="Table8.A1" office:value-type="string">
            <text:p text:style-name="P5">12</text:p>
          </table:table-cell>
          <table:table-cell table:style-name="Table8.A1" office:value-type="string">
            <text:p text:style-name="Standard">Twenty-five years of the wizard’s life drop away in an instant, possibly making them a very small child. If the wizard is younger than twenty-five then they disappear into cosmic pre-birth.</text:p>
          </table:table-cell>
          <table:table-cell table:style-name="Table8.A1" office:value-type="string">
            <text:p text:style-name="P5">42</text:p>
          </table:table-cell>
          <table:table-cell table:style-name="Table8.A1" office:value-type="string">
            <text:p text:style-name="Standard">An overflow of plasmic fluid has found its way into the wizard’s head, which has expanded to the size of a pumpkin. If the wizard is struck for 5+ Damage in one go they must Test their Luck or their head explodes, killing them and dealing 2d6 Damage to anyone standing nearby.</text:p>
          </table:table-cell>
        </table:table-row>
        <table:table-row table:style-name="Table8.1">
          <table:table-cell table:style-name="Table8.A1" office:value-type="string">
            <text:p text:style-name="P5">13</text:p>
          </table:table-cell>
          <table:table-cell table:style-name="Table8.A1" office:value-type="string">
            <text:p text:style-name="Standard">A small shoal of herring and the water they had previously swum in appear above the wizard, soaking everyone nearby with freezing sea water.</text:p>
          </table:table-cell>
          <table:table-cell table:style-name="Table8.A1" office:value-type="string">
            <text:p text:style-name="P5">43</text:p>
          </table:table-cell>
          <table:table-cell table:style-name="Table8.A1" office:value-type="string">
            <text:p text:style-name="Standard">All vegetation within a mile withers and dies.</text:p>
          </table:table-cell>
        </table:table-row>
        <table:table-row table:style-name="Table8.1">
          <table:table-cell table:style-name="Table8.A1" office:value-type="string">
            <text:p text:style-name="P5">14</text:p>
          </table:table-cell>
          <table:table-cell table:style-name="Table8.A1" office:value-type="string">
            <text:p text:style-name="Standard">The wizard no longer speaks or understands any known tongue, instead favouring a slightly unpleasant language made up of shrieks and mumbles.</text:p>
          </table:table-cell>
          <table:table-cell table:style-name="Table8.A1" office:value-type="string">
            <text:p text:style-name="P5">44</text:p>
          </table:table-cell>
          <table:table-cell table:style-name="Table8.A1" office:value-type="string">
            <text:p text:style-name="Standard">A pool of colour opens up under the wizard, sucking them and any other unlucky nearby souls into it. They will be whisked off to a random sphere of existence.</text:p>
          </table:table-cell>
        </table:table-row>
        <table:table-row table:style-name="Table8.1">
          <table:table-cell table:style-name="Table8.A1" office:value-type="string">
            <text:p text:style-name="P5">15</text:p>
          </table:table-cell>
          <table:table-cell table:style-name="Table8.A1" office:value-type="string">
            <text:p text:style-name="Standard">The most feared of adolescent academy curses: hiccups! Until dispelled the wizard hiccups uncontrollably, suffering a -4 penalty to further attempts at magic.</text:p>
          </table:table-cell>
          <table:table-cell table:style-name="Table8.A1" office:value-type="string">
            <text:p text:style-name="P5">45</text:p>
          </table:table-cell>
          <table:table-cell table:style-name="Table8.A1" office:value-type="string">
            <text:p text:style-name="Standard">All exposed liquid within 12 metres turns to milk. That milk then curdles.</text:p>
          </table:table-cell>
        </table:table-row>
        <table:table-row table:style-name="Table8.1">
          <table:table-cell table:style-name="Table8.A1" office:value-type="string">
            <text:p text:style-name="P5">16</text:p>
          </table:table-cell>
          <table:table-cell table:style-name="Table8.A1" office:value-type="string">
            <text:p text:style-name="Standard">The wizard grows an attractive tail. If removed it does not grow back.</text:p>
          </table:table-cell>
          <table:table-cell table:style-name="Table8.A1" office:value-type="string">
            <text:p text:style-name="P5">46</text:p>
          </table:table-cell>
          <table:table-cell table:style-name="Table8.A1" office:value-type="string">
            <text:p text:style-name="Standard">A random spectator’s bones mysteriously disappear. Even more mysteriously they don’t seem overly put out by it. They can’t fight or cast spells and can only very slowly shuffle about as a gelatinous blob of flesh but they’re generally unphased. After 1d6 hours the bones pop back into place from wherever they went.</text:p>
          </table:table-cell>
        </table:table-row>
        <table:table-row table:style-name="Table8.1">
          <table:table-cell table:style-name="Table8.A1" office:value-type="string">
            <text:p text:style-name="P5">21</text:p>
          </table:table-cell>
          <table:table-cell table:style-name="Table8.A1" office:value-type="string">
            <text:p text:style-name="Standard">All currency in the wizard’s possession turns into beautiful butterflies that flap off into the sky.</text:p>
          </table:table-cell>
          <table:table-cell table:style-name="Table8.A1" office:value-type="string">
            <text:p text:style-name="P5">51</text:p>
          </table:table-cell>
          <table:table-cell table:style-name="Table8.A1" office:value-type="string">
            <text:p text:style-name="Standard">An inanimate object in the wizard’s possession gains sentience and a voice. Its attitude is up to the GM to decide.</text:p>
          </table:table-cell>
        </table:table-row>
        <table:table-row table:style-name="Table8.1">
          <table:table-cell table:style-name="Table8.A1" office:value-type="string">
            <text:p text:style-name="P5">22</text:p>
          </table:table-cell>
          <table:table-cell table:style-name="Table8.A1" office:value-type="string">
            <text:p text:style-name="Standard">A very surprised orc appears beside the wizard (7/8/2 - Club). </text:p>
          </table:table-cell>
          <table:table-cell table:style-name="Table8.A1" office:value-type="string">
            <text:p text:style-name="P5">52</text:p>
          </table:table-cell>
          <table:table-cell table:style-name="Table8.A1" office:value-type="string">
            <text:p text:style-name="Standard">A portal is opened to a paradigmatic battleground, allowing an angelic or demonic figure to pop through.</text:p>
          </table:table-cell>
        </table:table-row>
        <table:table-row table:style-name="Table8.1">
          <table:table-cell table:style-name="Table8.A1" office:value-type="string">
            <text:p text:style-name="P5">23</text:p>
          </table:table-cell>
          <table:table-cell table:style-name="Table8.A1" office:value-type="string">
            <text:p text:style-name="Standard">The wizard catches the Red Eye Curse. Whenever they open their eyes fire shoots out at random (as Fire Bolt).</text:p>
          </table:table-cell>
          <table:table-cell table:style-name="Table8.A1" office:value-type="string">
            <text:p text:style-name="P5">53</text:p>
          </table:table-cell>
          <table:table-cell table:style-name="Table8.A1" office:value-type="string">
            <text:p text:style-name="Standard">The wizard flies off in a random direction at great speed, landing 50 metres away (or falling back down to earth, as it may be).</text:p>
          </table:table-cell>
        </table:table-row>
        <table:table-row table:style-name="Table8.1">
          <table:table-cell table:style-name="Table8.A1" office:value-type="string">
            <text:p text:style-name="P5">24</text:p>
          </table:table-cell>
          <table:table-cell table:style-name="Table8.A1" office:value-type="string">
            <text:p text:style-name="Standard">All shoes in the vicinity catch fire.</text:p>
          </table:table-cell>
          <table:table-cell table:style-name="Table8.A1" office:value-type="string">
            <text:p text:style-name="P5">54</text:p>
          </table:table-cell>
          <table:table-cell table:style-name="Table8.A1" office:value-type="string">
            <text:p text:style-name="Standard">The wizard suffers a coughing fit for 1d6 turns after which 1d6 gremlins tumble out of their mouth and start biting people’s faces.</text:p>
          </table:table-cell>
        </table:table-row>
        <table:table-row table:style-name="Table8.1">
          <table:table-cell table:style-name="Table8.A1" office:value-type="string">
            <text:p text:style-name="P5">25</text:p>
          </table:table-cell>
          <table:table-cell table:style-name="Table8.A1" office:value-type="string">
            <text:p text:style-name="Standard">The wizard grows a small pair of horns.</text:p>
          </table:table-cell>
          <table:table-cell table:style-name="Table8.A1" office:value-type="string">
            <text:p text:style-name="P5">55</text:p>
          </table:table-cell>
          <table:table-cell table:style-name="Table8.A1" office:value-type="string">
            <text:p text:style-name="Standard">The wizard instantly grows an enormous shaggy beard. It tumbles down to the floor and gets in the way. The wizard suffers a -2 penalty to everything until they tame that magnificent beast.</text:p>
          </table:table-cell>
        </table:table-row>
        <table:table-row table:style-name="Table8.1">
          <table:table-cell table:style-name="Table8.A1" office:value-type="string">
            <text:p text:style-name="P5">26</text:p>
          </table:table-cell>
          <table:table-cell table:style-name="Table8.A1" office:value-type="string">
            <text:p text:style-name="Standard">All of the wizard’s body hair falls out with an audible “fuff!”</text:p>
          </table:table-cell>
          <table:table-cell table:style-name="Table8.A1" office:value-type="string">
            <text:p text:style-name="P5">56</text:p>
          </table:table-cell>
          <table:table-cell table:style-name="Table8.A1" office:value-type="string">
            <text:p text:style-name="Standard">The wizard becomes 20 years old. Today is their new birthday and they will feel terrible if no one notices.</text:p>
          </table:table-cell>
        </table:table-row>
        <table:table-row table:style-name="Table8.1">
          <table:table-cell table:style-name="Table8.A1" office:value-type="string">
            <text:p text:style-name="P5">31</text:p>
          </table:table-cell>
          <table:table-cell table:style-name="Table8.A1" office:value-type="string">
            <text:p text:style-name="Standard">All weapons of war in the vicinity turn into flowers.</text:p>
          </table:table-cell>
          <table:table-cell table:style-name="Table8.A1" office:value-type="string">
            <text:p text:style-name="P5">61</text:p>
          </table:table-cell>
          <table:table-cell table:style-name="Table8.A1" office:value-type="string">
            <text:p text:style-name="Standard">A calm and healthy pig appears in place of the Spell.</text:p>
          </table:table-cell>
        </table:table-row>
        <table:table-row table:style-name="Table8.1">
          <table:table-cell table:style-name="Table8.A1" office:value-type="string">
            <text:p text:style-name="P5">32</text:p>
          </table:table-cell>
          <table:table-cell table:style-name="Table8.A1" office:value-type="string">
            <text:p text:style-name="Standard">The wizard’s old face melts off and reveals a new one. It is quite handsome.</text:p>
          </table:table-cell>
          <table:table-cell table:style-name="Table8.A1" office:value-type="string">
            <text:p text:style-name="P5">62</text:p>
          </table:table-cell>
          <table:table-cell table:style-name="Table8.A1" office:value-type="string">
            <text:p text:style-name="Standard">The wizard’s teeth all fall out. The sudden loss causes them to suffer a -4 penalty to making magic due to their poor diction. After an hour a fresh set grows in.</text:p>
          </table:table-cell>
        </table:table-row>
        <table:table-row table:style-name="Table8.1">
          <table:table-cell table:style-name="Table8.A1" office:value-type="string">
            <text:p text:style-name="P5">33</text:p>
          </table:table-cell>
          <table:table-cell table:style-name="Table8.A1" office:value-type="string">
            <text:p text:style-name="Standard">The wizard disappears in a puff of smoke, never to be seen again.</text:p>
          </table:table-cell>
          <table:table-cell table:style-name="Table8.A1" office:value-type="string">
            <text:p text:style-name="P5">63</text:p>
          </table:table-cell>
          <table:table-cell table:style-name="Table8.A1" office:value-type="string">
            <text:p text:style-name="Standard">An entirely different and random Spell goes off, directed at the same target.</text:p>
          </table:table-cell>
        </table:table-row>
        <table:table-row table:style-name="Table8.1">
          <table:table-cell table:style-name="Table8.A1" office:value-type="string">
            <text:p text:style-name="P5">34</text:p>
          </table:table-cell>
          <table:table-cell table:style-name="Table8.A1" office:value-type="string">
            <text:p text:style-name="Standard">The wizard’s hands find a mind of their own and take a severe disliking to the tyranny of control. They set about choking the wizard to death only to lapse back into servitude as soon as they pass out.</text:p>
          </table:table-cell>
          <table:table-cell table:style-name="Table8.A1" office:value-type="string">
            <text:p text:style-name="P5">64</text:p>
          </table:table-cell>
          <table:table-cell table:style-name="Table8.A1" office:value-type="string">
            <text:p text:style-name="Standard">The wizard is cursed with curses. They are unable to speak without swearing, thus making magic impossible for the duration. Lasts 1d6 hours.</text:p>
          </table:table-cell>
        </table:table-row>
        <table:table-row table:style-name="Table8.1">
          <table:table-cell table:style-name="Table8.A1" office:value-type="string">
            <text:p text:style-name="P5">35</text:p>
          </table:table-cell>
          <table:table-cell table:style-name="Table8.A1" office:value-type="string">
            <text:p text:style-name="Standard">All animals in the vicinity are brought back to life. This includes rations and leather, which will crawl and flap about blindly.</text:p>
          </table:table-cell>
          <table:table-cell table:style-name="Table8.A1" office:value-type="string">
            <text:p text:style-name="P5">65</text:p>
          </table:table-cell>
          <table:table-cell table:style-name="Table8.A1" office:value-type="string">
            <text:p text:style-name="Standard">The wizard issues forth a mighty sneeze, knocking everyone over in front of them and dealing 1d6 Damage unless they successfully Test their Luck.</text:p>
          </table:table-cell>
        </table:table-row>
        <table:table-row table:style-name="Table8.1">
          <table:table-cell table:style-name="Table8.A1" office:value-type="string">
            <text:p text:style-name="P5">36</text:p>
          </table:table-cell>
          <table:table-cell table:style-name="Table8.A1" office:value-type="string">
            <text:p text:style-name="Standard">A sickness overcomes the wizard, causing them to cough up a thick black fluid. The fluid flows away as though in a hurry to be somewhere. The wizard will soon hear rumours and suffer accusations due to the workings of a sinister doppelgänger.</text:p>
          </table:table-cell>
          <table:table-cell table:style-name="Table8.A1" office:value-type="string">
            <text:p text:style-name="P5">66</text:p>
          </table:table-cell>
          <table:table-cell table:style-name="Table8.A1" office:value-type="string">
            <text:p text:style-name="Standard">The Spell being cast won’t stop. It goes completely haywire, out of control, firing off madly until the wizard is subdued.</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77" meta:paragraph-count="1880" meta:word-count="19220" meta:character-count="107856" meta:non-whitespace-character-count="90252"/>
    <meta:generator>LibreOfficeDev/6.0.5.2$Linux_X86_64 LibreOffice_project/</meta:generator>
  </office:meta>
</office:document-meta>
</file>